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meta.xml" manifest:media-type="text/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
  <manifest:file-entry manifest:full-path="ObjectReplacements/Object 24" manifest:media-type="application/x-openoffice-gdimetafile;windows_formatname=&quot;GDIMetaFile&quot;"/>
  <manifest:file-entry manifest:full-path="ObjectReplacements/Object 4" manifest:media-type=""/>
  <manifest:file-entry manifest:full-path="ObjectReplacements/Object 25"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styles.xml" manifest:media-type="text/xml"/>
  <manifest:file-entry manifest:full-path="Thumbnails/thumbnail.png" manifest:media-type="image/png"/>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face style:name="Arial1" svg:font-family="Arial" style:font-family-generic="system" style:font-pitch="variable"/>
    <style:font-face style:name="Bahnschrift" svg:font-family="Bahnschrift" style:font-family-generic="roman"/>
    <style:font-face style:name="BellCentennial LT Address" svg:font-family="'BellCentennial LT Address'" style:font-pitch="variable"/>
    <style:font-face style:name="BellCentennial LT Address1" svg:font-family="'BellCentennial LT Address'" style:font-adornments="Regular" style:font-pitch="variable"/>
    <style:font-face style:name="Calibri" svg:font-family="Calibri" style:font-family-generic="roman"/>
    <style:font-face style:name="Calibri1" svg:font-family="Calibri" style:font-family-generic="system" style:font-pitch="variable"/>
    <style:font-face style:name="Courier New" svg:font-family="'Courier New'" style:font-family-generic="roman"/>
    <style:font-face style:name="Courier New1" svg:font-family="'Courier New'" style:font-family-generic="system" style:font-pitch="variable"/>
    <style:font-face style:name="Courier New2" svg:font-family="'Courier New'" style:font-adornments="Regular" style:font-family-generic="modern" style:font-pitch="fixed"/>
    <style:font-face style:name="Gill Sans" svg:font-family="'Gill Sans'" style:font-family-generic="swiss"/>
    <style:font-face style:name="JuliaMono" svg:font-family="JuliaMono, 'Droid Sans Mono', monospace, monospace, 'Droid Sans Fallback', 'Droid Sans Mono', monospace, monospac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latino Linotype" svg:font-family="'Palatino Linotype'" style:font-family-generic="roman"/>
    <style:font-face style:name="Palatino Linotype1" svg:font-family="'Palatino Linotype'" style:font-family-generic="system" style:font-pitch="variable"/>
    <style:font-face style:name="Roboto Mono" svg:font-family="'Roboto Mono'" style:font-family-generic="roman"/>
    <style:font-face style:name="Segoe UI" svg:font-family="'Segoe UI'" style:font-family-generic="roman"/>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859cm" table:align="right" style:may-break-between-rows="false" style:writing-mode="lr-tb"/>
    </style:style>
    <style:style style:name="Table1.A" style:family="table-column">
      <style:table-column-properties style:column-width="2.602cm"/>
    </style:style>
    <style:style style:name="Table1.B" style:family="table-column">
      <style:table-column-properties style:column-width="13.257cm"/>
    </style:style>
    <style:style style:name="Table1.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Standard">
      <style:text-properties fo:background-color="#ffff00"/>
    </style:style>
    <style:style style:name="P3" style:family="paragraph" style:parent-style-name="Heading_20_3">
      <style:text-properties fo:background-color="#ffff00"/>
    </style:style>
    <style:style style:name="P4" style:family="paragraph" style:parent-style-name="Standard">
      <style:text-properties fo:font-style="italic" fo:background-color="#ffff00" style:font-style-asian="italic" style:font-style-complex="italic"/>
    </style:style>
    <style:style style:name="P5" style:family="paragraph" style:parent-style-name="Standard">
      <style:paragraph-properties fo:text-align="center" style:justify-single-word="false"/>
    </style:style>
    <style:style style:name="P6" style:family="paragraph" style:parent-style-name="Standard">
      <style:text-properties style:language-asian="en" style:country-asian="GB"/>
    </style:style>
    <style:style style:name="P7" style:family="paragraph" style:parent-style-name="Standard">
      <style:text-properties fo:background-color="#ffffff"/>
    </style:style>
    <style:style style:name="P8" style:family="paragraph" style:parent-style-name="Code">
      <style:text-properties officeooo:paragraph-rsid="005f1302"/>
    </style:style>
    <style:style style:name="P9" style:family="paragraph" style:parent-style-name="Heading_20_1">
      <style:text-properties officeooo:rsid="005d36fa" officeooo:paragraph-rsid="005d36fa"/>
    </style:style>
    <style:style style:name="P10" style:family="paragraph" style:parent-style-name="Heading_20_3">
      <style:text-properties officeooo:paragraph-rsid="005b195a"/>
    </style:style>
    <style:style style:name="P11" style:family="paragraph" style:parent-style-name="Heading_20_3">
      <style:text-properties officeooo:paragraph-rsid="005fac25"/>
    </style:style>
    <style:style style:name="P12" style:family="paragraph" style:parent-style-name="List_20_Paragraph" style:list-style-name="WWNum37"/>
    <style:style style:name="P13" style:family="paragraph" style:parent-style-name="List_20_Paragraph" style:list-style-name="WWNum37">
      <style:text-properties officeooo:paragraph-rsid="005b195a"/>
    </style:style>
    <style:style style:name="P14" style:family="paragraph" style:parent-style-name="List_20_Paragraph" style:list-style-name="WWNum32">
      <style:text-properties style:language-asian="en" style:country-asian="GB"/>
    </style:style>
    <style:style style:name="P15" style:family="paragraph" style:parent-style-name="List_20_Paragraph" style:list-style-name="WWNum33"/>
    <style:style style:name="P16" style:family="paragraph" style:parent-style-name="List_20_Paragraph" style:list-style-name="WWNum36"/>
    <style:style style:name="P17" style:family="paragraph" style:parent-style-name="List_20_Paragraph" style:list-style-name="WWNum34"/>
    <style:style style:name="P18" style:family="paragraph" style:parent-style-name="Standard">
      <style:text-properties officeooo:paragraph-rsid="0016c9a4"/>
    </style:style>
    <style:style style:name="P19" style:family="paragraph" style:parent-style-name="Standard">
      <style:text-properties officeooo:paragraph-rsid="002e5f5e"/>
    </style:style>
    <style:style style:name="P20" style:family="paragraph" style:parent-style-name="Standard">
      <style:paragraph-properties fo:text-align="center" style:justify-single-word="false"/>
      <style:text-properties officeooo:paragraph-rsid="005fac25"/>
    </style:style>
    <style:style style:name="P21" style:family="paragraph" style:parent-style-name="Standard">
      <style:text-properties officeooo:rsid="003f8e7c" officeooo:paragraph-rsid="0043a9ae"/>
    </style:style>
    <style:style style:name="P22" style:family="paragraph" style:parent-style-name="Standard">
      <style:text-properties officeooo:rsid="003f8e7c" officeooo:paragraph-rsid="005b195a"/>
    </style:style>
    <style:style style:name="P23" style:family="paragraph" style:parent-style-name="Standard" style:list-style-name="L18">
      <style:text-properties officeooo:paragraph-rsid="0043a9ae"/>
    </style:style>
    <style:style style:name="P24" style:family="paragraph" style:parent-style-name="Standard" style:list-style-name="L18">
      <style:text-properties officeooo:paragraph-rsid="00495f61"/>
    </style:style>
    <style:style style:name="P25" style:family="paragraph" style:parent-style-name="Standard">
      <style:text-properties officeooo:rsid="0050f6da" officeooo:paragraph-rsid="0050f6da"/>
    </style:style>
    <style:style style:name="P26" style:family="paragraph" style:parent-style-name="Standard">
      <style:text-properties officeooo:rsid="0050f6da" officeooo:paragraph-rsid="005b195a"/>
    </style:style>
    <style:style style:name="P27" style:family="paragraph" style:parent-style-name="Standard" style:list-style-name="L18">
      <style:text-properties officeooo:rsid="00519914" officeooo:paragraph-rsid="00519914"/>
    </style:style>
    <style:style style:name="P28" style:family="paragraph" style:parent-style-name="Standard" style:list-style-name="L19">
      <style:text-properties officeooo:rsid="00519914" officeooo:paragraph-rsid="005b195a"/>
    </style:style>
    <style:style style:name="P29" style:family="paragraph" style:parent-style-name="Standard">
      <style:text-properties officeooo:rsid="00543fa4" officeooo:paragraph-rsid="00543fa4"/>
    </style:style>
    <style:style style:name="P30" style:family="paragraph" style:parent-style-name="Standard" style:list-style-name="L19">
      <style:text-properties officeooo:paragraph-rsid="005b195a"/>
    </style:style>
    <style:style style:name="P31" style:family="paragraph" style:parent-style-name="Standard">
      <style:text-properties officeooo:paragraph-rsid="005b195a"/>
    </style:style>
    <style:style style:name="P32" style:family="paragraph" style:parent-style-name="Standard">
      <style:text-properties officeooo:paragraph-rsid="005f1302"/>
    </style:style>
    <style:style style:name="P33" style:family="paragraph" style:parent-style-name="Standard">
      <style:text-properties officeooo:paragraph-rsid="005fac25"/>
    </style:style>
    <style:style style:name="P34" style:family="paragraph" style:parent-style-name="Table_20_Paragraph" style:list-style-name="L1"/>
    <style:style style:name="P35" style:family="paragraph" style:parent-style-name="Table_20_Paragraph" style:list-style-name="L1">
      <style:text-properties officeooo:paragraph-rsid="005b195a"/>
    </style:style>
    <style:style style:name="P36" style:family="paragraph" style:parent-style-name="Table_20_Paragraph" style:list-style-name="L16"/>
    <style:style style:name="P37" style:family="paragraph" style:parent-style-name="Table_20_Paragraph" style:list-style-name="L17"/>
    <style:style style:name="P38" style:family="paragraph" style:parent-style-name="Table_20_Paragraph" style:list-style-name="L11"/>
    <style:style style:name="P39" style:family="paragraph" style:parent-style-name="Table_20_Paragraph" style:list-style-name="L12"/>
    <style:style style:name="P40" style:family="paragraph" style:parent-style-name="Table_20_Paragraph" style:list-style-name="L10"/>
    <style:style style:name="P41" style:family="paragraph" style:parent-style-name="Table_20_Paragraph" style:list-style-name="L13"/>
    <style:style style:name="P42" style:family="paragraph" style:parent-style-name="Table_20_Paragraph" style:list-style-name="L14"/>
    <style:style style:name="P43" style:family="paragraph" style:parent-style-name="Table_20_Paragraph" style:list-style-name="L15"/>
    <style:style style:name="P44" style:family="paragraph" style:parent-style-name="Table_20_Paragraph" style:list-style-name="L2">
      <style:text-properties officeooo:paragraph-rsid="005b195a"/>
    </style:style>
    <style:style style:name="P45" style:family="paragraph" style:parent-style-name="Table_20_Paragraph" style:list-style-name="L3">
      <style:text-properties officeooo:paragraph-rsid="005b195a"/>
    </style:style>
    <style:style style:name="P46" style:family="paragraph" style:parent-style-name="Table_20_Paragraph" style:list-style-name="L4">
      <style:text-properties officeooo:paragraph-rsid="005b195a"/>
    </style:style>
    <style:style style:name="P47" style:family="paragraph" style:parent-style-name="Table_20_Paragraph" style:list-style-name="L5">
      <style:text-properties officeooo:paragraph-rsid="005b195a"/>
    </style:style>
    <style:style style:name="P48" style:family="paragraph" style:parent-style-name="Table_20_Paragraph" style:list-style-name="L6">
      <style:text-properties officeooo:paragraph-rsid="005b195a"/>
    </style:style>
    <style:style style:name="P49" style:family="paragraph" style:parent-style-name="Table_20_Paragraph" style:list-style-name="L7">
      <style:text-properties officeooo:paragraph-rsid="005b195a"/>
    </style:style>
    <style:style style:name="P50" style:family="paragraph" style:parent-style-name="Table_20_Paragraph" style:list-style-name="L8">
      <style:text-properties officeooo:paragraph-rsid="005b195a"/>
    </style:style>
    <style:style style:name="P51" style:family="paragraph" style:parent-style-name="Table_20_Paragraph" style:list-style-name="L9">
      <style:text-properties officeooo:paragraph-rsid="005b195a"/>
    </style:style>
    <style:style style:name="P52" style:family="paragraph" style:parent-style-name="Table_20_Paragraph">
      <style:text-properties officeooo:paragraph-rsid="005b195a"/>
    </style:style>
    <style:style style:name="T1" style:family="text">
      <style:text-properties fo:background-color="#ffff00" loext:char-shading-value="0"/>
    </style:style>
    <style:style style:name="T2" style:family="text">
      <style:text-properties style:font-name="Times New Roman" fo:font-size="12pt" style:font-size-asian="12pt" style:font-name-complex="Times New Roman1"/>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font-style="italic" style:font-size-asian="12pt" style:font-style-asian="italic" style:font-name-complex="Times New Roman1" style:font-style-complex="italic"/>
    </style:style>
    <style:style style:name="T5" style:family="text">
      <style:text-properties fo:color="#1f2328" loext:opacity="100%" style:font-name="Segoe UI" style:font-name-complex="Segoe UI1"/>
    </style:style>
    <style:style style:name="T6" style:family="text">
      <style:text-properties fo:color="#111111" loext:opacity="100%" style:font-name="Courier New" style:font-name-asian="Times New Roman1" style:language-asian="en" style:country-asian="GB" style:font-name-complex="Courier New1"/>
    </style:style>
    <style:style style:name="T7" style:family="text">
      <style:text-properties fo:color="#111111" loext:opacity="100%" style:font-name="Times New Roman" fo:font-size="12pt" fo:font-weight="normal" style:font-size-asian="12pt" style:font-weight-asian="normal" style:font-weight-complex="normal"/>
    </style:style>
    <style:style style:name="T8" style:family="text">
      <style:text-properties style:language-asian="en" style:country-asian="GB"/>
    </style:style>
    <style:style style:name="T9" style:family="text">
      <style:text-properties style:font-name-asian="Times New Roman1" style:language-asian="en" style:country-asian="GB"/>
    </style:style>
    <style:style style:name="T10" style:family="text">
      <style:text-properties officeooo:rsid="00162025"/>
    </style:style>
    <style:style style:name="T11" style:family="text">
      <style:text-properties officeooo:rsid="0016c9a4"/>
    </style:style>
    <style:style style:name="T12" style:family="text">
      <style:text-properties officeooo:rsid="00176ce2"/>
    </style:style>
    <style:style style:name="T13" style:family="text">
      <style:text-properties officeooo:rsid="0017fa65"/>
    </style:style>
    <style:style style:name="T14" style:family="text">
      <style:text-properties officeooo:rsid="0019db47"/>
    </style:style>
    <style:style style:name="T15" style:family="text">
      <style:text-properties officeooo:rsid="001fcb2d"/>
    </style:style>
    <style:style style:name="T16" style:family="text">
      <style:text-properties officeooo:rsid="0020332a"/>
    </style:style>
    <style:style style:name="T17" style:family="text">
      <style:text-properties officeooo:rsid="00215ca6"/>
    </style:style>
    <style:style style:name="T18" style:family="text">
      <style:text-properties officeooo:rsid="0024521b"/>
    </style:style>
    <style:style style:name="T19" style:family="text">
      <style:text-properties officeooo:rsid="00256333"/>
    </style:style>
    <style:style style:name="T20" style:family="text">
      <style:text-properties officeooo:rsid="00275a5a"/>
    </style:style>
    <style:style style:name="T21" style:family="text">
      <style:text-properties officeooo:rsid="002ad817"/>
    </style:style>
    <style:style style:name="T22" style:family="text">
      <style:text-properties officeooo:rsid="002c7eca"/>
    </style:style>
    <style:style style:name="T23" style:family="text">
      <style:text-properties officeooo:rsid="002e5f5e"/>
    </style:style>
    <style:style style:name="T24" style:family="text">
      <style:text-properties officeooo:rsid="002e84df"/>
    </style:style>
    <style:style style:name="T25" style:family="text">
      <style:text-properties officeooo:rsid="003037f5"/>
    </style:style>
    <style:style style:name="T26" style:family="text">
      <style:text-properties officeooo:rsid="00349a60"/>
    </style:style>
    <style:style style:name="T27" style:family="text">
      <style:text-properties officeooo:rsid="003670cd"/>
    </style:style>
    <style:style style:name="T28" style:family="text">
      <style:text-properties officeooo:rsid="003b7eca"/>
    </style:style>
    <style:style style:name="T29" style:family="text">
      <style:text-properties officeooo:rsid="003d0096"/>
    </style:style>
    <style:style style:name="T30" style:family="text">
      <style:text-properties officeooo:rsid="003dd303"/>
    </style:style>
    <style:style style:name="T31" style:family="text">
      <style:text-properties officeooo:rsid="003f8e7c"/>
    </style:style>
    <style:style style:name="T32" style:family="text">
      <style:text-properties officeooo:rsid="0040593d"/>
    </style:style>
    <style:style style:name="T33" style:family="text">
      <style:text-properties officeooo:rsid="0041e751"/>
    </style:style>
    <style:style style:name="T34" style:family="text">
      <style:text-properties officeooo:rsid="0043a9ae"/>
    </style:style>
    <style:style style:name="T35" style:family="text">
      <style:text-properties officeooo:rsid="00456941"/>
    </style:style>
    <style:style style:name="T36" style:family="text">
      <style:text-properties officeooo:rsid="00495f61"/>
    </style:style>
    <style:style style:name="T37" style:family="text">
      <style:text-properties officeooo:rsid="00499fd2"/>
    </style:style>
    <style:style style:name="T38" style:family="text">
      <style:text-properties officeooo:rsid="004aa8c0"/>
    </style:style>
    <style:style style:name="T39" style:family="text">
      <style:text-properties officeooo:rsid="004cbf7e"/>
    </style:style>
    <style:style style:name="T40" style:family="text">
      <style:text-properties officeooo:rsid="00510c6f"/>
    </style:style>
    <style:style style:name="T41" style:family="text">
      <style:text-properties officeooo:rsid="00518097"/>
    </style:style>
    <style:style style:name="T42" style:family="text">
      <style:text-properties officeooo:rsid="00519914"/>
    </style:style>
    <style:style style:name="T43" style:family="text">
      <style:text-properties officeooo:rsid="0052740b"/>
    </style:style>
    <style:style style:name="T44" style:family="text">
      <style:text-properties officeooo:rsid="00543fa4"/>
    </style:style>
    <style:style style:name="T45" style:family="text">
      <style:text-properties officeooo:rsid="00545bfa"/>
    </style:style>
    <style:style style:name="T46" style:family="text">
      <style:text-properties officeooo:rsid="0056018c"/>
    </style:style>
    <style:style style:name="T47" style:family="text">
      <style:text-properties officeooo:rsid="0056486b"/>
    </style:style>
    <style:style style:name="T48" style:family="text">
      <style:text-properties officeooo:rsid="00577eb6"/>
    </style:style>
    <style:style style:name="T49" style:family="text">
      <style:text-properties officeooo:rsid="005956db"/>
    </style:style>
    <style:style style:name="T50" style:family="text">
      <style:text-properties officeooo:rsid="005a74f1"/>
    </style:style>
    <style:style style:name="T51" style:family="text">
      <style:text-properties officeooo:rsid="000e9620"/>
    </style:style>
    <style:style style:name="T52" style:family="text">
      <style:text-properties officeooo:rsid="005d6c88"/>
    </style:style>
    <style:style style:name="T53" style:family="text">
      <style:text-properties officeooo:rsid="0063bf7e"/>
    </style:style>
    <style:style style:name="T54" style:family="text">
      <style:text-properties officeooo:rsid="0065c3d8"/>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Public Policy Preference Calculator (TriplePC): Developing a comprehensive welfare policy <office:annotation office:name="__Annotation__8_3013405350" loext:resolved="false"><dc:creator>Elliott Johnson</dc:creator><dc:date>2023-08-18T16:14:00</dc:date><meta:creator-initials>EJ</meta:creator-initials><text:p>For submission to The International Journal of Microsimulation (<text:a xlink:href="https://www.epress.ac.uk/ijm/webforms/author.php" xlink:type="simple">https://www.epress.ac.uk/ijm/webforms/author.php</text:a>)</text:p></office:annotation>microsimulation<office:annotation-end office:name="__Annotation__8_3013405350"/> </text:p>
      <text:h text:style-name="Heading_20_1" text:outline-level="1"><text:bookmark-start text:name="_Toc94285538"/><office:annotation office:name="__Annotation__17_3013405350" loext:resolved="false"><dc:creator>Elliott Johnson</dc:creator><dc:date>2023-10-04T16:13:00</dc:date><meta:creator-initials>EJ</meta:creator-initials><text:p>248/250 words</text:p></office:annotation><text:span text:style-name="Heading_20_1_20_Char">Abstract</text:span><text:bookmark-end text:name="_Toc94285538"/><office:annotation-end office:name="__Annotation__17_3013405350"/></text:h>
      <text:p text:style-name="Standard"><text:bookmark-start text:name="_Hlk98418603"/>Prospective welfare policies have often been assessed on their financial impacts – net household incomes, marginal and average tax rates, and the like. However, welfare policies can have a substantial effect on population health and wellbeing. In addition, politicians must consider the electoral implications of policies that would affect large sections of the population. </text:p>
      <text:p text:style-name="Standard">In this paper we describe a new microsimulation model with a public-facing user interface, the Public Policy Preference Calculator (TriplePC), which enables automated assessment of economic and health impacts as well as public preferences over possible welfare policies. We describe the development process, the underpinning methods, and compare with similar <office:annotation office:name="__Annotation__54_3013405350" loext:resolved="false"><dc:creator>Graham Stark</dc:creator><dc:date>2023-10-15T15:45:00</dc:date><meta:creator-initials>GS</meta:creator-initials><text:p>Do we compare?</text:p></office:annotation>microsimulations<office:annotation-end office:name="__Annotation__54_3013405350"/>. TriplePC uses data from, and regressions based on, major UK sources such as the Family Resources Survey, Understanding Society: The UK Household Longitudinal Study (UKHLS) and the Wealth and Assets Survey, alongside our own conjoint experimental surveys on public preferences. We find that model produces estimates that are within reasonable bounds compared with existing models. Though not without its problems, Triple’s ability to simultaneously model the financial, health and political implications of a policy is, we believe, unique.</text:p>
      <text:p text:style-name="Standard"><office:annotation office:name="__Annotation__78_3013405350" loext:resolved="false"><dc:creator>Elliott Johnson</dc:creator><dc:date>2023-10-04T16:23:00</dc:date><meta:creator-initials>EJ</meta:creator-initials><text:p>Maximum of 4. Feel free to revise/replace</text:p></office:annotation>Keywords<office:annotation-end office:name="__Annotation__78_3013405350"/>: Welfare policy, polling, public user interface, conjoint analysis</text:p>
      <text:p text:style-name="Standard"><text:bookmark-start text:name="_Toc94285539"/><text:bookmark-end text:name="_Hlk98418603"/></text:p>
      <text:h text:style-name="Heading_20_1" text:outline-level="1">Introduction<text:bookmark-end text:name="_Toc94285539"/></text:h>
      <text:p text:style-name="Standard">Prospective welfare policies have often been assessed, including through microsimulation, primarily on the basis of their potential impacts on incomes. However, there is increasing evidence that such policies have a substantial effect on population health.</text:p>
      <text:p text:style-name="Standard">A stark reminder of the real impact of worsening population health can be seen in the proportion of the UK population with a long-standing illness, disability or impairment which causes substantial difficulty with day-to-day activities. This is estimated to have risen from 19% in 2011/12 to 24% in 2021/22, an increase of 3.9 million people <field:fieldmark-start text:name="Bookmark" field:type="vnd.oasis.opendocument.field.UNHANDLED"><field:param field:name="vnd.oasis.opendocument.field.code" field:value="ADDIN ZOTERO_ITEM CSL_CITATION {&quot;citationID&quot;:&quot;Sk0HXDyJ&quot;,&quot;properties&quot;:{&quot;formattedCitation&quot;:&quot;(Department for Work and Pensions, 2023a)&quot;,&quot;plainCitation&quot;:&quot;(Department for Work and Pensions, 2023a)&quot;,&quot;noteIndex&quot;:0},&quot;citationItems&quot;:[{&quot;id&quot;:1854,&quot;uris&quot;:[&quot;http://zotero.org/users/9232978/items/6MVPHRWP&quot;],&quot;itemData&quot;:{&quot;id&quot;:1854,&quot;type&quot;:&quot;report&quot;,&quot;event-place&quot;:&quot;London&quot;,&quot;publisher&quot;:&quot;GOV.UK&quot;,&quot;publisher-place&quot;:&quot;London&quot;,&quot;title&quot;:&quot;Family Resources Survey 2021/22: Disability Data Tables&quot;,&quot;URL&quot;:&quot;https://www.gov.uk/government/statistics/family-resources-survey-financial-year-2021-to-2022&quot;,&quot;author&quot;:[{&quot;literal&quot;:&quot;Department for Work and Pensions&quot;}],&quot;accessed&quot;:{&quot;date-parts&quot;:[[&quot;2023&quot;,5,26]]},&quot;issued&quot;:{&quot;date-parts&quot;:[[&quot;2023&quot;,3,23]]}}}],&quot;schema&quot;:&quot;https://github.com/citation-style-language/schema/raw/master/csl-citation.json&quot;}"/></field:fieldmark-start>(Department for Work and Pensions, 2023a)<field:fieldmark-end/>. Indeed, the estimate increased from 14.1 million in 2019/20 to 16.0 million in 2021/22 <field:fieldmark-start text:name="Bookmark1" field:type="vnd.oasis.opendocument.field.UNHANDLED"><field:param field:name="vnd.oasis.opendocument.field.code" field:value="ADDIN ZOTERO_ITEM CSL_CITATION {&quot;citationID&quot;:&quot;UnhqhcB8&quot;,&quot;properties&quot;:{&quot;formattedCitation&quot;:&quot;(Department for Work and Pensions, 2023a)&quot;,&quot;plainCitation&quot;:&quot;(Department for Work and Pensions, 2023a)&quot;,&quot;noteIndex&quot;:0},&quot;citationItems&quot;:[{&quot;id&quot;:1854,&quot;uris&quot;:[&quot;http://zotero.org/users/9232978/items/6MVPHRWP&quot;],&quot;itemData&quot;:{&quot;id&quot;:1854,&quot;type&quot;:&quot;report&quot;,&quot;event-place&quot;:&quot;London&quot;,&quot;publisher&quot;:&quot;GOV.UK&quot;,&quot;publisher-place&quot;:&quot;London&quot;,&quot;title&quot;:&quot;Family Resources Survey 2021/22: Disability Data Tables&quot;,&quot;URL&quot;:&quot;https://www.gov.uk/government/statistics/family-resources-survey-financial-year-2021-to-2022&quot;,&quot;author&quot;:[{&quot;literal&quot;:&quot;Department for Work and Pensions&quot;}],&quot;accessed&quot;:{&quot;date-parts&quot;:[[&quot;2023&quot;,5,26]]},&quot;issued&quot;:{&quot;date-parts&quot;:[[&quot;2023&quot;,3,23]]}}}],&quot;schema&quot;:&quot;https://github.com/citation-style-language/schema/raw/master/csl-citation.json&quot;}"/></field:fieldmark-start>(Department for Work and Pensions, 2023a)<field:fieldmark-end/>. Interestingly, the proportion among state pension age adults has remained the same between 2011/12 and 2021/22 at 45%, whereas for working-age adults it has increased from 16% to 23% and for children the figures are 6% to 11%. This suggests that increases in prevalence are not simply the effect of an ageing population <field:fieldmark-start text:name="Bookmark2" field:type="vnd.oasis.opendocument.field.UNHANDLED"><field:param field:name="vnd.oasis.opendocument.field.code" field:value="ADDIN ZOTERO_ITEM CSL_CITATION {&quot;citationID&quot;:&quot;hKhUTwoV&quot;,&quot;properties&quot;:{&quot;formattedCitation&quot;:&quot;(Department for Work and Pensions, 2023a)&quot;,&quot;plainCitation&quot;:&quot;(Department for Work and Pensions, 2023a)&quot;,&quot;noteIndex&quot;:0},&quot;citationItems&quot;:[{&quot;id&quot;:1854,&quot;uris&quot;:[&quot;http://zotero.org/users/9232978/items/6MVPHRWP&quot;],&quot;itemData&quot;:{&quot;id&quot;:1854,&quot;type&quot;:&quot;report&quot;,&quot;event-place&quot;:&quot;London&quot;,&quot;publisher&quot;:&quot;GOV.UK&quot;,&quot;publisher-place&quot;:&quot;London&quot;,&quot;title&quot;:&quot;Family Resources Survey 2021/22: Disability Data Tables&quot;,&quot;URL&quot;:&quot;https://www.gov.uk/government/statistics/family-resources-survey-financial-year-2021-to-2022&quot;,&quot;author&quot;:[{&quot;literal&quot;:&quot;Department for Work and Pensions&quot;}],&quot;accessed&quot;:{&quot;date-parts&quot;:[[&quot;2023&quot;,5,26]]},&quot;issued&quot;:{&quot;date-parts&quot;:[[&quot;2023&quot;,3,23]]}}}],&quot;schema&quot;:&quot;https://github.com/citation-style-language/schema/raw/master/csl-citation.json&quot;}"/></field:fieldmark-start>(Department for Work and Pensions, 2023a)<field:fieldmark-end/>.</text:p>
      <text:p text:style-name="Standard"/>
      <text:p text:style-name="Standard">In that context, it is essential that policymakers invest real thought in realising the Government’s prevention agenda <field:fieldmark-start text:name="Bookmark3" field:type="vnd.oasis.opendocument.field.UNHANDLED"><field:param field:name="vnd.oasis.opendocument.field.code" field:value="ADDIN ZOTERO_ITEM CSL_CITATION {&quot;citationID&quot;:&quot;rnVHW1VN&quot;,&quot;properties&quot;:{&quot;formattedCitation&quot;:&quot;(Department of Health and Social Care, 2018)&quot;,&quot;plainCitation&quot;:&quot;(Department of Health and Social Care, 2018)&quot;,&quot;noteIndex&quot;:0},&quot;citationItems&quot;:[{&quot;id&quot;:337,&quot;uris&quot;:[&quot;http://zotero.org/users/9232978/items/FJMQAIFL&quot;],&quot;itemData&quot;:{&quot;id&quot;:337,&quot;type&quot;:&quot;webpage&quot;,&quot;language&quot;:&quot;en&quot;,&quot;title&quot;:&quot;Prevention is better than cure&quot;,&quot;URL&quot;:&quot;https://assets.publishing.service.gov.uk/government/uploads/system/uploads/attachment_data/file/753688/Prevention_is_better_than_cure_5-11.pdf&quot;,&quot;author&quot;:[{&quot;literal&quot;:&quot;Department of Health and Social Care&quot;}],&quot;accessed&quot;:{&quot;date-parts&quot;:[[&quot;2019&quot;,1,10]]},&quot;issued&quot;:{&quot;date-parts&quot;:[[&quot;2018&quot;]]}}}],&quot;schema&quot;:&quot;https://github.com/citation-style-language/schema/raw/master/csl-citation.json&quot;}"/></field:fieldmark-start>(Department of Health and Social Care, 2018)<field:fieldmark-end/>, which was incorporated into the 2019 NHS England Long Term Plan <field:fieldmark-start text:name="Bookmark4" field:type="vnd.oasis.opendocument.field.UNHANDLED"><field:param field:name="vnd.oasis.opendocument.field.code" field:value="ADDIN ZOTERO_ITEM CSL_CITATION {&quot;citationID&quot;:&quot;J6QT5O4K&quot;,&quot;properties&quot;:{&quot;formattedCitation&quot;:&quot;(NHS England, 2019)&quot;,&quot;plainCitation&quot;:&quot;(NHS England, 2019)&quot;,&quot;noteIndex&quot;:0},&quot;citationItems&quot;:[{&quot;id&quot;:2003,&quot;uris&quot;:[&quot;http://zotero.org/users/9232978/items/C2SAWMAW&quot;],&quot;itemData&quot;:{&quot;id&quot;:2003,&quot;type&quot;:&quot;report&quot;,&quot;event-place&quot;:&quot;London&quot;,&quot;publisher&quot;:&quot;NHS England&quot;,&quot;publisher-place&quot;:&quot;London&quot;,&quot;title&quot;:&quot;The NHS Long Term Plan&quot;,&quot;URL&quot;:&quot;https://www.longtermplan.nhs.uk/publication/nhs-long-term-plan/&quot;,&quot;author&quot;:[{&quot;literal&quot;:&quot;NHS England&quot;}],&quot;accessed&quot;:{&quot;date-parts&quot;:[[&quot;2023&quot;,6,29]]},&quot;issued&quot;:{&quot;date-parts&quot;:[[&quot;2019&quot;,1,7]]}}}],&quot;schema&quot;:&quot;https://github.com/citation-style-language/schema/raw/master/csl-citation.json&quot;}"/></field:fieldmark-start>(NHS England, 2019)<field:fieldmark-end/>. Forty-three years on from the Black Report which highlighted the role of material circumstances on health inequalities <field:fieldmark-start text:name="Bookmark5" field:type="vnd.oasis.opendocument.field.UNHANDLED"><field:param field:name="vnd.oasis.opendocument.field.code" field:value="ADDIN ZOTERO_ITEM CSL_CITATION {&quot;citationID&quot;:&quot;J3ZFmylT&quot;,&quot;properties&quot;:{&quot;formattedCitation&quot;:&quot;(Working Group on Inequalities in Health, 1980)&quot;,&quot;plainCitation&quot;:&quot;(Working Group on Inequalities in Health, 1980)&quot;,&quot;noteIndex&quot;:0},&quot;citationItems&quot;:[{&quot;id&quot;:341,&quot;uris&quot;:[&quot;http://zotero.org/users/9232978/items/7WVSN7DB&quot;],&quot;itemData&quot;:{&quot;id&quot;:341,&quot;type&quot;:&quot;report&quot;,&quot;abstract&quot;:&quot;REPORT OF THE WORKING GROUP ON INEQUALITIES IN HEALTH The Working Group on Inequalities in Health was set up in 1977, on the initiative of my predecessor as Secretary of State, under the Chairmansh…&quot;,&quot;event-place&quot;:&quot;London&quot;,&quot;language&quot;:&quot;en-GB&quot;,&quot;publisher&quot;:&quot;Department of Health and Social Security&quot;,&quot;publisher-place&quot;:&quot;London&quot;,&quot;title&quot;:&quot;Black Report&quot;,&quot;URL&quot;:&quot;https://www.sochealth.co.uk/national-health-service/public-health-and-wellbeing/poverty-and-inequality/the-black-report-1980/black-report-foreword/&quot;,&quot;author&quot;:[{&quot;literal&quot;:&quot;Working Group on Inequalities in Health&quot;}],&quot;accessed&quot;:{&quot;date-parts&quot;:[[&quot;2020&quot;,8,2]]},&quot;issued&quot;:{&quot;date-parts&quot;:[[&quot;1980&quot;,8,6]]}}}],&quot;schema&quot;:&quot;https://github.com/citation-style-language/schema/raw/master/csl-citation.json&quot;}"/></field:fieldmark-start>(Working Group on Inequalities in Health, 1980)<field:fieldmark-end/>, 13 since the Marmot Review <field:fieldmark-start text:name="Bookmark6" field:type="vnd.oasis.opendocument.field.UNHANDLED"><field:param field:name="vnd.oasis.opendocument.field.code" field:value="ADDIN ZOTERO_ITEM CSL_CITATION {&quot;citationID&quot;:&quot;1IQnJXvX&quot;,&quot;properties&quot;:{&quot;formattedCitation&quot;:&quot;(Marmot et al., 2010)&quot;,&quot;plainCitation&quot;:&quot;(Marmot et al., 2010)&quot;,&quot;noteIndex&quot;:0},&quot;citationItems&quot;:[{&quot;id&quot;:249,&quot;uris&quot;:[&quot;http://zotero.org/users/9232978/items/XWBVC5JK&quot;],&quot;itemData&quot;:{&quot;id&quot;:249,&quot;type&quot;:&quot;book&quot;,&quot;event-place&quot;:&quot;London&quot;,&quot;language&quot;:&quot;English&quot;,&quot;note&quot;:&quot;OCLC: 982370118&quot;,&quot;publisher&quot;:&quot;The Marmot Review&quot;,&quot;publisher-place&quot;:&quot;London&quot;,&quot;source&quot;:&quot;Open WorldCat&quot;,&quot;title&quot;:&quot;Fair society, healthy lives: the Marmot review.&quot;,&quot;title-short&quot;:&quot;Fair society, healthy lives&quot;,&quot;URL&quot;:&quot;https://www.instituteofhealthequity.org/resources-reports/fair-society-healthy-lives-the-marmot-review&quot;,&quot;author&quot;:[{&quot;family&quot;:&quot;Marmot&quot;,&quot;given&quot;:&quot;Michael&quot;},{&quot;family&quot;:&quot;Allen&quot;,&quot;given&quot;:&quot;Jessica&quot;},{&quot;family&quot;:&quot;Goldblatt&quot;,&quot;given&quot;:&quot;Peter&quot;},{&quot;family&quot;:&quot;Boyce&quot;,&quot;given&quot;:&quot;Tammy&quot;},{&quot;family&quot;:&quot;McNeish&quot;,&quot;given&quot;:&quot;Di&quot;},{&quot;family&quot;:&quot;Grady&quot;,&quot;given&quot;:&quot;Mike&quot;},{&quot;family&quot;:&quot;Geddes&quot;,&quot;given&quot;:&quot;Ilaria&quot;}],&quot;accessed&quot;:{&quot;date-parts&quot;:[[&quot;2021&quot;,8,25]]},&quot;issued&quot;:{&quot;date-parts&quot;:[[&quot;2010&quot;]]}}}],&quot;schema&quot;:&quot;https://github.com/citation-style-language/schema/raw/master/csl-citation.json&quot;}"/></field:fieldmark-start>(Marmot et al., 2010)<field:fieldmark-end/> and three since its 10-years-on update <field:fieldmark-start text:name="Bookmark7" field:type="vnd.oasis.opendocument.field.UNHANDLED"><field:param field:name="vnd.oasis.opendocument.field.code" field:value="ADDIN ZOTERO_ITEM CSL_CITATION {&quot;citationID&quot;:&quot;x1PfEcBA&quot;,&quot;properties&quot;:{&quot;formattedCitation&quot;:&quot;(Marmot et al., 2020)&quot;,&quot;plainCitation&quot;:&quot;(Marmot et al., 2020)&quot;,&quot;noteIndex&quot;:0},&quot;citationItems&quot;:[{&quot;id&quot;:248,&quot;uris&quot;:[&quot;http://zotero.org/users/9232978/items/G24W6QXU&quot;],&quot;itemData&quot;:{&quot;id&quot;:248,&quot;type&quot;:&quot;report&quot;,&quot;event-place&quot;:&quot;London&quot;,&quot;publisher&quot;:&quot;Institute of Health Equity&quot;,&quot;publisher-place&quot;:&quot;London&quot;,&quot;title&quot;:&quot;Health equity in England: The Marmot Review 10 years on&quot;,&quot;URL&quot;:&quot;https://www.instituteofhealthequity.org/resources-reports/marmot-review-10-years-on&quot;,&quot;author&quot;:[{&quot;family&quot;:&quot;Marmot&quot;,&quot;given&quot;:&quot;Michael&quot;},{&quot;family&quot;:&quot;Allen&quot;,&quot;given&quot;:&quot;Jessica&quot;},{&quot;family&quot;:&quot;Boyce&quot;,&quot;given&quot;:&quot;Tammy&quot;},{&quot;family&quot;:&quot;Goldblatt&quot;,&quot;given&quot;:&quot;Peter&quot;},{&quot;family&quot;:&quot;Morrison&quot;,&quot;given&quot;:&quot;Joana&quot;}],&quot;accessed&quot;:{&quot;date-parts&quot;:[[&quot;2021&quot;,9,10]]},&quot;issued&quot;:{&quot;date-parts&quot;:[[&quot;2020&quot;]]}}}],&quot;schema&quot;:&quot;https://github.com/citation-style-language/schema/raw/master/csl-citation.json&quot;}"/></field:fieldmark-start>(Marmot et al., 2020)<field:fieldmark-end/> which highlighted worsening trends in inequalities, there is good reason to examine and tackle social determinants of health.</text:p>
      <text:p text:style-name="Standard"/>
      <text:p text:style-name="Standard"><text:soft-page-break/>Some of the authors of this paper <field:fieldmark-start text:name="Bookmark8" field:type="vnd.oasis.opendocument.field.UNHANDLED"><field:param field:name="vnd.oasis.opendocument.field.code" field:value="ADDIN ZOTERO_ITEM CSL_CITATION {&quot;citationID&quot;:&quot;mv69RgBQ&quot;,&quot;properties&quot;:{&quot;formattedCitation&quot;:&quot;(Johnson et al., 2022)&quot;,&quot;plainCitation&quot;:&quot;(Johnson et al., 2022)&quot;,&quot;noteIndex&quot;:0},&quot;citationItems&quot;:[{&quot;id&quot;:691,&quot;uris&quot;:[&quot;http://zotero.org/users/9232978/items/HJBBU5HT&quot;],&quot;itemData&quot;:{&quot;id&quot;:691,&quot;type&quot;:&quot;article-journal&quot;,&quot;abstract&quot;:&quot;Abstract\n            \n              Background\n              A large body of evidence indicates the importance of upstream determinants to health. Universal Basic Income (UBI) has been suggested as an upstream intervention capable of promoting health by affecting material, biopsychosocial and behavioural determinants. Calls are emerging across the political spectrum to introduce an emergency UBI to address socioeconomic insecurity. However, although existing studies indicate effects on health through cash transfers, UBI schemes have not previously been designed specifically to promote health.\n            \n            \n              Methods\n              In this article, we scope the existing literature to set out a set of interdisciplinary research challenges to address in designing a trial of the effectiveness of UBI as a population health measure.\n            \n            \n              Results\n              We present a theoretical model of impact that identifies three pathways to health impact, before identifying open questions related to regularity, size of payment, needs-based supplements, personality and behaviour, conditionality and duration.\n            \n            \n              Conclusions\n              These results set, for the first time, a set of research activities required in order to maximize health impact in UBI programmes.&quot;,&quot;container-title&quot;:&quot;Journal of Public Health&quot;,&quot;DOI&quot;:&quot;10.1093/pubmed/fdaa255&quot;,&quot;ISSN&quot;:&quot;1741-3842, 1741-3850&quot;,&quot;issue&quot;:&quot;2&quot;,&quot;language&quot;:&quot;en&quot;,&quot;page&quot;:&quot;408-416&quot;,&quot;source&quot;:&quot;DOI.org (Crossref)&quot;,&quot;title&quot;:&quot;Designing trials of Universal Basic Income for health impact: identifying interdisciplinary questions to address&quot;,&quot;title-short&quot;:&quot;Designing trials of Universal Basic Income for health impact&quot;,&quot;volume&quot;:&quot;44&quot;,&quot;author&quot;:[{&quot;family&quot;:&quot;Johnson&quot;,&quot;given&quot;:&quot;Matthew Thomas&quot;},{&quot;family&quot;:&quot;Johnson&quot;,&quot;given&quot;:&quot;Elliott Aidan&quot;},{&quot;family&quot;:&quot;Nettle&quot;,&quot;given&quot;:&quot;Daniel&quot;},{&quot;family&quot;:&quot;Pickett&quot;,&quot;given&quot;:&quot;Kate E&quot;}],&quot;issued&quot;:{&quot;date-parts&quot;:[[&quot;2022&quot;,6,27]]}}}],&quot;schema&quot;:&quot;https://github.com/citation-style-language/schema/raw/master/csl-citation.json&quot;}"/></field:fieldmark-start>(Johnson et al., 2022)<field:fieldmark-end/> have called for trials of cash transfers, in particular Basic Income, as an upstream intervention to mitigate poverty, inequality and insecurity as social determinants of mental and physical ill-health. Systematic reviews of cash transfer schemes that resemble Basic Income, such as Gibson, Hearty and Craig’s <field:fieldmark-start text:name="Bookmark9" field:type="vnd.oasis.opendocument.field.UNHANDLED"><field:param field:name="vnd.oasis.opendocument.field.code" field:value="ADDIN ZOTERO_ITEM CSL_CITATION {&quot;citationID&quot;:&quot;9gE8qHfu&quot;,&quot;properties&quot;:{&quot;formattedCitation&quot;:&quot;(Gibson et al., 2020)&quot;,&quot;plainCitation&quot;:&quot;(Gibson et al., 2020)&quot;,&quot;noteIndex&quot;:0},&quot;citationItems&quot;:[{&quot;id&quot;:307,&quot;uris&quot;:[&quot;http://zotero.org/users/9232978/items/QF9FJRBE&quot;],&quot;itemData&quot;:{&quot;id&quot;:307,&quot;type&quot;:&quot;article-journal&quot;,&quot;abstract&quot;:&quot;&lt;h2&gt;Summary&lt;/h2&gt;&lt;p&gt;Universal, unconditional basic income is attracting increasing policy and academic interest. Income is a key health determinant, and a basic income could affect health through its effect on other determinants, such as employment. However, there is little evidence of its potential effects on public health, because no studies of interventions which meet the definition of basic income have been done. However, there is evidence from studies of interventions with similarities to basic income. Therefore, we aimed to identify these studies and to consider what can be learned from them about the potential effects of such interventions on health and socioeconomic outcomes. We did a systematic scoping review of basic income-like interventions, searching eight bibliographic and eight specialist databases from inception to July, 2019, with extensive hand searching. We included publications in English of quantitative and qualitative studies done in upper-middle-income or high-income countries, of universal, permanent, or subsistence-level interventions providing unconditional payments to individuals or families. We sought to identify the range of outcomes reported by relevant studies, and report health, education, employment, and social outcomes. We extracted and tabulated relevant data and narratively reported effects by intervention and outcome. We identified 27 studies of nine heterogeneous interventions, some universal and permanent, and many evaluated using randomised controlled trials or robust quasi-experimental methods. Evidence on health effects was mixed, with strong positive effects on some outcomes, such as birthweight and mental health, but no effect on others. Employment effects were inconsistent, although mostly small for men and larger for women with young children. There was evidence of spill-over effects in studies measuring effects on large populations. In conclusion, little evidence exists of large reductions in employment, and some evidence suggests positive effects on some other outcomes, including health outcomes. Evidence for macro-level effects is scarce. Quasi-experimental and dynamic modelling approaches are well placed to investigate such effects.&lt;/p&gt;&quot;,&quot;container-title&quot;:&quot;The Lancet Public Health&quot;,&quot;DOI&quot;:&quot;10.1016/S2468-2667(20)30005-0&quot;,&quot;ISSN&quot;:&quot;2468-2667&quot;,&quot;issue&quot;:&quot;3&quot;,&quot;journalAbbreviation&quot;:&quot;The Lancet Public Health&quot;,&quot;language&quot;:&quot;English&quot;,&quot;note&quot;:&quot;number: 3\npublisher: Elsevier\nPMID: 32113520&quot;,&quot;page&quot;:&quot;e165-e176&quot;,&quot;source&quot;:&quot;www.thelancet.com&quot;,&quot;title&quot;:&quot;The public health effects of interventions similar to basic income: a scoping review&quot;,&quot;title-short&quot;:&quot;The public health effects of interventions similar to basic income&quot;,&quot;volume&quot;:&quot;5&quot;,&quot;author&quot;:[{&quot;family&quot;:&quot;Gibson&quot;,&quot;given&quot;:&quot;Marcia&quot;},{&quot;family&quot;:&quot;Hearty&quot;,&quot;given&quot;:&quot;Wendy&quot;},{&quot;family&quot;:&quot;Craig&quot;,&quot;given&quot;:&quot;Peter&quot;}],&quot;issued&quot;:{&quot;date-parts&quot;:[[&quot;2020&quot;,3,1]]}}}],&quot;schema&quot;:&quot;https://github.com/citation-style-language/schema/raw/master/csl-citation.json&quot;}"/></field:fieldmark-start>(Gibson et al., 2020)<field:fieldmark-end/>, have indicated positive impacts on mental and physical health, hospital attendance and health related behaviour, such as alcohol and drug use. In contrast, conditional, means- and needs-based welfare systems in high-income countries are associated with below average health outcomes <field:fieldmark-start text:name="Bookmark10" field:type="vnd.oasis.opendocument.field.UNHANDLED"><field:param field:name="vnd.oasis.opendocument.field.code" field:value="ADDIN ZOTERO_ITEM CSL_CITATION {&quot;citationID&quot;:&quot;UEXK2ei4&quot;,&quot;properties&quot;:{&quot;formattedCitation&quot;:&quot;(Shahidi et al., 2019)&quot;,&quot;plainCitation&quot;:&quot;(Shahidi et al., 2019)&quot;,&quot;noteIndex&quot;:0},&quot;citationItems&quot;:[{&quot;id&quot;:85,&quot;uris&quot;:[&quot;http://zotero.org/users/9232978/items/5QYNTTG7&quot;],&quot;itemData&quot;:{&quot;id&quot;:85,&quot;type&quot;:&quot;article-journal&quot;,&quot;abstract&quot;:&quot;Socioeconomic disadvantage is a fundamental cause of morbidity and mortality. One of the most important ways that governments buffer the adverse consequences of socioeconomic disadvantage is through the provision of social assistance. We conducted a systematic review of research examining the health impact of social assistance programs in high-income countries.&quot;,&quot;container-title&quot;:&quot;BMC Public Health&quot;,&quot;DOI&quot;:&quot;10.1186/s12889-018-6337-1&quot;,&quot;ISSN&quot;:&quot;1471-2458&quot;,&quot;issue&quot;:&quot;1&quot;,&quot;journalAbbreviation&quot;:&quot;BMC Public Health&quot;,&quot;page&quot;:&quot;2&quot;,&quot;source&quot;:&quot;BioMed Central&quot;,&quot;title&quot;:&quot;The impact of social assistance programs on population health: a systematic review of research in high-income countries&quot;,&quot;title-short&quot;:&quot;The impact of social assistance programs on population health&quot;,&quot;volume&quot;:&quot;19&quot;,&quot;author&quot;:[{&quot;family&quot;:&quot;Shahidi&quot;,&quot;given&quot;:&quot;Faraz V.&quot;},{&quot;family&quot;:&quot;Ramraj&quot;,&quot;given&quot;:&quot;Chantel&quot;},{&quot;family&quot;:&quot;Sod-Erdene&quot;,&quot;given&quot;:&quot;Odmaa&quot;},{&quot;family&quot;:&quot;Hildebrand&quot;,&quot;given&quot;:&quot;Vincent&quot;},{&quot;family&quot;:&quot;Siddiqi&quot;,&quot;given&quot;:&quot;Arjumand&quot;}],&quot;issued&quot;:{&quot;date-parts&quot;:[[&quot;2019&quot;,1,3]]}}}],&quot;schema&quot;:&quot;https://github.com/citation-style-language/schema/raw/master/csl-citation.json&quot;}"/></field:fieldmark-start>(Shahidi et al., 2019)<field:fieldmark-end/> and increased psychological distress prevalence <field:fieldmark-start text:name="Bookmark11" field:type="vnd.oasis.opendocument.field.UNHANDLED"><field:param field:name="vnd.oasis.opendocument.field.code" field:value="ADDIN ZOTERO_ITEM CSL_CITATION {&quot;citationID&quot;:&quot;BY43OIJG&quot;,&quot;properties&quot;:{&quot;formattedCitation&quot;:&quot;(Wickham et al., 2020)&quot;,&quot;plainCitation&quot;:&quot;(Wickham et al., 2020)&quot;,&quot;noteIndex&quot;:0},&quot;citationItems&quot;:[{&quot;id&quot;:86,&quot;uris&quot;:[&quot;http://zotero.org/users/9232978/items/5SC22Z7S&quot;],&quot;itemData&quot;:{&quot;id&quot;:86,&quot;type&quot;:&quot;article-journal&quot;,&quot;container-title&quot;:&quot;The Lancet Public Health&quot;,&quot;DOI&quot;:&quot;10.1016/S2468-2667(20)30026-8&quot;,&quot;ISSN&quot;:&quot;2468-2667&quot;,&quot;issue&quot;:&quot;3&quot;,&quot;journalAbbreviation&quot;:&quot;The Lancet Public Health&quot;,&quot;language&quot;:&quot;English&quot;,&quot;note&quot;:&quot;publisher: Elsevier\nPMID: 32113519&quot;,&quot;page&quot;:&quot;e157-e164&quot;,&quot;source&quot;:&quot;www.thelancet.com&quot;,&quot;title&quot;:&quot;Effects on mental health of a UK welfare reform, Universal Credit: a longitudinal controlled study&quot;,&quot;title-short&quot;:&quot;Effects on mental health of a UK welfare reform, Universal Credit&quot;,&quot;volume&quot;:&quot;5&quot;,&quot;author&quot;:[{&quot;family&quot;:&quot;Wickham&quot;,&quot;given&quot;:&quot;Sophie&quot;},{&quot;family&quot;:&quot;Bentley&quot;,&quot;given&quot;:&quot;Lee&quot;},{&quot;family&quot;:&quot;Rose&quot;,&quot;given&quot;:&quot;Tanith&quot;},{&quot;family&quot;:&quot;Whitehead&quot;,&quot;given&quot;:&quot;Margaret&quot;},{&quot;family&quot;:&quot;Taylor-Robinson&quot;,&quot;given&quot;:&quot;David&quot;},{&quot;family&quot;:&quot;Barr&quot;,&quot;given&quot;:&quot;Ben&quot;}],&quot;issued&quot;:{&quot;date-parts&quot;:[[&quot;2020&quot;,3,1]]}}}],&quot;schema&quot;:&quot;https://github.com/citation-style-language/schema/raw/master/csl-citation.json&quot;}"/></field:fieldmark-start>(Wickham et al., 2020)<field:fieldmark-end/>. We have suggested several explanations <field:fieldmark-start text:name="Bookmark12" field:type="vnd.oasis.opendocument.field.UNHANDLED"><field:param field:name="vnd.oasis.opendocument.field.code" field:value="ADDIN ZOTERO_ITEM CSL_CITATION {&quot;citationID&quot;:&quot;sD4y1vzT&quot;,&quot;properties&quot;:{&quot;formattedCitation&quot;:&quot;(Johnson et al., 2022)&quot;,&quot;plainCitation&quot;:&quot;(Johnson et al., 2022)&quot;,&quot;noteIndex&quot;:0},&quot;citationItems&quot;:[{&quot;id&quot;:691,&quot;uris&quot;:[&quot;http://zotero.org/users/9232978/items/HJBBU5HT&quot;],&quot;itemData&quot;:{&quot;id&quot;:691,&quot;type&quot;:&quot;article-journal&quot;,&quot;abstract&quot;:&quot;Abstract\n            \n              Background\n              A large body of evidence indicates the importance of upstream determinants to health. Universal Basic Income (UBI) has been suggested as an upstream intervention capable of promoting health by affecting material, biopsychosocial and behavioural determinants. Calls are emerging across the political spectrum to introduce an emergency UBI to address socioeconomic insecurity. However, although existing studies indicate effects on health through cash transfers, UBI schemes have not previously been designed specifically to promote health.\n            \n            \n              Methods\n              In this article, we scope the existing literature to set out a set of interdisciplinary research challenges to address in designing a trial of the effectiveness of UBI as a population health measure.\n            \n            \n              Results\n              We present a theoretical model of impact that identifies three pathways to health impact, before identifying open questions related to regularity, size of payment, needs-based supplements, personality and behaviour, conditionality and duration.\n            \n            \n              Conclusions\n              These results set, for the first time, a set of research activities required in order to maximize health impact in UBI programmes.&quot;,&quot;container-title&quot;:&quot;Journal of Public Health&quot;,&quot;DOI&quot;:&quot;10.1093/pubmed/fdaa255&quot;,&quot;ISSN&quot;:&quot;1741-3842, 1741-3850&quot;,&quot;issue&quot;:&quot;2&quot;,&quot;language&quot;:&quot;en&quot;,&quot;page&quot;:&quot;408-416&quot;,&quot;source&quot;:&quot;DOI.org (Crossref)&quot;,&quot;title&quot;:&quot;Designing trials of Universal Basic Income for health impact: identifying interdisciplinary questions to address&quot;,&quot;title-short&quot;:&quot;Designing trials of Universal Basic Income for health impact&quot;,&quot;volume&quot;:&quot;44&quot;,&quot;author&quot;:[{&quot;family&quot;:&quot;Johnson&quot;,&quot;given&quot;:&quot;Matthew Thomas&quot;},{&quot;family&quot;:&quot;Johnson&quot;,&quot;given&quot;:&quot;Elliott Aidan&quot;},{&quot;family&quot;:&quot;Nettle&quot;,&quot;given&quot;:&quot;Daniel&quot;},{&quot;family&quot;:&quot;Pickett&quot;,&quot;given&quot;:&quot;Kate E&quot;}],&quot;issued&quot;:{&quot;date-parts&quot;:[[&quot;2022&quot;,6,27]]}}}],&quot;schema&quot;:&quot;https://github.com/citation-style-language/schema/raw/master/csl-citation.json&quot;}"/></field:fieldmark-start>(Johnson et al., 2022)<field:fieldmark-end/>: schemes are ‘insufficient to offset the negative health consequences of severe socioeconomic disadvantage’ <field:fieldmark-start text:name="Bookmark13" field:type="vnd.oasis.opendocument.field.UNHANDLED"><field:param field:name="vnd.oasis.opendocument.field.code" field:value="ADDIN ZOTERO_ITEM CSL_CITATION {&quot;citationID&quot;:&quot;Vj6V2UIV&quot;,&quot;properties&quot;:{&quot;formattedCitation&quot;:&quot;(Shahidi et al., 2019)&quot;,&quot;plainCitation&quot;:&quot;(Shahidi et al., 2019)&quot;,&quot;noteIndex&quot;:0},&quot;citationItems&quot;:[{&quot;id&quot;:85,&quot;uris&quot;:[&quot;http://zotero.org/users/9232978/items/5QYNTTG7&quot;],&quot;itemData&quot;:{&quot;id&quot;:85,&quot;type&quot;:&quot;article-journal&quot;,&quot;abstract&quot;:&quot;Socioeconomic disadvantage is a fundamental cause of morbidity and mortality. One of the most important ways that governments buffer the adverse consequences of socioeconomic disadvantage is through the provision of social assistance. We conducted a systematic review of research examining the health impact of social assistance programs in high-income countries.&quot;,&quot;container-title&quot;:&quot;BMC Public Health&quot;,&quot;DOI&quot;:&quot;10.1186/s12889-018-6337-1&quot;,&quot;ISSN&quot;:&quot;1471-2458&quot;,&quot;issue&quot;:&quot;1&quot;,&quot;journalAbbreviation&quot;:&quot;BMC Public Health&quot;,&quot;page&quot;:&quot;2&quot;,&quot;source&quot;:&quot;BioMed Central&quot;,&quot;title&quot;:&quot;The impact of social assistance programs on population health: a systematic review of research in high-income countries&quot;,&quot;title-short&quot;:&quot;The impact of social assistance programs on population health&quot;,&quot;volume&quot;:&quot;19&quot;,&quot;author&quot;:[{&quot;family&quot;:&quot;Shahidi&quot;,&quot;given&quot;:&quot;Faraz V.&quot;},{&quot;family&quot;:&quot;Ramraj&quot;,&quot;given&quot;:&quot;Chantel&quot;},{&quot;family&quot;:&quot;Sod-Erdene&quot;,&quot;given&quot;:&quot;Odmaa&quot;},{&quot;family&quot;:&quot;Hildebrand&quot;,&quot;given&quot;:&quot;Vincent&quot;},{&quot;family&quot;:&quot;Siddiqi&quot;,&quot;given&quot;:&quot;Arjumand&quot;}],&quot;issued&quot;:{&quot;date-parts&quot;:[[&quot;2019&quot;,1,3]]}}}],&quot;schema&quot;:&quot;https://github.com/citation-style-language/schema/raw/master/csl-citation.json&quot;}"/></field:fieldmark-start>(Shahidi et al., 2019)<field:fieldmark-end/>; conditionality and assessment inflicts stress <field:fieldmark-start text:name="Bookmark14" field:type="vnd.oasis.opendocument.field.UNHANDLED"><field:param field:name="vnd.oasis.opendocument.field.code" field:value="ADDIN ZOTERO_ITEM CSL_CITATION {&quot;citationID&quot;:&quot;UZWYycqU&quot;,&quot;properties&quot;:{&quot;formattedCitation&quot;:&quot;(Dwyer et al., 2020)&quot;,&quot;plainCitation&quot;:&quot;(Dwyer et al., 2020)&quot;,&quot;noteIndex&quot;:0},&quot;citationItems&quot;:[{&quot;id&quot;:82,&quot;uris&quot;:[&quot;http://zotero.org/users/9232978/items/HFP9X5IJ&quot;],&quot;itemData&quot;:{&quot;id&quot;:82,&quot;type&quot;:&quot;article-journal&quot;,&quot;abstract&quot;:&quot;The personal, economic, and social costs of mental ill health are increasingly acknowledged by many governments and international organisations. Simultaneously, in high-income nations, the reach of welfare conditionality has extended to encompass many people with mental health impairments as part of on-going welfare reforms. This is particularly the case in the UK where, especially since the introduction of Employment and Support Allowance in 2008, the rights and responsibilities of disabled people have been subject to contestation and redefinition. Following a review of the emergent international evidence on mental health and welfare conditionality, this paper explores two specific issues. First, the impacts of the application of welfare conditionality on benefit claimants with mental health impairments. Second, the effectiveness of welfare conditionality in supporting people with experience of mental ill health into paid work. In considering these questions, this paper presents original analysis of data generated in qualitative longitudinal interviews with 207 UK social security benefit recipients with experience of a range of mental health issues. The evidence suggests that welfare conditionality is largely ineffective in moving people with mental health impairments into, or closer to, paid work. Indeed, in many cases, it triggers negative health outcomes that make future employment less likely. It is concluded that the application of conditionality for people with mental health issues is inappropriate and should cease.&quot;,&quot;container-title&quot;:&quot;Social Policy &amp; Administration&quot;,&quot;DOI&quot;:&quot;10.1111/spol.12560&quot;,&quot;ISSN&quot;:&quot;1467-9515&quot;,&quot;issue&quot;:&quot;2&quot;,&quot;language&quot;:&quot;en&quot;,&quot;note&quot;:&quot;_eprint: https://onlinelibrary.wiley.com/doi/pdf/10.1111/spol.12560&quot;,&quot;page&quot;:&quot;311-326&quot;,&quot;source&quot;:&quot;Wiley Online Library&quot;,&quot;title&quot;:&quot;Work, welfare, and wellbeing: The impacts of welfare conditionality on people with mental health impairments in the UK&quot;,&quot;title-short&quot;:&quot;Work, welfare, and wellbeing&quot;,&quot;volume&quot;:&quot;54&quot;,&quot;author&quot;:[{&quot;family&quot;:&quot;Dwyer&quot;,&quot;given&quot;:&quot;Peter&quot;},{&quot;family&quot;:&quot;Scullion&quot;,&quot;given&quot;:&quot;Lisa&quot;},{&quot;family&quot;:&quot;Jones&quot;,&quot;given&quot;:&quot;Katy&quot;},{&quot;family&quot;:&quot;McNeill&quot;,&quot;given&quot;:&quot;Jenny&quot;},{&quot;family&quot;:&quot;Stewart&quot;,&quot;given&quot;:&quot;Alasdair B. R.&quot;}],&quot;issued&quot;:{&quot;date-parts&quot;:[[&quot;2020&quot;]]}}}],&quot;schema&quot;:&quot;https://github.com/citation-style-language/schema/raw/master/csl-citation.json&quot;}"/></field:fieldmark-start>(Dwyer et al., 2020)<field:fieldmark-end/> and creates perverse incentives for health-diminishing behaviour <field:fieldmark-start text:name="Bookmark15" field:type="vnd.oasis.opendocument.field.UNHANDLED"><field:param field:name="vnd.oasis.opendocument.field.code" field:value="ADDIN ZOTERO_ITEM CSL_CITATION {&quot;citationID&quot;:&quot;mWJL2eJD&quot;,&quot;properties&quot;:{&quot;formattedCitation&quot;:&quot;(Johnson et al., 2022)&quot;,&quot;plainCitation&quot;:&quot;(Johnson et al., 2022)&quot;,&quot;noteIndex&quot;:0},&quot;citationItems&quot;:[{&quot;id&quot;:691,&quot;uris&quot;:[&quot;http://zotero.org/users/9232978/items/HJBBU5HT&quot;],&quot;itemData&quot;:{&quot;id&quot;:691,&quot;type&quot;:&quot;article-journal&quot;,&quot;abstract&quot;:&quot;Abstract\n            \n              Background\n              A large body of evidence indicates the importance of upstream determinants to health. Universal Basic Income (UBI) has been suggested as an upstream intervention capable of promoting health by affecting material, biopsychosocial and behavioural determinants. Calls are emerging across the political spectrum to introduce an emergency UBI to address socioeconomic insecurity. However, although existing studies indicate effects on health through cash transfers, UBI schemes have not previously been designed specifically to promote health.\n            \n            \n              Methods\n              In this article, we scope the existing literature to set out a set of interdisciplinary research challenges to address in designing a trial of the effectiveness of UBI as a population health measure.\n            \n            \n              Results\n              We present a theoretical model of impact that identifies three pathways to health impact, before identifying open questions related to regularity, size of payment, needs-based supplements, personality and behaviour, conditionality and duration.\n            \n            \n              Conclusions\n              These results set, for the first time, a set of research activities required in order to maximize health impact in UBI programmes.&quot;,&quot;container-title&quot;:&quot;Journal of Public Health&quot;,&quot;DOI&quot;:&quot;10.1093/pubmed/fdaa255&quot;,&quot;ISSN&quot;:&quot;1741-3842, 1741-3850&quot;,&quot;issue&quot;:&quot;2&quot;,&quot;language&quot;:&quot;en&quot;,&quot;page&quot;:&quot;408-416&quot;,&quot;source&quot;:&quot;DOI.org (Crossref)&quot;,&quot;title&quot;:&quot;Designing trials of Universal Basic Income for health impact: identifying interdisciplinary questions to address&quot;,&quot;title-short&quot;:&quot;Designing trials of Universal Basic Income for health impact&quot;,&quot;volume&quot;:&quot;44&quot;,&quot;author&quot;:[{&quot;family&quot;:&quot;Johnson&quot;,&quot;given&quot;:&quot;Matthew Thomas&quot;},{&quot;family&quot;:&quot;Johnson&quot;,&quot;given&quot;:&quot;Elliott Aidan&quot;},{&quot;family&quot;:&quot;Nettle&quot;,&quot;given&quot;:&quot;Daniel&quot;},{&quot;family&quot;:&quot;Pickett&quot;,&quot;given&quot;:&quot;Kate E&quot;}],&quot;issued&quot;:{&quot;date-parts&quot;:[[&quot;2022&quot;,6,27]]}}}],&quot;schema&quot;:&quot;https://github.com/citation-style-language/schema/raw/master/csl-citation.json&quot;}"/></field:fieldmark-start>(Johnson et al., 2022)<field:fieldmark-end/>; and focusing on the poorest fails to mitigate broder determinants that affect society as a whole <field:fieldmark-start text:name="Bookmark16" field:type="vnd.oasis.opendocument.field.UNHANDLED"><field:param field:name="vnd.oasis.opendocument.field.code" field:value="ADDIN ZOTERO_ITEM CSL_CITATION {&quot;citationID&quot;:&quot;rdgSsfcF&quot;,&quot;properties&quot;:{&quot;formattedCitation&quot;:&quot;(Marmot et al., 2010)&quot;,&quot;plainCitation&quot;:&quot;(Marmot et al., 2010)&quot;,&quot;noteIndex&quot;:0},&quot;citationItems&quot;:[{&quot;id&quot;:249,&quot;uris&quot;:[&quot;http://zotero.org/users/9232978/items/XWBVC5JK&quot;],&quot;itemData&quot;:{&quot;id&quot;:249,&quot;type&quot;:&quot;book&quot;,&quot;event-place&quot;:&quot;London&quot;,&quot;language&quot;:&quot;English&quot;,&quot;note&quot;:&quot;OCLC: 982370118&quot;,&quot;publisher&quot;:&quot;The Marmot Review&quot;,&quot;publisher-place&quot;:&quot;London&quot;,&quot;source&quot;:&quot;Open WorldCat&quot;,&quot;title&quot;:&quot;Fair society, healthy lives: the Marmot review.&quot;,&quot;title-short&quot;:&quot;Fair society, healthy lives&quot;,&quot;URL&quot;:&quot;https://www.instituteofhealthequity.org/resources-reports/fair-society-healthy-lives-the-marmot-review&quot;,&quot;author&quot;:[{&quot;family&quot;:&quot;Marmot&quot;,&quot;given&quot;:&quot;Michael&quot;},{&quot;family&quot;:&quot;Allen&quot;,&quot;given&quot;:&quot;Jessica&quot;},{&quot;family&quot;:&quot;Goldblatt&quot;,&quot;given&quot;:&quot;Peter&quot;},{&quot;family&quot;:&quot;Boyce&quot;,&quot;given&quot;:&quot;Tammy&quot;},{&quot;family&quot;:&quot;McNeish&quot;,&quot;given&quot;:&quot;Di&quot;},{&quot;family&quot;:&quot;Grady&quot;,&quot;given&quot;:&quot;Mike&quot;},{&quot;family&quot;:&quot;Geddes&quot;,&quot;given&quot;:&quot;Ilaria&quot;}],&quot;accessed&quot;:{&quot;date-parts&quot;:[[&quot;2021&quot;,8,25]]},&quot;issued&quot;:{&quot;date-parts&quot;:[[&quot;2010&quot;]]}}}],&quot;schema&quot;:&quot;https://github.com/citation-style-language/schema/raw/master/csl-citation.json&quot;}"/></field:fieldmark-start>(Marmot et al., 2010)<field:fieldmark-end/>.</text:p>
      <text:p text:style-name="Standard">However, policymakers, in particular politicians, must consider the potential electoral implications of introducing policies. </text:p>
      <text:p text:style-name="Standard">We therefore decided to create microsimulation with a public-facing user interface – the Public Policy Preference Calculator (TriplePC) – that would enable automated assessment of economic and health impacts as well as public preferences between different welfare and tax policies. This paper describes the development process, the underpinning methods, and comparison with similar microsimulations.</text:p>
      <text:p text:style-name="Standard">The Triple model project therefore has three strands:</text:p>
      <text:list xml:id="list3099606678" text:style-name="WWNum37">
        <text:list-item>
          <text:p text:style-name="P12">Estimating the likely electoral popularity of possible policies; and</text:p>
        </text:list-item>
        <text:list-item>
          <text:p text:style-name="P13">Deriving relationships between income and health, in a form suitable for use in a microsimulation;</text:p>
        </text:list-item>
        <text:list-item>
          <text:p text:style-name="P13">The integration of 1) and 2) into a microsimulation tax-benefit model.</text:p>
        </text:list-item>
      </text:list>
      <text:p text:style-name="Standard">We discuss these in turn.</text:p>
      <text:h text:style-name="P10" text:outline-level="3"><text:span text:style-name="T51">Conjoint </text:span><text:span text:style-name="T10">Analysis</text:span></text:h>
      <text:p text:style-name="P31"><text:span text:style-name="T11">C</text:span><text:span text:style-name="T14">onjoint analysis (Hainmueller, Hopkins, and Yamamoto 2014) </text:span><text:span text:style-name="T18">is a survey based technique o</text:span><text:span text:style-name="T14">riginally developed as a market research tool, </text:span><text:span text:style-name="T18">to examine</text:span><text:span text:style-name="T14"> </text:span><text:span text:style-name="T12">how consumers </text:span><text:span text:style-name="T13">value </text:span><text:span text:style-name="T14">characteristics (sweetness, colour, alcohol content, etc.) of goods. Recently, </text:span><text:span text:style-name="T15">the technique</text:span> has become popular as a method for <text:span text:style-name="T14">discovering</text:span> the public’s relative valuations of competing <text:span text:style-name="T16">economic or social </text:span>polic<text:span text:style-name="T11">ies </text:span>(Bremer and Bürgisser 2022). <text:span text:style-name="T19">In these studies, r</text:span>espondents are repeatedly invited to choose their preferred option from a pair of policies. The policies vary in terms of a series of attributes <text:span text:style-name="T17">(tax rates, benefit levels, etc.) </text:span>whose levels are randomly permuted. This allows researchers to estimate the average impact of any particular feature attribute-value on preference for the policy. Critically, the strength of preference or dis-preference for several different policy attributes can be simultaneously estimated and measured on comparable scales<text:span text:style-name="T20">. </text:span><text:span text:style-name="T23">This allows</text:span><text:span text:style-name="T20"> comput</text:span><text:span text:style-name="T23">ation of </text:span><text:span text:style-name="T20">Average Marginal Component Effects (AMCEs) </text:span>(Hainmueller, Hopkins, and Yamamoto 2014) from linear probability models. The AMCE for a given level of an attribute can be interpreted as the marginal effect on the probability of choice of the attribute being at that level compared to the reference level, averaging across the <text:span text:style-name="T23">possible levels of all other attributes. </text:span><text:span text:style-name="T24">R</text:span>esearch compar<text:span text:style-name="T24">ing </text:span>conjoint survey experiments to actual votes has shown that the conjoint results <text:span text:style-name="T25">are good </text:span>predict<text:span text:style-name="T25">ors of</text:span> voting outcomes (Hainmueller, Hangartner, and Yamamoto 2015).</text:p>
      <text:p text:style-name="P31"><text:span text:style-name="T21">For th</text:span><text:span text:style-name="T22">e present</text:span><text:span text:style-name="T21"> study, </text:span><text:span text:style-name="T27">we recruited 800 UK resident adults through the Prolific online platform. </text:span>Participants were told they would be asked, several times, to choose their preferred welfare policy <text:soft-page-break/>from sets of two. Instructions explained that participants might prefer some features in one policy and some in the other, but they needed to consider which policy they preferred overall. The attributes on which the policies varied were explained in greater depth prior to the first choice task, and then described just with brief phrases during the choice tasks themselves.</text:p>
      <text:p text:style-name="P31">Each participant completed 15 choice tasks. Each option within each task was defined by 10 attributes. Each attribute had <text:span text:style-name="T28">between </text:span>three <text:span text:style-name="T28">and </text:span>nine possible levels. All options were fully randomly generated from the possible combinations.</text:p>
      <text:p text:style-name="P31">All scenarios envisaged a <text:span text:style-name="T30">hypothetical </text:span>basic payment, differentiated only according to whether the recipient was a child, working age adult or pensioner. The size of the payment constituted the first attribute. <text:s/><text:span text:style-name="T29">The next</text:span> attribute specified a range of personal income tax rates that would come into force. A separate attribute proposed a number of other funding methods, including increasing government borrowing, abolishing the personal income tax allowance, wealth and carbon taxes. Four attributes covered the consequences for, respectively: poverty; inequality; life expectancy (as an index of physical health); and anxiety and depression cases (as an indicator of mental health). For these attributes, the reference category was always the status quo, and the other levels represented increases or decreases of varying magnitudes. The remaining three attributes cover the institutional design features: whether universal to all residents, or more restricted; whether means tested; and whether conditional on having or seeking work. <text:span text:style-name="T30">Table 1 gives the full list of attributes and levels.</text:span></text:p>
      <text:p text:style-name="P31">Through randomization and a high number of such pairwise comparisons, this allows us to quantify the causal effect of including specific levels of individual reform elements <text:s/>on the support for the entire reform package, compared with the support for a reform package that contains the baseline level (status quo) of this particular reform element <text:span text:style-name="T26">(</text:span>Crisp 2023<text:span text:style-name="T26">).</text:span></text:p>
      <table:table table:name="Table1" table:style-name="Table1">
        <table:table-column table:style-name="Table1.A"/>
        <table:table-column table:style-name="Table1.B"/>
        <text:soft-page-break/>
        <table:table-row>
          <table:table-cell table:style-name="Table1.A1" office:value-type="string">
            <text:p text:style-name="P52">Attribute</text:p>
          </table:table-cell>
          <table:table-cell table:style-name="Table1.A1" office:value-type="string">
            <text:p text:style-name="P52">Levels</text:p>
          </table:table-cell>
        </table:table-row>
        <table:table-row>
          <table:table-cell table:style-name="Table1.A1" office:value-type="string">
            <text:p text:style-name="P52">Income tax</text:p>
          </table:table-cell>
          <table:table-cell table:style-name="Table1.A1" office:value-type="string">
            <text:list xml:id="list1628956921" text:style-name="L1">
              <text:list-item>
                <text:p text:style-name="P35">Basic rate - 20%; Higher rate - 40%; Additional rate - 45%</text:p>
              </text:list-item>
              <text:list-item>
                <text:p text:style-name="P35">Basic rate - 30%; Higher rate - 50%; Additional rate - 60%</text:p>
              </text:list-item>
              <text:list-item>
                <text:p text:style-name="P35">Basic rate - 40%; Higher rate - 60%; Additional rate - 70%</text:p>
              </text:list-item>
              <text:list-item>
                <text:p text:style-name="P35">Basic rate - 48%; Higher rate - 68%; Additional rate - 78%</text:p>
              </text:list-item>
              <text:list-item>
                <text:p text:style-name="P35">Basic rate - 50%; Higher rate - 70%; Additional rate - 80%</text:p>
              </text:list-item>
              <text:list-item>
                <text:p text:style-name="P35">Basic rate - 65%; Higher rate - 85%; Additional rate - 95%</text:p>
              </text:list-item>
            </text:list>
          </table:table-cell>
        </table:table-row>
        <table:table-row>
          <table:table-cell table:style-name="Table1.A1" office:value-type="string">
            <text:p text:style-name="P52">Other funding</text:p>
            <text:p text:style-name="P52"/>
          </table:table-cell>
          <table:table-cell table:style-name="Table1.A1" office:value-type="string">
            <text:list xml:id="list89496798" text:style-name="L2">
              <text:list-item>
                <text:p text:style-name="P44">Removal of income tax-free personal allowance</text:p>
              </text:list-item>
              <text:list-item>
                <text:p text:style-name="P44">Increased government borrowing</text:p>
              </text:list-item>
              <text:list-item>
                <text:p text:style-name="P44">Corporation tax increase</text:p>
              </text:list-item>
              <text:list-item>
                <text:p text:style-name="P44">Tax for businesses based on carbon emissions</text:p>
              </text:list-item>
              <text:list-item>
                <text:p text:style-name="P44">Tax for individuals based on carbon emissions</text:p>
              </text:list-item>
              <text:list-item>
                <text:p text:style-name="P44">Tax on wealth</text:p>
              </text:list-item>
              <text:list-item>
                <text:p text:style-name="P44">VAT increase</text:p>
              </text:list-item>
            </text:list>
          </table:table-cell>
        </table:table-row>
        <table:table-row>
          <table:table-cell table:style-name="Table1.A1" office:value-type="string">
            <text:p text:style-name="P52">Poverty</text:p>
            <text:p text:style-name="P52"/>
          </table:table-cell>
          <table:table-cell table:style-name="Table1.A1" office:value-type="string">
            <text:list xml:id="list2100072137" text:style-name="L3">
              <text:list-item>
                <text:p text:style-name="P45">Decreased by 100%</text:p>
              </text:list-item>
              <text:list-item>
                <text:p text:style-name="P45">Decreased by 75%</text:p>
              </text:list-item>
              <text:list-item>
                <text:p text:style-name="P45">Decreased by 50%</text:p>
              </text:list-item>
              <text:list-item>
                <text:p text:style-name="P45">Decreased by 25%</text:p>
              </text:list-item>
              <text:list-item>
                <text:p text:style-name="P45">Decreased by 10%</text:p>
              </text:list-item>
              <text:list-item>
                <text:p text:style-name="P45">Decreased by 5%</text:p>
              </text:list-item>
              <text:list-item>
                <text:p text:style-name="P45">Increased by 5%</text:p>
              </text:list-item>
              <text:list-item>
                <text:p text:style-name="P45">Increased by 10%</text:p>
              </text:list-item>
              <text:list-item>
                <text:p text:style-name="P45">Increased by 25%</text:p>
              </text:list-item>
              <text:list-item>
                <text:p text:style-name="P45">Increased by 50%</text:p>
              </text:list-item>
            </text:list>
          </table:table-cell>
        </table:table-row>
        <table:table-row>
          <table:table-cell table:style-name="Table1.A1" office:value-type="string">
            <text:p text:style-name="P52">Inequality</text:p>
            <text:p text:style-name="P52"/>
          </table:table-cell>
          <table:table-cell table:style-name="Table1.A1" office:value-type="string">
            <text:list xml:id="list2587035910" text:style-name="L4">
              <text:list-item>
                <text:p text:style-name="P46">Decreased by 50%</text:p>
              </text:list-item>
              <text:list-item>
                <text:p text:style-name="P46">Decreased by 25%</text:p>
              </text:list-item>
              <text:list-item>
                <text:p text:style-name="P46">Decreased by 10%</text:p>
              </text:list-item>
              <text:list-item>
                <text:p text:style-name="P46">Decreased by 5%</text:p>
              </text:list-item>
              <text:list-item>
                <text:p text:style-name="P46">Increased by 5%</text:p>
              </text:list-item>
              <text:list-item>
                <text:p text:style-name="P46">Increased by 10%</text:p>
              </text:list-item>
              <text:list-item>
                <text:p text:style-name="P46">Increased by 25%</text:p>
              </text:list-item>
              <text:list-item>
                <text:p text:style-name="P46">Increased by 50%</text:p>
              </text:list-item>
            </text:list>
          </table:table-cell>
        </table:table-row>
        <table:table-row>
          <table:table-cell table:style-name="Table1.A1" office:value-type="string">
            <text:p text:style-name="P52">Life expectancy</text:p>
          </table:table-cell>
          <table:table-cell table:style-name="Table1.A1" office:value-type="string">
            <text:list xml:id="list3789395405" text:style-name="L5">
              <text:list-item>
                <text:p text:style-name="P47">0 more or less years on average</text:p>
              </text:list-item>
              <text:list-item>
                <text:p text:style-name="P47">5 fewer years on average</text:p>
              </text:list-item>
              <text:list-item>
                <text:p text:style-name="P47">3 fewer years on average</text:p>
              </text:list-item>
              <text:list-item>
                <text:p text:style-name="P47">1 less year on average</text:p>
              </text:list-item>
              <text:list-item>
                <text:p text:style-name="P47">1 more year on average</text:p>
              </text:list-item>
              <text:list-item>
                <text:p text:style-name="P47">3 more years on average</text:p>
              </text:list-item>
              <text:list-item>
                <text:p text:style-name="P47">5 more years on average</text:p>
              </text:list-item>
            </text:list>
          </table:table-cell>
        </table:table-row>
        <table:table-row>
          <table:table-cell table:style-name="Table1.A1" office:value-type="string">
            <text:p text:style-name="P52">Anxiety and depression</text:p>
          </table:table-cell>
          <table:table-cell table:style-name="Table1.A1" office:value-type="string">
            <text:list xml:id="list1888404711" text:style-name="L6">
              <text:list-item>
                <text:p text:style-name="P48">Same number of cases</text:p>
              </text:list-item>
              <text:list-item>
                <text:p text:style-name="P48">50% fewer cases</text:p>
              </text:list-item>
              <text:list-item>
                <text:p text:style-name="P48">25% fewer cases</text:p>
              </text:list-item>
              <text:list-item>
                <text:p text:style-name="P48">10% fewer cases</text:p>
              </text:list-item>
              <text:list-item>
                <text:p text:style-name="P48">5% fewer cases</text:p>
              </text:list-item>
              <text:list-item>
                <text:p text:style-name="P48">5% more cases</text:p>
              </text:list-item>
              <text:list-item>
                <text:p text:style-name="P48">10% more cases</text:p>
              </text:list-item>
              <text:list-item>
                <text:p text:style-name="P48">25% more cases</text:p>
              </text:list-item>
              <text:list-item>
                <text:p text:style-name="P48">50% more cases</text:p>
              </text:list-item>
            </text:list>
          </table:table-cell>
        </table:table-row>
        <table:table-row>
          <table:table-cell table:style-name="Table1.A1" office:value-type="string">
            <text:p text:style-name="P52">Conditionality</text:p>
          </table:table-cell>
          <table:table-cell table:style-name="Table1.A1" office:value-type="string">
            <text:list xml:id="list586912763" text:style-name="L7">
              <text:list-item>
                <text:p text:style-name="P49">People in and out of work are entitled</text:p>
              </text:list-item>
              <text:list-item>
                <text:p text:style-name="P49">People who are not disabled are required to look for work</text:p>
              </text:list-item>
              <text:list-item>
                <text:p text:style-name="P49">Only people in work are entitled</text:p>
              </text:list-item>
              <text:list-item>
                <text:p text:style-name="P49">Only people out of work are entitled</text:p>
              </text:list-item>
            </text:list>
          </table:table-cell>
        </table:table-row>
        <table:table-row>
          <table:table-cell table:style-name="Table1.A1" office:value-type="string">
            <text:p text:style-name="P52">Means testing</text:p>
          </table:table-cell>
          <table:table-cell table:style-name="Table1.A1" office:value-type="string">
            <text:list xml:id="list2866489800" text:style-name="L8">
              <text:list-item>
                <text:p text:style-name="P50">People with any or no amount of income are entitled to the full benefit</text:p>
              </text:list-item>
              <text:list-item>
                <text:p text:style-name="P50">Only those with incomes less than £20k are entitled to the full benefit</text:p>
              </text:list-item>
              <text:list-item>
                <text:p text:style-name="P50"><text:soft-page-break/>Only those with incomes less than £50k are entitled to the full benefit</text:p>
              </text:list-item>
              <text:list-item>
                <text:p text:style-name="P50">Only those with incomes less than £125k are entitled to the full benefit</text:p>
              </text:list-item>
            </text:list>
          </table:table-cell>
        </table:table-row>
        <table:table-row>
          <table:table-cell table:style-name="Table1.A1" office:value-type="string">
            <text:p text:style-name="P52">Universality</text:p>
          </table:table-cell>
          <table:table-cell table:style-name="Table1.A1" office:value-type="string">
            <text:list xml:id="list2535257133" text:style-name="L9">
              <text:list-item>
                <text:p text:style-name="P51">Anyone residing in the UK for more than six months are entitled</text:p>
              </text:list-item>
              <text:list-item>
                <text:p text:style-name="P51">Only citizens and permanent residents are entitled</text:p>
              </text:list-item>
              <text:list-item>
                <text:p text:style-name="P51">Only citizens are entitled</text:p>
              </text:list-item>
            </text:list>
          </table:table-cell>
        </table:table-row>
      </table:table>
      <text:p text:style-name="P31"/>
      <text:p text:style-name="P22">A companion paper (Crisp 2013) discusses the results of the Conjoint analysis in full. <text:span text:style-name="T34">In summary: </text:span></text:p>
      <text:list xml:id="list138038479" text:style-name="L19">
        <text:list-item>
          <text:p text:style-name="P30"><text:span text:style-name="T34">m</text:span><text:span text:style-name="T31">ore generous payments were mor</text:span><text:span text:style-name="T32">e </text:span><text:span text:style-name="T31">preferred than less generous ones</text:span><text:span text:style-name="T34">;</text:span></text:p>
        </text:list-item>
        <text:list-item>
          <text:p text:style-name="P30"><text:span text:style-name="T36">de</text:span><text:span text:style-name="T31">creases in poverty (compared to the status quo) </text:span><text:span text:style-name="T36">were strongly preferred;</text:span></text:p>
        </text:list-item>
        <text:list-item>
          <text:p text:style-name="P30"><text:span text:style-name="T37">preferences on tax rates depended on the broad effects of the policy package. I</text:span><text:span text:style-name="T31">ncreasing personal income tax rates </text:span><text:span text:style-name="T36">were popular </text:span><text:span text:style-name="T31">if the </text:span><text:span text:style-name="T36">package they were part of</text:span><text:span text:style-name="T34"> also decreased poverty, </text:span><text:span text:style-name="T38">and unpopular otherwise</text:span><text:span text:style-name="T34">;</text:span></text:p>
        </text:list-item>
        <text:list-item>
          <text:p text:style-name="P30"><text:span text:style-name="T35">a</text:span><text:span text:style-name="T31"> wealth tax, carbon taxes, and increased corporation tax, were all preferred to increas</text:span><text:span text:style-name="T33">ed</text:span><text:span text:style-name="T31"> government borrowing; </text:span></text:p>
        </text:list-item>
        <text:list-item>
          <text:p text:style-name="P30"><text:span text:style-name="T31">there was a significant positive effect of a large reduction in inequality, and a significant negative effect of a large increase in inequality. However, the effect</text:span><text:span text:style-name="T39">s</text:span><text:span text:style-name="T31"> </text:span><text:span text:style-name="T39">were</text:span><text:span text:style-name="T31"> weaker than </text:span><text:span text:style-name="T39">for</text:span><text:span text:style-name="T31"> poverty;</text:span></text:p>
        </text:list-item>
        <text:list-item>
          <text:p text:style-name="P30"><text:span text:style-name="T35">o</text:span><text:span text:style-name="T31">ther health and well-being consequences also had some significant marginal effects above and beyond those of poverty and inequality: </text:span><text:span text:style-name="T34">a</text:span><text:span text:style-name="T31">n increase in life expectancy of five years was significantly preferred to the status quo, and a decrease in life expectancy of five years significantly dispreferred;</text:span></text:p>
        </text:list-item>
        <text:list-item>
          <text:p text:style-name="P30"><text:span text:style-name="T35">i</text:span><text:span text:style-name="T31">ncreased rates of anxiety and depression was dispreferred relative to the status quo, and there was a slight preference for policies that decreased them sharply;</text:span></text:p>
        </text:list-item>
        <text:list-item>
          <text:p text:style-name="P28">there was no strong preference for or against means-testing or other restrictions on eligibility.</text:p>
        </text:list-item>
      </text:list>
      <text:p text:style-name="P26">There were differences between left- and right- supporting participants, in the expected directions, but these differences were mild; there w<text:span text:style-name="T40">as</text:span> <text:span text:style-name="T40">no significant variation by gender or between rich and poor. The elderly </text:span><text:span text:style-name="T41">were significantly less keen on high income tax schemes </text:span><text:span text:style-name="T42">and, </text:span><text:span text:style-name="T43">curiously,</text:span><text:span text:style-name="T42"> less concerned </text:span><text:span text:style-name="T43">with heath consequences.</text:span></text:p>
      <text:p text:style-name="P31"><text:span text:style-name="T44">The Conjoint analysis </text:span><text:span text:style-name="T45">was conducted ahead </text:span><text:span text:style-name="T46">of the construction of the microsimulation model. As we discuss below, </text:span><text:span text:style-name="T47">some of the measures in table 1 (</text:span><text:span text:style-name="T49">income </text:span><text:span text:style-name="T47">tax, benefit levels, poverty and inequality rates) are reasonably straightforward </text:span><text:span text:style-name="T48">to model (though there are issues </text:span><text:span text:style-name="T49">around </text:span><text:span text:style-name="T48">definition</text:span><text:span text:style-name="T49">s). Others, such as the Other Funding options </text:span><text:span text:style-name="T50">and the relationship between income and health</text:span><text:span text:style-name="T49">, are harder. </text:span><text:span text:style-name="T50">We discuss health modelling next, and then the microsimulation model.</text:span></text:p>
      <text:h text:style-name="Heading_20_3" text:outline-level="3">2.3 Health</text:h>
      <text:p text:style-name="Standard">We impute self-health and derived measures based on analysis of 12 waves (2009/11-2020/22) of Understanding Society: The UK Household Longitudinal Study (UKHLS) <field:fieldmark-start text:name="Bookmark17" field:type="vnd.oasis.opendocument.field.UNHANDLED"><field:param field:name="vnd.oasis.opendocument.field.code" field:value="ADDIN ZOTERO_ITEM CSL_CITATION {&quot;citationID&quot;:&quot;JfDVg2MI&quot;,&quot;properties&quot;:{&quot;formattedCitation&quot;:&quot;(Institute for Social and Economic Research, 2023)&quot;,&quot;plainCitation&quot;:&quot;(Institute for Social and Economic Research, 2023)&quot;,&quot;noteIndex&quot;:0},&quot;citationItems&quot;:[{&quot;id&quot;:1837,&quot;uris&quot;:[&quot;http://zotero.org/users/9232978/items/LVYKYMJC&quot;],&quot;itemData&quot;:{&quot;id&quot;:1837,&quot;type&quot;:&quot;webpage&quot;,&quot;container-title&quot;:&quot;Understanding Society&quot;,&quot;title&quot;:&quot;Survey timeline&quot;,&quot;URL&quot;:&quot;https://www.understandingsociety.ac.uk/documentation/mainstage/survey-timeline&quot;,&quot;author&quot;:[{&quot;literal&quot;:&quot;Institute for Social and Economic Research&quot;}],&quot;accessed&quot;:{&quot;date-parts&quot;:[[&quot;2023&quot;,5,15]]},&quot;issued&quot;:{&quot;date-parts&quot;:[[&quot;2023&quot;]]}}}],&quot;schema&quot;:&quot;https://github.com/citation-style-language/schema/raw/master/csl-citation.json&quot;}"/></field:fieldmark-start>(Institute for Social and Economic Research, 2023)<field:fieldmark-end/>. The UKHLS draws on interview data from around 40,000 households to present socioeconomic, demographic and health data of individuals living in private households. It incorporates the sample from the British Household Panel Survey (BHPS) which ran from 1991 to 2009. Participants are interviewed each year and the study covers all members in the household. One person in the household completes a household questionnaire (including questions on household <text:soft-page-break/>income), and everyone in the household aged 16+ completes an adult questionnaire which covers a range of dimensions, including mental health.</text:p>
      <text:h text:style-name="Heading_20_4" text:outline-level="4">2.3.1 Mental health</text:h>
      <text:p text:style-name="Standard">The SF-12 (v2) survey <field:fieldmark-start text:name="Bookmark18" field:type="vnd.oasis.opendocument.field.UNHANDLED"><field:param field:name="vnd.oasis.opendocument.field.code" field:value="ADDIN ZOTERO_ITEM CSL_CITATION {&quot;citationID&quot;:&quot;xcGcf392&quot;,&quot;properties&quot;:{&quot;formattedCitation&quot;:&quot;(Ware, 2002)&quot;,&quot;plainCitation&quot;:&quot;(Ware, 2002)&quot;,&quot;noteIndex&quot;:0},&quot;citationItems&quot;:[{&quot;id&quot;:1844,&quot;uris&quot;:[&quot;http://zotero.org/users/9232978/items/K6W5XLLC&quot;],&quot;itemData&quot;:{&quot;id&quot;:1844,&quot;type&quot;:&quot;book&quot;,&quot;ISBN&quot;:&quot;978-1-891810-10-7&quot;,&quot;publisher&quot;:&quot;QualityMetric Incorporated&quot;,&quot;title&quot;:&quot;How to Score Version 2 of the SF-12 Health Survey (with a Supplement Documenting Version 1)&quot;,&quot;URL&quot;:&quot;https://books.google.co.uk/books?id=Ft4lvgAACAAJ&quot;,&quot;author&quot;:[{&quot;family&quot;:&quot;Ware&quot;,&quot;given&quot;:&quot;J.E.&quot;}],&quot;issued&quot;:{&quot;date-parts&quot;:[[&quot;2002&quot;]]}}}],&quot;schema&quot;:&quot;https://github.com/citation-style-language/schema/raw/master/csl-citation.json&quot;}"/></field:fieldmark-start>(Ware, 2002)<field:fieldmark-end/> is a widely used tool to assess an individual’s health-related quality of life, generating two summary scores: the Physical Component Summary (PCS-12) and the Mental Component Summary (MCS-12). We use regressions from another <office:annotation office:name="__Annotation__364_3013405350" loext:resolved="false"><dc:creator>Elliott Johnson</dc:creator><dc:date>2023-09-07T22:56:00</dc:date><meta:creator-initials>EJ</meta:creator-initials><text:p>Note to self: add USoc analysis reference</text:p></office:annotation>microsimulation<office:annotation-end office:name="__Annotation__364_3013405350"/> study undertaken as part of this funded project, with further detail included below. This is based on a dichotomous variable for cases of depressive disorder which takes the value of 1 if the individual’s MCS-12 score is ≤45.6 and 0 if it scores ≥45.7 <field:fieldmark-start text:name="Bookmark19" field:type="vnd.oasis.opendocument.field.UNHANDLED"><field:param field:name="vnd.oasis.opendocument.field.code" field:value="ADDIN ZOTERO_ITEM CSL_CITATION {&quot;citationID&quot;:&quot;s09TbZ6I&quot;,&quot;properties&quot;:{&quot;formattedCitation&quot;:&quot;(Vilagut et al., 2013)&quot;,&quot;plainCitation&quot;:&quot;(Vilagut et al., 2013)&quot;,&quot;noteIndex&quot;:0},&quot;citationItems&quot;:[{&quot;id&quot;:54,&quot;uris&quot;:[&quot;http://zotero.org/users/9232978/items/HW22KQKY&quot;],&quot;itemData&quot;:{&quot;id&quot;:54,&quot;type&quot;:&quot;article-journal&quot;,&quot;abstract&quot;:&quot;Objectives\nTo evaluate the performance of the Mental Component of the Short-Form 12 Health Survey, Version 1(SF-12v1), as a screening measure of depressive disorders.\nMethods\nData come from the European Study of the Epidemiology of Mental Disorders (ESEMeD), a cross-sectional survey carried out on representative samples of 21,425 individuals from the noninstitutionalized adult general population of six European countries (response rate = 61.2%). The SF-12 was administered and scored according to three algorithms: the “original” method (mental component summary of SF-12 [MCS-12]), the RAND-12 (RAND-12 Mental Health Composite [RAND-12 MHC]), and the Bidemensional Response Process Model 12 mental health score (BRP-12 MHS), based on a two-factor Item Response Theory graded response model. Thirty-day and 12-month depressive disorders (major depressive episode or dysthymia) were assessed with the Composite International Diagnostic Interview, Version 3.0, by using Diagnostic and Statistical Manual of Mental Disorders, Fourth Edition criteria. Receiver operating characteristic curves analysis was carried out, and optimal cutoff points maximizing balance between sensitivity (SN) and specificity (SP) were chosen for the three methods.\nResults\nPrevalence of 30-day and 12-month depressive disorders in the overall sample was 1.5% and 4.4%, respectively. The area under the curve for 30-day depressive disorders was 0.92, and it decreased to 0.85 for 12-month disorders, regardless of the scoring method. Optimal cutoff for 30-day depressive disorders was 45.6 (SN = 0.86; SP = 0.88) for the MCS-12, 44.5 for the RAND-12 MHC (SN = 0.87, SP = 0.86), and 40.2 for the BRP-12 MHS (SN = 0.87, SP = 0.87). The selected 12-month cutoffs for MCS-12 and RAND-12 MHC were between 4.2 and 5.8 points below the general population means of each country, with SN range 0.67 to 0.78 and SP range 0.77 to 0.87.\nConclusions\nThe SF-12 yielded acceptable results for detecting both active and recent depressive disorders in general population samples, suggesting that the questionnaire could be used as a useful screening tool for monitoring the prevalence of affective disorders and for targeting treatment and prevention.&quot;,&quot;container-title&quot;:&quot;Value in Health&quot;,&quot;DOI&quot;:&quot;10.1016/j.jval.2013.01.006&quot;,&quot;ISSN&quot;:&quot;1098-3015&quot;,&quot;issue&quot;:&quot;4&quot;,&quot;journalAbbreviation&quot;:&quot;Value in Health&quot;,&quot;language&quot;:&quot;en&quot;,&quot;page&quot;:&quot;564-573&quot;,&quot;source&quot;:&quot;ScienceDirect&quot;,&quot;title&quot;:&quot;The Mental Component of the Short-Form 12 Health Survey (SF-12) as a Measure of Depressive Disorders in the General Population: Results with Three Alternative Scoring Methods&quot;,&quot;title-short&quot;:&quot;The Mental Component of the Short-Form 12 Health Survey (SF-12) as a Measure of Depressive Disorders in the General Population&quot;,&quot;volume&quot;:&quot;16&quot;,&quot;author&quot;:[{&quot;family&quot;:&quot;Vilagut&quot;,&quot;given&quot;:&quot;Gemma&quot;},{&quot;family&quot;:&quot;Forero&quot;,&quot;given&quot;:&quot;Carlos G.&quot;},{&quot;family&quot;:&quot;Pinto-Meza&quot;,&quot;given&quot;:&quot;Alejandra&quot;},{&quot;family&quot;:&quot;Haro&quot;,&quot;given&quot;:&quot;Josep M.&quot;},{&quot;family&quot;:&quot;Graaf&quot;,&quot;given&quot;:&quot;Ron&quot;,&quot;non-dropping-particle&quot;:&quot;de&quot;},{&quot;family&quot;:&quot;Bruffaerts&quot;,&quot;given&quot;:&quot;Ronny&quot;},{&quot;family&quot;:&quot;Kovess&quot;,&quot;given&quot;:&quot;Viviane&quot;},{&quot;family&quot;:&quot;Girolamo&quot;,&quot;given&quot;:&quot;Giovanni&quot;,&quot;non-dropping-particle&quot;:&quot;de&quot;},{&quot;family&quot;:&quot;Matschinger&quot;,&quot;given&quot;:&quot;Herbert&quot;},{&quot;family&quot;:&quot;Ferrer&quot;,&quot;given&quot;:&quot;Montserrat&quot;},{&quot;family&quot;:&quot;Alonso&quot;,&quot;given&quot;:&quot;Jordi&quot;}],&quot;issued&quot;:{&quot;date-parts&quot;:[[&quot;2013&quot;,6,1]]}}}],&quot;schema&quot;:&quot;https://github.com/citation-style-language/schema/raw/master/csl-citation.json&quot;}"/></field:fieldmark-start>(Vilagut et al., 2013)<field:fieldmark-end/>. The items comprising SF-12 can be found in the UKHLS Wave 12 questionnaire <field:fieldmark-start text:name="Bookmark20" field:type="vnd.oasis.opendocument.field.UNHANDLED"><field:param field:name="vnd.oasis.opendocument.field.code" field:value="ADDIN ZOTERO_ITEM CSL_CITATION {&quot;citationID&quot;:&quot;VlDcKtfK&quot;,&quot;properties&quot;:{&quot;formattedCitation&quot;:&quot;(Institute for Social and Economic Research, 2022)&quot;,&quot;plainCitation&quot;:&quot;(Institute for Social and Economic Research, 2022)&quot;,&quot;noteIndex&quot;:0},&quot;citationItems&quot;:[{&quot;id&quot;:1847,&quot;uris&quot;:[&quot;http://zotero.org/users/9232978/items/B99F2K6J&quot;],&quot;itemData&quot;:{&quot;id&quot;:1847,&quot;type&quot;:&quot;report&quot;,&quot;event-place&quot;:&quot;Colchester&quot;,&quot;publisher&quot;:&quot;University of Essex&quot;,&quot;publisher-place&quot;:&quot;Colchester&quot;,&quot;title&quot;:&quot;UK Household Longitudinal Study Mainstage Questionnaire Wave 12, v05&quot;,&quot;URL&quot;:&quot;https://www.understandingsociety.ac.uk/documentation/mainstage/questionnaires&quot;,&quot;author&quot;:[{&quot;literal&quot;:&quot;Institute for Social and Economic Research&quot;}],&quot;accessed&quot;:{&quot;date-parts&quot;:[[&quot;2023&quot;,5,23]]},&quot;issued&quot;:{&quot;date-parts&quot;:[[&quot;2022&quot;,10,17]]}}}],&quot;schema&quot;:&quot;https://github.com/citation-style-language/schema/raw/master/csl-citation.json&quot;}"/></field:fieldmark-start>(Institute for Social and Economic Research, 2022)<field:fieldmark-end/>. The scoring system used can be found in Ware et al. <field:fieldmark-start text:name="Bookmark21" field:type="vnd.oasis.opendocument.field.UNHANDLED"><field:param field:name="vnd.oasis.opendocument.field.code" field:value="ADDIN ZOTERO_ITEM CSL_CITATION {&quot;citationID&quot;:&quot;WTgj9LMx&quot;,&quot;properties&quot;:{&quot;formattedCitation&quot;:&quot;(Ware, 2002)&quot;,&quot;plainCitation&quot;:&quot;(Ware, 2002)&quot;,&quot;noteIndex&quot;:0},&quot;citationItems&quot;:[{&quot;id&quot;:1844,&quot;uris&quot;:[&quot;http://zotero.org/users/9232978/items/K6W5XLLC&quot;],&quot;itemData&quot;:{&quot;id&quot;:1844,&quot;type&quot;:&quot;book&quot;,&quot;ISBN&quot;:&quot;978-1-891810-10-7&quot;,&quot;publisher&quot;:&quot;QualityMetric Incorporated&quot;,&quot;title&quot;:&quot;How to Score Version 2 of the SF-12 Health Survey (with a Supplement Documenting Version 1)&quot;,&quot;URL&quot;:&quot;https://books.google.co.uk/books?id=Ft4lvgAACAAJ&quot;,&quot;author&quot;:[{&quot;family&quot;:&quot;Ware&quot;,&quot;given&quot;:&quot;J.E.&quot;}],&quot;issued&quot;:{&quot;date-parts&quot;:[[&quot;2002&quot;]]}}}],&quot;schema&quot;:&quot;https://github.com/citation-style-language/schema/raw/master/csl-citation.json&quot;}"/></field:fieldmark-start>(Ware, 2002)<field:fieldmark-end/>.</text:p>
      <text:h text:style-name="Heading_20_4" text:outline-level="4">2.3.2 Life expectancy</text:h>
      <text:p text:style-name="Standard">We calculate changes in life expectancy by converting overall SF-12 (v2) scores to SF-6D <field:fieldmark-start text:name="Bookmark22" field:type="vnd.oasis.opendocument.field.UNHANDLED"><field:param field:name="vnd.oasis.opendocument.field.code" field:value="ADDIN ZOTERO_ITEM CSL_CITATION {&quot;citationID&quot;:&quot;cPLOebFK&quot;,&quot;properties&quot;:{&quot;formattedCitation&quot;:&quot;(J. Brazier et al., 2002)&quot;,&quot;plainCitation&quot;:&quot;(J. Brazier et al., 2002)&quot;,&quot;noteIndex&quot;:0},&quot;citationItems&quot;:[{&quot;id&quot;:1877,&quot;uris&quot;:[&quot;http://zotero.org/users/9232978/items/DPBGVQXD&quot;],&quot;itemData&quot;:{&quot;id&quot;:1877,&quot;type&quot;:&quot;article-journal&quot;,&quot;container-title&quot;:&quot;Journal of Health Economics&quot;,&quot;DOI&quot;:&quot;10.1016/S0167-6296(01)00130-8&quot;,&quot;ISSN&quot;:&quot;01676296&quot;,&quot;issue&quot;:&quot;2&quot;,&quot;journalAbbreviation&quot;:&quot;Journal of Health Economics&quot;,&quot;language&quot;:&quot;en&quot;,&quot;page&quot;:&quot;271-292&quot;,&quot;source&quot;:&quot;DOI.org (Crossref)&quot;,&quot;title&quot;:&quot;The estimation of a preference-based measure of health from the SF-36&quot;,&quot;volume&quot;:&quot;21&quot;,&quot;author&quot;:[{&quot;family&quot;:&quot;Brazier&quot;,&quot;given&quot;:&quot;John&quot;},{&quot;family&quot;:&quot;Roberts&quot;,&quot;given&quot;:&quot;Jennifer&quot;},{&quot;family&quot;:&quot;Deverill&quot;,&quot;given&quot;:&quot;Mark&quot;}],&quot;issued&quot;:{&quot;date-parts&quot;:[[&quot;2002&quot;,3]]}}}],&quot;schema&quot;:&quot;https://github.com/citation-style-language/schema/raw/master/csl-citation.json&quot;}"/></field:fieldmark-start>(J. Brazier et al., 2002)<field:fieldmark-end/>, which is a preference-based measure of health that enables the calculation of quality-adjusted life years (QALYs) (see below). Originally developed to derive utility values from items in the SF-36 measure of health, an index based on seven items in six dimensions from SF-12 was created in 2004 <field:fieldmark-start text:name="Bookmark23" field:type="vnd.oasis.opendocument.field.UNHANDLED"><field:param field:name="vnd.oasis.opendocument.field.code" field:value="ADDIN ZOTERO_ITEM CSL_CITATION {&quot;citationID&quot;:&quot;HeqMWeBy&quot;,&quot;properties&quot;:{&quot;formattedCitation&quot;:&quot;(J. E. Brazier &amp; Roberts, 2004)&quot;,&quot;plainCitation&quot;:&quot;(J. E. Brazier &amp; Roberts, 2004)&quot;,&quot;noteIndex&quot;:0},&quot;citationItems&quot;:[{&quot;id&quot;:1866,&quot;uris&quot;:[&quot;http://zotero.org/users/9232978/items/7KW42L2B&quot;],&quot;itemData&quot;:{&quot;id&quot;:1866,&quot;type&quot;:&quot;article-journal&quot;,&quot;container-title&quot;:&quot;Medical Care&quot;,&quot;DOI&quot;:&quot;10.1097/01.mlr.0000135827.18610.0d&quot;,&quot;ISSN&quot;:&quot;0025-7079&quot;,&quot;issue&quot;:&quot;9&quot;,&quot;language&quot;:&quot;en&quot;,&quot;page&quot;:&quot;851-859&quot;,&quot;source&quot;:&quot;DOI.org (Crossref)&quot;,&quot;title&quot;:&quot;The Estimation of a Preference-Based Measure of Health From the SF-12&quot;,&quot;volume&quot;:&quot;42&quot;,&quot;author&quot;:[{&quot;family&quot;:&quot;Brazier&quot;,&quot;given&quot;:&quot;John E.&quot;},{&quot;family&quot;:&quot;Roberts&quot;,&quot;given&quot;:&quot;Jennifer&quot;}],&quot;issued&quot;:{&quot;date-parts&quot;:[[&quot;2004&quot;,9]]}}}],&quot;schema&quot;:&quot;https://github.com/citation-style-language/schema/raw/master/csl-citation.json&quot;}"/></field:fieldmark-start>(J. E. Brazier &amp; Roberts, 2004)<field:fieldmark-end/>, denoted SF-6D (SF-12). The dimensions cover, with UKHLS variables in parentheses, physical functioning (scsf2a), role limitations (scsf3a and scsf3b), social functioning (scsf7), pain (scsf2a), mental health (scsf6c), and vitality (scsf6b). Each dimension has between three and five levels with 7,500 possible health states based on one selection in each dimension.<field:fieldmark-start text:name="Bookmark24" field:type="vnd.oasis.opendocument.field.UNHANDLED"><field:param field:name="vnd.oasis.opendocument.field.code" field:value="ADDIN ZOTERO_ITEM CSL_CITATION {&quot;citationID&quot;:&quot;vV6v2WQR&quot;,&quot;properties&quot;:{&quot;formattedCitation&quot;:&quot;(J. E. Brazier &amp; Roberts, 2004)&quot;,&quot;plainCitation&quot;:&quot;(J. E. Brazier &amp; Roberts, 2004)&quot;,&quot;noteIndex&quot;:0},&quot;citationItems&quot;:[{&quot;id&quot;:1866,&quot;uris&quot;:[&quot;http://zotero.org/users/9232978/items/7KW42L2B&quot;],&quot;itemData&quot;:{&quot;id&quot;:1866,&quot;type&quot;:&quot;article-journal&quot;,&quot;container-title&quot;:&quot;Medical Care&quot;,&quot;DOI&quot;:&quot;10.1097/01.mlr.0000135827.18610.0d&quot;,&quot;ISSN&quot;:&quot;0025-7079&quot;,&quot;issue&quot;:&quot;9&quot;,&quot;language&quot;:&quot;en&quot;,&quot;page&quot;:&quot;851-859&quot;,&quot;source&quot;:&quot;DOI.org (Crossref)&quot;,&quot;title&quot;:&quot;The Estimation of a Preference-Based Measure of Health From the SF-12&quot;,&quot;volume&quot;:&quot;42&quot;,&quot;author&quot;:[{&quot;family&quot;:&quot;Brazier&quot;,&quot;given&quot;:&quot;John E.&quot;},{&quot;family&quot;:&quot;Roberts&quot;,&quot;given&quot;:&quot;Jennifer&quot;}],&quot;issued&quot;:{&quot;date-parts&quot;:[[&quot;2004&quot;,9]]}}}],&quot;schema&quot;:&quot;https://github.com/citation-style-language/schema/raw/master/csl-citation.json&quot;}"/></field:fieldmark-start>(J. E. Brazier &amp; Roberts, 2004)<field:fieldmark-end/>. The valuation study was undertaken in the <office:annotation office:name="__Annotation__431_3013405350" loext:resolved="false"><dc:creator>Graham Stark</dc:creator><dc:date>2023-10-15T15:49:00</dc:date><meta:creator-initials>GS</meta:creator-initials><text:p>We haven't actually done this yet!</text:p></office:annotation>UK<office:annotation-end office:name="__Annotation__431_3013405350"/>.</text:p>
      <text:p text:style-name="Standard"><office:annotation office:name="__Annotation__451_3013405350" loext:resolved="false"><dc:creator>Elliott Johnson</dc:creator><dc:date>2023-10-04T17:20:00</dc:date><meta:creator-initials>EJ</meta:creator-initials><text:p>Graham: Can you check this?</text:p></office:annotation>We used software from QualityMetric <field:fieldmark-start text:name="Bookmark25" field:type="vnd.oasis.opendocument.field.UNHANDLED"><field:param field:name="vnd.oasis.opendocument.field.code" field:value="ADDIN ZOTERO_ITEM CSL_CITATION {&quot;citationID&quot;:&quot;72G3r4mq&quot;,&quot;properties&quot;:{&quot;formattedCitation&quot;:&quot;(QualityMetric, 2022)&quot;,&quot;plainCitation&quot;:&quot;(QualityMetric, 2022)&quot;,&quot;noteIndex&quot;:0},&quot;citationItems&quot;:[{&quot;id&quot;:2069,&quot;uris&quot;:[&quot;http://zotero.org/users/9232978/items/8UDYZ9YY&quot;],&quot;itemData&quot;:{&quot;id&quot;:2069,&quot;type&quot;:&quot;webpage&quot;,&quot;container-title&quot;:&quot;Quality Metric | We Measure Health&quot;,&quot;title&quot;:&quot;SF-6D® Health Utility&quot;,&quot;URL&quot;:&quot;https://www.qualitymetric.com/health-surveys/sf-6d-health-utility/&quot;,&quot;author&quot;:[{&quot;literal&quot;:&quot;QualityMetric&quot;}],&quot;accessed&quot;:{&quot;date-parts&quot;:[[&quot;2022&quot;,7,29]]},&quot;issued&quot;:{&quot;date-parts&quot;:[[&quot;2022&quot;]]}}}],&quot;schema&quot;:&quot;https://github.com/citation-style-language/schema/raw/master/csl-citation.json&quot;}"/></field:fieldmark-start>(QualityMetric, 2022)<field:fieldmark-end/> to convert SF-12 scores into SF-6D scores which were then used to calculate the change in QALYs for the UK population arising from redistribution of income through the welfare scheme changes alongside their accompanying funding mechanisms.<office:annotation-end office:name="__Annotation__451_3013405350"/></text:p>
      <text:p text:style-name="Standard">QALYs are a widely recognized standardised measure of health outcomes, including those that are not directly comparable, commonly used in health economics and health technology assessment <field:fieldmark-start text:name="Bookmark26" field:type="vnd.oasis.opendocument.field.UNHANDLED"><field:param field:name="vnd.oasis.opendocument.field.code" field:value="ADDIN ZOTERO_ITEM CSL_CITATION {&quot;citationID&quot;:&quot;UpBKa3cd&quot;,&quot;properties&quot;:{&quot;formattedCitation&quot;:&quot;(Drummond et al., 2015; Kaplan &amp; Hays, 2022)&quot;,&quot;plainCitation&quot;:&quot;(Drummond et al., 2015; Kaplan &amp; Hays, 2022)&quot;,&quot;noteIndex&quot;:0},&quot;citationItems&quot;:[{&quot;id&quot;:2065,&quot;uris&quot;:[&quot;http://zotero.org/users/9232978/items/AUNHTJXH&quot;],&quot;itemData&quot;:{&quot;id&quot;:2065,&quot;type&quot;:&quot;article-journal&quot;,&quot;abstract&quot;:&quot;Patient-reported outcomes are recognized as essential for the evaluation of medical and public health interventions. Over the last 50 years, health-related quality of life (HRQoL) research has grown exponentially from 0 to more than 17,000 papers published annually. We provide an overview of generic HRQoL measures used widely in epidemiological studies, health services research, population studies, and randomized clinical trials [e.g., Medical Outcomes Study SF-36 and the Patient-Reported Outcomes Measurement Information System (PROMIS\n              ®\n              )-29]. In addition, we review methods used for economic analysis and calculation of the quality-adjusted life year (QALY). These include the EQ-5D, the Health Utilities Index (HUI), the self-administered Quality of Well-being Scale (QWB-SA), and the Health and Activities Limitation Index (HALex). Furthermore, we consider hybrid measures such as the SF-6D and the PROMIS-Preference (PROPr). The plethora of HRQoL measures has impeded cumulative science because incomparable measures have been used in different studies. Linking among different measures and consensus on standard HRQoL measurement should now be prioritized. In addition, enabling widespread access to common measures is necessary to accelerate future progress.&quot;,&quot;container-title&quot;:&quot;Annual Review of Public Health&quot;,&quot;DOI&quot;:&quot;10.1146/annurev-publhealth-052120-012811&quot;,&quot;ISSN&quot;:&quot;0163-7525, 1545-2093&quot;,&quot;issue&quot;:&quot;1&quot;,&quot;journalAbbreviation&quot;:&quot;Annu. Rev. Public Health&quot;,&quot;language&quot;:&quot;en&quot;,&quot;page&quot;:&quot;355-373&quot;,&quot;source&quot;:&quot;DOI.org (Crossref)&quot;,&quot;title&quot;:&quot;Health-Related Quality of Life Measurement in Public Health&quot;,&quot;volume&quot;:&quot;43&quot;,&quot;author&quot;:[{&quot;family&quot;:&quot;Kaplan&quot;,&quot;given&quot;:&quot;Robert M.&quot;},{&quot;family&quot;:&quot;Hays&quot;,&quot;given&quot;:&quot;Ron D.&quot;}],&quot;issued&quot;:{&quot;date-parts&quot;:[[&quot;2022&quot;,4,5]]}}},{&quot;id&quot;:2067,&quot;uris&quot;:[&quot;http://zotero.org/users/9232978/items/LGLSM2ID&quot;],&quot;itemData&quot;:{&quot;id&quot;:2067,&quot;type&quot;:&quot;book&quot;,&quot;call-number&quot;:&quot;RA410.5 .D77 2015&quot;,&quot;collection-title&quot;:&quot;Oxford medical publications&quot;,&quot;edition&quot;:&quot;Fourth edition&quot;,&quot;event-place&quot;:&quot;Oxford, United Kingdom&quot;,&quot;ISBN&quot;:&quot;978-0-19-966588-4&quot;,&quot;number-of-pages&quot;:&quot;445&quot;,&quot;publisher&quot;:&quot;Oxford University Press&quot;,&quot;publisher-place&quot;:&quot;Oxford, United Kingdom&quot;,&quot;source&quot;:&quot;Library of Congress ISBN&quot;,&quot;title&quot;:&quot;Methods for the Economic Evaluation of Health Care Programmes&quot;,&quot;author&quot;:[{&quot;family&quot;:&quot;Drummond&quot;,&quot;given&quot;:&quot;Michael F.&quot;},{&quot;family&quot;:&quot;Sculpher&quot;,&quot;given&quot;:&quot;Mark J.&quot;},{&quot;family&quot;:&quot;Claxton&quot;,&quot;given&quot;:&quot;Karl&quot;},{&quot;family&quot;:&quot;Stoddart&quot;,&quot;given&quot;:&quot;Greg L.&quot;},{&quot;family&quot;:&quot;Torrance&quot;,&quot;given&quot;:&quot;George W.&quot;}],&quot;issued&quot;:{&quot;date-parts&quot;:[[&quot;2015&quot;]]}}}],&quot;schema&quot;:&quot;https://github.com/citation-style-language/schema/raw/master/csl-citation.json&quot;}"/></field:fieldmark-start>(Drummond et al., 2015; Kaplan &amp; Hays, 2022)<field:fieldmark-end/>. QALYs capture not only the increased life expectancy resulting from an intervention but also the improvements in health-related quality of life, with a year in perfect health assigned a QALY value of 1, while a year of less-than-perfect health receives a value less than 1. Patient wellbeing is assessed in the physical, social, and psychological domains, and QALY weights are empirically assigned to each dimension. Additionally, QALYs incorporate a time dimension, useful to consider the duration of health improvements resulting from long-term policies.</text:p>
      <text:p text:style-name="Standard">In order to calculate differences in life expectancy, we use multipliers (conditional on gender and age) for men and women of each year-of-age group in the FRS data. The multipliers are derived from <field:fieldmark-start text:name="Bookmark27" field:type="vnd.oasis.opendocument.field.UNHANDLED"><field:param field:name="vnd.oasis.opendocument.field.code" field:value="ADDIN ZOTERO_ITEM CSL_CITATION {&quot;citationID&quot;:&quot;AOHoZ5yT&quot;,&quot;properties&quot;:{&quot;formattedCitation&quot;:&quot;(McNamara et al., 2023)&quot;,&quot;plainCitation&quot;:&quot;(McNamara et al., 2023)&quot;,&quot;noteIndex&quot;:0},&quot;citationItems&quot;:[{&quot;id&quot;:2114,&quot;uris&quot;:[&quot;http://zotero.org/users/9232978/items/C4WHHRTS&quot;],&quot;itemData&quot;:{&quot;id&quot;:2114,&quot;type&quot;:&quot;article-journal&quot;,&quot;container-title&quot;:&quot;Value in Health&quot;,&quot;DOI&quot;:&quot;10.1016/j.jval.2022.07.005&quot;,&quot;ISSN&quot;:&quot;10983015&quot;,&quot;issue&quot;:&quot;2&quot;,&quot;journalAbbreviation&quot;:&quot;Value in Health&quot;,&quot;language&quot;:&quot;en&quot;,&quot;page&quot;:&quot;163-169&quot;,&quot;source&quot;:&quot;DOI.org (Crossref)&quot;,&quot;title&quot;:&quot;Quality-Adjusted Life Expectancy Norms for the English Population&quot;,&quot;volume&quot;:&quot;26&quot;,&quot;author&quot;:[{&quot;family&quot;:&quot;McNamara&quot;,&quot;given&quot;:&quot;Simon&quot;},{&quot;family&quot;:&quot;Schneider&quot;,&quot;given&quot;:&quot;Paul P.&quot;},{&quot;family&quot;:&quot;Love-Koh&quot;,&quot;given&quot;:&quot;James&quot;},{&quot;family&quot;:&quot;Doran&quot;,&quot;given&quot;:&quot;Tim&quot;},{&quot;family&quot;:&quot;Gutacker&quot;,&quot;given&quot;:&quot;Nils&quot;}],&quot;issued&quot;:{&quot;date-parts&quot;:[[&quot;2023&quot;,2]]}}}],&quot;schema&quot;:&quot;https://github.com/citation-style-language/schema/raw/master/csl-citation.json&quot;}"/></field:fieldmark-start>(McNamara et al., 2023)<field:fieldmark-end/>. The gender- and age-specific multipliers are used to produce an estimate for years of life expectancy gained, conditional on QALYs gained, for men and women in each age group. These are then summed across the whole (grossed-up) FRS population to produce estimates for total Years of Life Gained (YLG) for each customisable welfare scheme.</text:p>
      <text:h text:style-name="P11" text:outline-level="3"><text:span text:style-name="T53">2</text:span>.7 Changes in health based on household income</text:h>
      <text:p text:style-name="P33">We use two main models for analysis. First, we use a fixed effects ‘within-between’ model, which combines the effect on health of both an individual’s income in one wave vs their average across waves, and their average across waves compared with the sample average. Second, we use a random-effects logistic regression, with a dichotomous health variable created from continuous scores using <text:soft-page-break/>clinically significant thresholds used to indicate the presence of depressive disorders (MCS-12 ≤45.6). The specific model designs are further described below.</text:p>
      <text:p text:style-name="P33"/>
      <text:p text:style-name="P33">3.7.1 ‘Within-between’ model</text:p>
      <text:p text:style-name="P33">The coefficients relating to the health effects of changes in household income used in the TriplePC are based on two main analyses. The first is a ‘within-between’ model, with lagged health outcomes, to disentangle the relationship between mental and physical health and: i) within-individual variations of income at one time point compared with their average across the waves; and ii) between-individual differences in income averaged across survey waves. The within-between linear model is a reformulation of the Mundlak model and has a significant advantage in being able to retain the flexibility of random effects models while reducing concerns about bias that fixed effects models address.<field:fieldmark-start text:name="Bookmark34" field:type="vnd.oasis.opendocument.field.UNHANDLED"><field:param field:name="vnd.oasis.opendocument.field.code" field:value="ADDIN ZOTERO_ITEM CSL_CITATION {&quot;citationID&quot;:&quot;43DYvJq6&quot;,&quot;properties&quot;:{&quot;formattedCitation&quot;:&quot;(Bell et al., 2019; Bell &amp; Jones, 2015)&quot;,&quot;plainCitation&quot;:&quot;(Bell et al., 2019; Bell &amp; Jones, 2015)&quot;,&quot;noteIndex&quot;:0},&quot;citationItems&quot;:[{&quot;id&quot;:22,&quot;uris&quot;:[&quot;http://zotero.org/users/9232978/items/69C3SHGP&quot;],&quot;itemData&quot;:{&quot;id&quot;:22,&quot;type&quot;:&quot;article-journal&quot;,&quot;abstract&quot;:&quot;This article challenges Fixed Effects (FE) modeling as the ‘default’ for time-series-cross-sectional and panel data. Understanding different within and between effects is crucial when choosing modeling strategies. The downside of Random Effects (RE) modeling—correlated lower-level covariates and higher-level residuals—is omitted-variable bias, solvable with Mundlak's (1978a) formulation. Consequently, RE can provide everything that FE promises and more, as confirmed by Monte-Carlo simulations, which additionally show problems with Plümper and Troeger's FE Vector Decomposition method when data are unbalanced. As well as incorporating time-invariant variables, RE models are readily extendable, with random coefficients, cross-level interactions and complex variance functions. We argue not simply for technical solutions to endogeneity, but for the substantive importance of context/heterogeneity, modeled using RE. The implications extend beyond political science to all multilevel datasets. However, omitted variables could still bias estimated higher-level variable effects; as with any model, care is required in interpretation.&quot;,&quot;container-title&quot;:&quot;Political Science Research and Methods&quot;,&quot;DOI&quot;:&quot;10.1017/psrm.2014.7&quot;,&quot;ISSN&quot;:&quot;2049-8470, 2049-8489&quot;,&quot;issue&quot;:&quot;1&quot;,&quot;language&quot;:&quot;en&quot;,&quot;note&quot;:&quot;publisher: Cambridge University Press&quot;,&quot;page&quot;:&quot;133-153&quot;,&quot;source&quot;:&quot;Cambridge University Press&quot;,&quot;title&quot;:&quot;Explaining Fixed Effects: Random Effects Modeling of Time-Series Cross-Sectional and Panel Data*&quot;,&quot;title-short&quot;:&quot;Explaining Fixed Effects&quot;,&quot;volume&quot;:&quot;3&quot;,&quot;author&quot;:[{&quot;family&quot;:&quot;Bell&quot;,&quot;given&quot;:&quot;Andrew&quot;},{&quot;family&quot;:&quot;Jones&quot;,&quot;given&quot;:&quot;Kelvyn&quot;}],&quot;issued&quot;:{&quot;date-parts&quot;:[[&quot;2015&quot;,1]]}}},{&quot;id&quot;:21,&quot;uris&quot;:[&quot;http://zotero.org/users/9232978/items/5J3S5MMU&quot;],&quot;itemData&quot;:{&quot;id&quot;:21,&quot;type&quot;:&quot;article-journal&quot;,&quot;abstract&quot;:&quot;This paper assesses the options available to researchers analysing multilevel (including longitudinal) data, with the aim of supporting good methodological decision-making. Given the confusion in the literature about the key properties of fixed and random effects (FE and RE) models, we present these models’ capabilities and limitations. We also discuss the within-between RE model, sometimes misleadingly labelled a ‘hybrid’ model, showing that it is the most general of the three, with all the strengths of the other two. As such, and because it allows for important extensions—notably random slopes—we argue it should be used (as a starting point at least) in all multilevel analyses. We develop the argument through simulations, evaluating how these models cope with some likely mis-specifications. These simulations reveal that (1) failing to include random slopes can generate anti-conservative standard errors, and (2) assuming random intercepts are Normally distributed, when they are not, introduces only modest biases. These results strengthen the case for the use of, and need for, these models.&quot;,&quot;container-title&quot;:&quot;Quality &amp; Quantity&quot;,&quot;DOI&quot;:&quot;10.1007/s11135-018-0802-x&quot;,&quot;ISSN&quot;:&quot;1573-7845&quot;,&quot;issue&quot;:&quot;2&quot;,&quot;journalAbbreviation&quot;:&quot;Qual Quant&quot;,&quot;language&quot;:&quot;en&quot;,&quot;page&quot;:&quot;1051-1074&quot;,&quot;source&quot;:&quot;Springer Link&quot;,&quot;title&quot;:&quot;Fixed and random effects models: making an informed choice&quot;,&quot;title-short&quot;:&quot;Fixed and random effects models&quot;,&quot;volume&quot;:&quot;53&quot;,&quot;author&quot;:[{&quot;family&quot;:&quot;Bell&quot;,&quot;given&quot;:&quot;Andrew&quot;},{&quot;family&quot;:&quot;Fairbrother&quot;,&quot;given&quot;:&quot;Malcolm&quot;},{&quot;family&quot;:&quot;Jones&quot;,&quot;given&quot;:&quot;Kelvyn&quot;}],&quot;issued&quot;:{&quot;date-parts&quot;:[[&quot;2019&quot;,3,1]]}}}],&quot;schema&quot;:&quot;https://github.com/citation-style-language/schema/raw/master/csl-citation.json&quot;}"/></field:fieldmark-start>(Bell et al., 2019; Bell &amp; Jones, 2015)<field:fieldmark-end/>. We believe that this model captures a number of key income-based drivers of health, including:</text:p>
      <text:p text:style-name="P33"/>
      <text:p text:style-name="P33">Temporary income shocks (within component), which see individuals’ income increase or decrease in one wave compared to their average.</text:p>
      <text:p text:style-name="P33">Permanent income shocks (between component), which see an individual’s average income either be closer to or further away from the population average.</text:p>
      <text:p text:style-name="P33">Objective inequality (between component), which see differences between individuals’ average income, which is calculated over a longer, enduring, period.</text:p>
      <text:p text:style-name="P33">Subjective social status inequality (between component), which is the psychological phenomenon driven, in part, by income inequality.</text:p>
      <text:p text:style-name="P33"/>
      <text:p text:style-name="P33">It does not, however, capture what we anticipate through our model of impact to be very substantial benefits from systems such as Basic Income of increased security of income and protection from destitution for a very large proportion of the population in even relatively highly paid jobs.</text:p>
      <text:p text:style-name="P33"/>
      <text:p text:style-name="P33"><office:annotation office:name="__Annotation__1543_3013405350" loext:resolved="false"><dc:creator>Elliott Johnson</dc:creator><dc:date>2023-10-10T18:35:00</dc:date><meta:creator-initials>EJ</meta:creator-initials><text:p>We could potentially just delete this and refer to the working paper that Howard's currently finalising. Either way, it needs updating based on the final paper and quite which coefficients you implemented in the TriplePC</text:p></office:annotation>Model 1</text:p>
      <text:p text:style-name="P20"><draw:frame draw:style-name="fr1" draw:name="Object1" text:anchor-type="as-char" svg:width="3.316cm" svg:height="0.594cm" draw:z-index="0"><draw:object xlink:href="./Object 1" xlink:type="simple" xlink:show="embed" xlink:actuate="onLoad"/><draw:image xlink:href="./ObjectReplacements/Object 1" xlink:type="simple" xlink:show="embed" xlink:actuate="onLoad"/><svg:desc>formula</svg:desc></draw:frame></text:p>
      <text:p text:style-name="P33"/>
      <text:p text:style-name="P33">Where <draw:frame draw:style-name="fr1" draw:name="Object2" text:anchor-type="as-char" svg:width="0.337cm" svg:height="0.474cm" draw:z-index="1"><draw:object xlink:href="./Object 2" xlink:type="simple" xlink:show="embed" xlink:actuate="onLoad"/><draw:image xlink:href="./ObjectReplacements/Object 2" xlink:type="simple" xlink:show="embed" xlink:actuate="onLoad"/><svg:desc>formula</svg:desc></draw:frame><text:s/>is the dependent variable, the health outcome, for individual <draw:frame draw:style-name="fr1" draw:name="Object3" text:anchor-type="as-char" svg:width="0.127cm" svg:height="0.467cm" draw:z-index="2"><draw:object xlink:href="./Object 3" xlink:type="simple" xlink:show="embed" xlink:actuate="onLoad"/><draw:image xlink:href="./ObjectReplacements/Object 3" xlink:type="simple" xlink:show="embed" xlink:actuate="onLoad"/><svg:desc>formula</svg:desc></draw:frame><text:s/>at time <draw:frame draw:style-name="fr1" draw:name="Object4" text:anchor-type="as-char" svg:width="0.15cm" svg:height="0.467cm" draw:z-index="3"><draw:object xlink:href="./Object 4" xlink:type="simple" xlink:show="embed" xlink:actuate="onLoad"/><draw:image xlink:href="./ObjectReplacements/Object 4" xlink:type="simple" xlink:show="embed" xlink:actuate="onLoad"/><svg:desc>formula</svg:desc></draw:frame>. <draw:frame draw:style-name="fr1" draw:name="Object5" text:anchor-type="as-char" svg:width="0.347cm" svg:height="0.474cm" draw:z-index="4"><draw:object xlink:href="./Object 5" xlink:type="simple" xlink:show="embed" xlink:actuate="onLoad"/><draw:image xlink:href="./ObjectReplacements/Object 5" xlink:type="simple" xlink:show="embed" xlink:actuate="onLoad"/><svg:desc>formula</svg:desc></draw:frame><text:s/>is the set of observed variables of interest, separated into: <draw:frame draw:style-name="fr1" draw:name="Object6" text:anchor-type="as-char" svg:width="0.309cm" svg:height="0.531cm" draw:z-index="5"><draw:object xlink:href="./Object 6" xlink:type="simple" xlink:show="embed" xlink:actuate="onLoad"/><draw:image xlink:href="./ObjectReplacements/Object 6" xlink:type="simple" xlink:show="embed" xlink:actuate="onLoad"/><svg:desc>formula</svg:desc></draw:frame>, individual <draw:frame draw:style-name="fr1" draw:name="Object7" text:anchor-type="as-char" svg:width="0.127cm" svg:height="0.467cm" draw:z-index="6"><draw:object xlink:href="./Object 7" xlink:type="simple" xlink:show="embed" xlink:actuate="onLoad"/><draw:image xlink:href="./ObjectReplacements/Object 7" xlink:type="simple" xlink:show="embed" xlink:actuate="onLoad"/><svg:desc>formula</svg:desc></draw:frame>’s average over the sample period, and (<draw:frame draw:style-name="fr1" draw:name="Object8" text:anchor-type="as-char" svg:width="1.249cm" svg:height="0.531cm" draw:z-index="7"><draw:object xlink:href="./Object 8" xlink:type="simple" xlink:show="embed" xlink:actuate="onLoad"/><draw:image xlink:href="./ObjectReplacements/Object 8" xlink:type="simple" xlink:show="embed" xlink:actuate="onLoad"/><svg:desc>formula</svg:desc></draw:frame>, <draw:frame draw:style-name="fr1" draw:name="Object9" text:anchor-type="as-char" svg:width="0.127cm" svg:height="0.467cm" draw:z-index="8"><draw:object xlink:href="./Object 9" xlink:type="simple" xlink:show="embed" xlink:actuate="onLoad"/><draw:image xlink:href="./ObjectReplacements/Object 9" xlink:type="simple" xlink:show="embed" xlink:actuate="onLoad"/><svg:desc>formula</svg:desc></draw:frame>’s difference from their average at time <draw:frame draw:style-name="fr1" draw:name="Object10" text:anchor-type="as-char" svg:width="0.15cm" svg:height="0.467cm" draw:z-index="9"><draw:object xlink:href="./Object 10" xlink:type="simple" xlink:show="embed" xlink:actuate="onLoad"/><draw:image xlink:href="./ObjectReplacements/Object 10" xlink:type="simple" xlink:show="embed" xlink:actuate="onLoad"/><svg:desc>formula</svg:desc></draw:frame>. Variables include all time-varying observable variables: our main income variable of interest, alongside time varying demographic controls (age, age squared, marital status).</text:p>
      <text:p text:style-name="P33"/>
      <text:p text:style-name="P33">The corresponding coefficients are <draw:frame draw:style-name="fr1" draw:name="Object11" text:anchor-type="as-char" svg:width="0.259cm" svg:height="0.467cm" draw:z-index="10"><draw:object xlink:href="./Object 11" xlink:type="simple" xlink:show="embed" xlink:actuate="onLoad"/><draw:image xlink:href="./ObjectReplacements/Object 11" xlink:type="simple" xlink:show="embed" xlink:actuate="onLoad"/><svg:desc>formula</svg:desc></draw:frame>, the ‘between-effects’, and <draw:frame draw:style-name="fr1" draw:name="Object12" text:anchor-type="as-char" svg:width="0.212cm" svg:height="0.467cm" draw:z-index="11"><draw:object xlink:href="./Object 12" xlink:type="simple" xlink:show="embed" xlink:actuate="onLoad"/><draw:image xlink:href="./ObjectReplacements/Object 12" xlink:type="simple" xlink:show="embed" xlink:actuate="onLoad"/><svg:desc>formula</svg:desc></draw:frame>, the ‘within-effects’. Lagged health variables are represented by <draw:frame draw:style-name="fr1" draw:name="Object13" text:anchor-type="as-char" svg:width="0.676cm" svg:height="0.531cm" draw:z-index="12"><draw:object xlink:href="./Object 13" xlink:type="simple" xlink:show="embed" xlink:actuate="onLoad"/><draw:image xlink:href="./ObjectReplacements/Object 13" xlink:type="simple" xlink:show="embed" xlink:actuate="onLoad"/><svg:desc>formula</svg:desc></draw:frame>, while <draw:frame draw:style-name="fr1" draw:name="Object14" text:anchor-type="as-char" svg:width="0.289cm" svg:height="0.531cm" draw:z-index="13"><draw:object xlink:href="./Object 14" xlink:type="simple" xlink:show="embed" xlink:actuate="onLoad"/><draw:image xlink:href="./ObjectReplacements/Object 14" xlink:type="simple" xlink:show="embed" xlink:actuate="onLoad"/><svg:desc>formula</svg:desc></draw:frame><text:s/>are the time-invariant control variables, such as demographic controls (sex, ethnicity, region, rurality, whether or not the individual was born in the <text:soft-page-break/>UK), initial health states (<draw:frame draw:style-name="fr1" draw:name="Object15" text:anchor-type="as-char" svg:width="0.45cm" svg:height="0.531cm" draw:z-index="14"><draw:object xlink:href="./Object 15" xlink:type="simple" xlink:show="embed" xlink:actuate="onLoad"/><draw:image xlink:href="./ObjectReplacements/Object 15" xlink:type="simple" xlink:show="embed" xlink:actuate="onLoad"/><svg:desc>formula</svg:desc></draw:frame>) and attrition controls (wave count and all waves), with <draw:frame draw:style-name="fr1" draw:name="Object16" text:anchor-type="as-char" svg:width="0.233cm" svg:height="0.467cm" draw:z-index="15"><draw:object xlink:href="./Object 16" xlink:type="simple" xlink:show="embed" xlink:actuate="onLoad"/><draw:image xlink:href="./ObjectReplacements/Object 16" xlink:type="simple" xlink:show="embed" xlink:actuate="onLoad"/><svg:desc>formula</svg:desc></draw:frame><text:s/>and <draw:frame draw:style-name="fr1" draw:name="Object17" text:anchor-type="as-char" svg:width="0.22cm" svg:height="0.467cm" draw:z-index="16"><draw:object xlink:href="./Object 17" xlink:type="simple" xlink:show="embed" xlink:actuate="onLoad"/><draw:image xlink:href="./ObjectReplacements/Object 17" xlink:type="simple" xlink:show="embed" xlink:actuate="onLoad"/><svg:desc>formula</svg:desc></draw:frame><text:s/>as the corresponding coefficients. The residuals <draw:frame draw:style-name="fr1" draw:name="Object18" text:anchor-type="as-char" svg:width="0.295cm" svg:height="0.531cm" draw:z-index="17"><draw:object xlink:href="./Object 18" xlink:type="simple" xlink:show="embed" xlink:actuate="onLoad"/><draw:image xlink:href="./ObjectReplacements/Object 18" xlink:type="simple" xlink:show="embed" xlink:actuate="onLoad"/><svg:desc>formula</svg:desc></draw:frame><text:s/>and <draw:frame draw:style-name="fr1" draw:name="Object19" text:anchor-type="as-char" svg:width="0.325cm" svg:height="0.474cm" draw:z-index="18"><draw:object xlink:href="./Object 19" xlink:type="simple" xlink:show="embed" xlink:actuate="onLoad"/><draw:image xlink:href="./ObjectReplacements/Object 19" xlink:type="simple" xlink:show="embed" xlink:actuate="onLoad"/><svg:desc>formula</svg:desc></draw:frame><text:s/>are assumed to have a mean of zero and be normally distributed.</text:p>
      <text:p text:style-name="P33"/>
      <text:p text:style-name="P33">Intuitively, this approach allows the identification of the ‘between’ effects, as the effect of differences in income between persons, and the ‘within’ effects, as the effect of an increase/decrease in an individual’s income relative to their average income. Furthermore, the inclusion of a lagged health variable is an attempt to reduce the impact that reverse causality has on the estimates. Equation 1 controls for the previous years and the ‘initial’ state of mental health.<office:annotation-end office:name="__Annotation__1543_3013405350"/></text:p>
      <text:p text:style-name="P33"/>
      <text:p text:style-name="P33">3.3.2 Random effects logistic regression</text:p>
      <text:p text:style-name="P33">We model the probability of a discrete binary outcome for MCS-12 (scoring ≤45.6 – indicative of clinically significant symptoms of depressive disorders – or ≥45.7) given the input variable income quintile and control variables including sex, age, ethnicity, region, rurality, whether or not the individual was born in the UK, marital status, employment status and an attrition-based control. To address potential reverse causation bias, we also control for whether the individual scored MCS-12 ≤45.6 in the previous period. The modelled association between income and the probability of depressive disorder symptoms is thus adjusted for the values of the covariates.</text:p>
      <text:p text:style-name="P20"><office:annotation office:name="__Annotation__1580_3013405350" loext:resolved="false"><dc:creator>Elliott Johnson</dc:creator><dc:date>2023-10-10T18:37:00</dc:date><meta:creator-initials>EJ</meta:creator-initials><text:p>Again, we can potentially delete this.</text:p></office:annotation>Model 2<draw:frame draw:style-name="fr1" draw:name="Object20" text:anchor-type="as-char" svg:width="0.041cm" svg:height="0.467cm" draw:z-index="19"><draw:object xlink:href="./Object 20" xlink:type="simple" xlink:show="embed" xlink:actuate="onLoad"/><draw:image xlink:href="./ObjectReplacements/Object 20" xlink:type="simple" xlink:show="embed" xlink:actuate="onLoad"/><svg:desc>formula</svg:desc></draw:frame><draw:frame draw:style-name="fr1" draw:name="Object21" text:anchor-type="as-char" svg:width="7.14cm" svg:height="1.177cm" draw:z-index="20"><draw:object xlink:href="./Object 21" xlink:type="simple" xlink:show="embed" xlink:actuate="onLoad"/><draw:image xlink:href="./ObjectReplacements/Object 21" xlink:type="simple" xlink:show="embed" xlink:actuate="onLoad"/><svg:desc>formula</svg:desc></draw:frame></text:p>
      <text:p text:style-name="P33"/>
      <text:p text:style-name="P33">Where <draw:frame draw:style-name="fr1" draw:name="Object22" text:anchor-type="as-char" svg:width="0.337cm" svg:height="0.474cm" draw:z-index="21"><draw:object xlink:href="./Object 22" xlink:type="simple" xlink:show="embed" xlink:actuate="onLoad"/><draw:image xlink:href="./ObjectReplacements/Object 22" xlink:type="simple" xlink:show="embed" xlink:actuate="onLoad"/><svg:desc>formula</svg:desc></draw:frame><text:s/>is the binary outcome, <draw:frame draw:style-name="fr1" draw:name="Object23" text:anchor-type="as-char" svg:width="0.335cm" svg:height="0.531cm" draw:z-index="22"><draw:object xlink:href="./Object 23" xlink:type="simple" xlink:show="embed" xlink:actuate="onLoad"/><draw:image xlink:href="./ObjectReplacements/Object 23" xlink:type="simple" xlink:show="embed" xlink:actuate="onLoad"/><svg:desc>formula</svg:desc></draw:frame><text:s/>is an individual-specific and time-invariant random effect, <draw:frame draw:style-name="fr1" draw:name="Object24" text:anchor-type="as-char" svg:width="0.386cm" svg:height="0.531cm" draw:z-index="23"><draw:object xlink:href="./Object 24" xlink:type="simple" xlink:show="embed" xlink:actuate="onLoad"/><draw:image xlink:href="./ObjectReplacements/Object 24" xlink:type="simple" xlink:show="embed" xlink:actuate="onLoad"/><svg:desc>formula</svg:desc></draw:frame>is a vector of regression coefficients including both control variables and income quintile dummy variables, and <draw:frame draw:style-name="fr1" draw:name="Object25" text:anchor-type="as-char" svg:width="0.333cm" svg:height="0.474cm" draw:z-index="24"><draw:object xlink:href="./Object 25" xlink:type="simple" xlink:show="embed" xlink:actuate="onLoad"/><draw:image xlink:href="./ObjectReplacements/Object 25" xlink:type="simple" xlink:show="embed" xlink:actuate="onLoad"/><svg:desc>formula</svg:desc></draw:frame><text:s/>is the error term, uncorrelated across individuals and over time for one same individual. This model was obtained from Wolf <field:fieldmark-start text:name="Bookmark35" field:type="vnd.oasis.opendocument.field.UNHANDLED"><field:param field:name="vnd.oasis.opendocument.field.code" field:value="ADDIN ZOTERO_ITEM CSL_CITATION {&quot;citationID&quot;:&quot;z7nhtHeG&quot;,&quot;properties&quot;:{&quot;formattedCitation&quot;:&quot;(Wolf, 1987)&quot;,&quot;plainCitation&quot;:&quot;(Wolf, 1987)&quot;,&quot;noteIndex&quot;:0},&quot;citationItems&quot;:[{&quot;id&quot;:1850,&quot;uris&quot;:[&quot;http://zotero.org/users/9232978/items/6IQWLQ9E&quot;],&quot;itemData&quot;:{&quot;id&quot;:1850,&quot;type&quot;:&quot;report&quot;,&quot;collection-title&quot;:&quot;IIASA Working Paper&quot;,&quot;event-place&quot;:&quot;Laxenburg, Austria&quot;,&quot;number&quot;:&quot;WP-87-104&quot;,&quot;publisher&quot;:&quot;IIASA&quot;,&quot;publisher-place&quot;:&quot;Laxenburg, Austria&quot;,&quot;title&quot;:&quot;A Random-Effects Logit Model for Panel Data&quot;,&quot;URL&quot;:&quot;https://pure.iiasa.ac.at/2948&quot;,&quot;author&quot;:[{&quot;family&quot;:&quot;Wolf&quot;,&quot;given&quot;:&quot;Douglas A.&quot;}],&quot;accessed&quot;:{&quot;date-parts&quot;:[[&quot;2023&quot;,5,23]]},&quot;issued&quot;:{&quot;date-parts&quot;:[[&quot;1987&quot;,10]]}}}],&quot;schema&quot;:&quot;https://github.com/citation-style-language/schema/raw/master/csl-citation.json&quot;}"/></field:fieldmark-start>(1987)<field:fieldmark-end/>.</text:p>
      <text:p text:style-name="P33">Our results are presented as adjusted marginal effects, or differences in probabilities, which are more easily interpretable than log odds.<office:annotation-end office:name="__Annotation__1580_3013405350"/></text:p>
      <text:h text:style-name="P9" text:outline-level="1"><text:span text:style-name="T54">3. </text:span>Microsimulation</text:h>
      <text:p text:style-name="Standard">The Public Policy Preference Calculator (TriplePC) is a means of estimating public preferences for customisable welfare policies. It allows you to choose a number of policy features – namely payment amounts, income tax rates, other forms of funding, employment status and citizenship status eligibility, and means-testing – and see estimates of the effects on income distribution, life expectancy, and mental health. It also provides an estimate of likely popularity, either for the whole population, or for population subgroups based on voting behaviour, gender, age, or financial situation.</text:p>
      <text:p text:style-name="Standard">This section describes our experience of integrating the conjoint analysis and health modelling described above into a microsimulation tax-benefit model. Since the <office:annotation office:name="__Annotation__648_3013405350" loext:resolved="false"><dc:creator>Graham Stark</dc:creator><dc:date>2023-10-15T18:01:00</dc:date><meta:creator-initials>GS</meta:creator-initials><text:p>I've reinstated this bit. I think it's important.</text:p></office:annotation>conjoint<office:annotation-end office:name="__Annotation__648_3013405350"/> estimation, in particular, is a very new thing in the field, this section is very much "warts and all" - we'll try to be honest about what we've got wrong as well as what we got right, in the hope that this will be useful for subsequent work.</text:p>
      <text:p text:style-name="Standard"><text:soft-page-break/>As we saw in our discussion of conjoint analysis above, the respondents have preferences over instruments (tax rates, benefit levels, etc.) and outcomes (poverty levels, numbers of mental health cases, etc.). We use microsimulation to bridge between the instruments and outcomes. A key point is that the microsimulation work began <text:span text:style-name="T52">after t</text:span>he conjoint analysis was completed. <text:span text:style-name="T52">The</text:span> direction of our modelling was set by the contents of the conjoint analysis. </text:p>
      <text:p text:style-name="Standard">The analysis uses a heavily adapted version of Scotben (Stark 2023a), a microsimulation model of Scotland written in the Julia programming language. The model is fully open source. This section briefly discusses this model. For more detail, the primary source is the GitHub <office:annotation office:name="__Annotation__680_3013405350" loext:resolved="false"><dc:creator>Elliott Johnson</dc:creator><dc:date>2023-10-09T16:54:00</dc:date><meta:creator-initials>EJ</meta:creator-initials><text:p>Reference</text:p></office:annotation>repository<office:annotation-end office:name="__Annotation__680_3013405350"/>. There is also a model development blog (Stark 2023b), and two online presentations (Stark 2022a, 2022b).</text:p>
      <text:p text:style-name="Standard">Scotben is a conventionally structured static tax-benefit model, in the family of models branching out from the Institute for Fiscal Studies’ <text:s/>TAXBEN (Johnson et al 1990) of which two of this paper’s authors (Reed and Stark) were developers. Emphasis is put on modularity and careful encapsulation of the key data structures: households, tax systems and so on<text:span text:style-name="T3"><text:note text:id="ftn1" text:note-class="footnote"><text:note-citation>1</text:note-citation><text:note-body><text:p text:style-name="Footnote"><text:s/>The complete set of program modules is available at: https://github.com/grahamstark/ScottishTaxBenefitModel.jl/tree/master/src</text:p></text:note-body></text:note></text:span>. Scotben is developed ‘Test First’ (Beck 2003, Google 2007): tests of the functionality in a module (‘unit tests’) are written before development of the module itself, and only the code needed to pass the tests is written<text:span text:style-name="T3"><text:note text:id="ftn2" text:note-class="footnote"><text:note-citation>2</text:note-citation><text:note-body><text:p text:style-name="Footnote"><text:s/>https://github.com/grahamstark/ScottishTaxBenefitModel.jl/tree/master/test</text:p></text:note-body></text:note></text:span>. Modularity and test-driven development are excellent investments. The modular organisation makes it easy to bolt together variants of the model for different purposes and continually running test suite during development minimises the chances of introducing new errors. The development phase of the TriplePC model took just 6 weeks in total. The clean design makes it much easier to add these things as needed; for example, we can map complete budget constraints more accurately than rival models, in just a few lines of code<text:span text:style-name="T3"><text:note text:id="ftn3" text:note-class="footnote"><text:note-citation>3</text:note-citation><text:note-body><text:p text:style-name="Footnote"><text:s/>https://stb.virtual-worlds.scot/bcd/</text:p></text:note-body></text:note></text:span>.</text:p>
      <text:p text:style-name="Standard">The model is written in the Julia language (Bezanson 2017<text:span text:style-name="T6">)</text:span>. Julia aims to bridge the gap between statistics packages such as Stata and high-level programming languages like Fortran or Python. While not without its problems, it largely succeeds in this. Many of the regressions reported below are written in Julia<text:span text:style-name="T3"><text:note text:id="ftn4" text:note-class="footnote"><text:note-citation>4</text:note-citation><text:note-body><text:p text:style-name="Footnote"><text:s/>https://github.com/grahamstark/ScottishTaxBenefitModel.jl/tree/master/regressions</text:p></text:note-body></text:note></text:span>, while the main modelling code has the expressiveness and type-safety of the Pascal-like languages used in the TAXBEN2 family. The modular design and the abundance of high-quality third-party Julia libraries made adding a web-based user interface very straightforward; we return to this below.</text:p>
      <text:p text:style-name="Standard">As a ‘static’ model, it covers a single period and there are no behavioural adjustments: benefits are fully taken up, taxes are not avoided, and there are no labour supply responses to changes. </text:p>
      <text:p text:style-name="Standard">The original scope of the Scotben model is Scotland, but the present project is UK-wide<text:span text:style-name="T3"><text:note text:id="ftn5" text:note-class="footnote"><text:note-citation>5</text:note-citation><text:note-body><text:p text:style-name="Footnote"><text:s/>Note we exclude Northern Ireland here because of lack of time to adequately model Northern Irish local taxation – ‘Rates’ and ‘Rate Rebates’.</text:p></text:note-body></text:note></text:span>. In many respects a UK scope simplifies things because much of the difficulty in a Scotland-specific model is in pooling multiple years of data and constructing suitable sample weights, whereas in the TriplePC we use a single 2021/22 FRS dataset and the pre-calculated weights. On the other hand, we have to model taxes and benefits that differ between the constituent nations of the UK. In implementing the model, analysis of Northern Ireland was removed because we were unable to model the property-based local tax in the time we had available. </text:p>
      <text:p text:style-name="P6"><text:soft-page-break/>The questions in the conjoint survey largely determine the direction of the microsimulation modelling.</text:p>
      <text:p text:style-name="Standard"><text:span text:style-name="T8">There is ambiguity in some of the conjoint questions: a wealth tax or carbon levy </text:span><office:annotation office:name="__Annotation__966_3013405350" loext:resolved="false"><dc:creator>Graham Stark</dc:creator><dc:date>2023-10-15T18:06:00</dc:date><meta:creator-initials>GS</meta:creator-initials><text:p>Reinstated this section</text:p></office:annotation><text:span text:style-name="T8">could</text:span><office:annotation-end office:name="__Annotation__966_3013405350"/><text:span text:style-name="T8"> be implemented in many different ways, for instance. We make what we hope are reasonable assumptions for these cases, but for the microsimulation to be fully consistent with the conjoint survey we'd have to know what was in the mind of the respondents.</text:span></text:p>
      <text:p text:style-name="P6">The outcome questions - poverty, inequality, health and so on - are phrased as changes - "50% fewer cases" for mental health, "Increased by 50%" for poverty and so on. A particularly tricky question arising from this is establishing a baseline for comparison: changes from what? The conjoint survey had no 'keep things as they are' option for the tax and benefit instruments, so we have two options: </text:p>
      <text:list xml:id="list1834046389" text:style-name="WWNum32">
        <text:list-item>
          <text:p text:style-name="P14">using a tax-benefit system some way from the current one as baseline and assuming that the outcome changes represent changes in poverty, health, etc. from that point, rather than changes from the actual current situation; or</text:p>
        </text:list-item>
        <text:list-item>
          <text:p text:style-name="P14">using the current system as the baseline - but if we do that the default output will have significant deviations for the outcome variables.</text:p>
        </text:list-item>
      </text:list>
      <text:p text:style-name="P6">We opted for 1) on the grounds that it makes the conjoint popularity output much easier to understand. So the model starts from some distance from where we currently are.</text:p>
      <text:p text:style-name="P7">One slightly vexing aspect of developing TriplePC was that simple seeming options from the conjoint questionnaire can require a lot of modelling effort. For example, one of the of the options in the Conjoint questionnaire for paying for changes is 'Tax on wealth': that’s a perfectly reasonable thing to ask respondents about (and it's one button in the user-interface), but integrating a Wealth Tax into a predominantly income-based tax-benefit model is not easy.</text:p>
      <text:h text:style-name="Heading_20_3" text:outline-level="3">3.1 Income Tax Taxes</text:h>
      <text:p text:style-name="Standard">The conjoint experimental survey had a number of tax options in the form:</text:p>
      <text:p text:style-name="P8">Basic rate - 20%; Higher rate - 40%; Additional rate - 45%</text:p>
      <text:p text:style-name="P32">The first of these are the current (non-Scottish) UK income tax rates; all other options in the survey represent rate increases. We assume the corresponding thresholds are as present. Scotland, has its own five-rate system, namely, 19%, 20%, 21%, 41%, 46%. Because of the need, discussed above, to impose a uniform base case, we impose the “Rest of UK” three-rate system as the baseline in Scotland too, so we start there from a position where Scottish low earners pay slightly more than in reality and high earners less.</text:p>
      <text:h text:style-name="Heading_20_3" text:outline-level="3">3.2 Benefits</text:h>
      <text:p text:style-name="Standard">The benefit questions in the conjoint survey were about a hypothetical system of payments for each major age-group that most closely reflects the simplicity of Basic Income. The questions took the form of groups of options for children, adults and pensioners, for example:</text:p>
      <text:p text:style-name="code">Child - £95; Adult - £230; Pensioner - £230</text:p>
      <text:p text:style-name="Standard"/>
      <text:p text:style-name="Standard">There were also questions about eligibility e.g.:</text:p>
      <text:p text:style-name="code">People in and out of work are entitled</text:p>
      <text:p text:style-name="code">Everyone is entitled but people of working age who are not disabled are required to look for work</text:p>
      <text:p text:style-name="Standard"/>
      <text:p text:style-name="Standard"><text:soft-page-break/>Means-testing e.g.:</text:p>
      <text:p text:style-name="code">People with any or no amount of income are entitled to the full benefit</text:p>
      <text:p text:style-name="code">Only those with incomes less than £20k are entitled to the full benefit</text:p>
      <text:p text:style-name="Standard"/>
      <text:p text:style-name="Standard">and citizenship:</text:p>
      <text:p text:style-name="code">Citizens, permanent residents and anyone residing in the UK for more than six months are entitled</text:p>
      <text:p text:style-name="code">Only citizens and permanent residents are entitled</text:p>
      <text:p text:style-name="Standard">It is not clear how this proposed system of cash transfers should interact with the existing tax and benefit system, especially bearing in mind that the question is not how an expert believes they should interact, but what was most likely in the mind of the respondents.</text:p>
      <text:p text:style-name="Standard">The ultimate ambition of many Basic Income advocates is that such a system would sweep away most or all current means-tested and conditional benefits. However, replacing all benefits with the cash transfers in the conjoint survey produces huge distributional changes, especially for those on lower incomes due to the abolition of means-tested benefits. Instead, we follow our recent analysis [@Johnson-Reed] and assume:</text:p>
      <text:list xml:id="list3689804243" text:style-name="WWNum33">
        <text:list-item>
          <text:p text:style-name="P15">means-tested benefits are retained<text:span text:style-name="T3"><text:note text:id="ftn6" text:note-class="footnote"><text:note-citation>6</text:note-citation><text:note-body><text:p text:style-name="Footnote"><text:s/>A wrinkle here is that the UK has two means-tested benefit systems operating: the ‘legacy’ tax credit-based system and the new Universal Credit (UC) that is gradually supplanting it. For simplicity, in our modelling we assume all households have been transitioned to UC.</text:p></text:note-body></text:note></text:span>;</text:p>
        </text:list-item>
        <text:list-item>
          <text:p text:style-name="P15">most other benefits, including the state pension and Child Benefit, are abolished and replaced by the cash transfers.</text:p>
        </text:list-item>
        <text:list-item>
          <text:p text:style-name="P15">Needs-based benefits such as those based on sickness or disability, like Personal Independence Payment (PIP), are retained.</text:p>
        </text:list-item>
      </text:list>
      <text:p text:style-name="Standard">The least generous set of options: Child - £0; Adult - £63; Pensioner - £190 are taken as the base values. Compared to the actual current system, this means that we’re starting from a social security system that’s considerably more expensive (because of the adult payments), but where pensioners are usually slightly worse off (£190 vs £203.85 for the new State Pension <field:fieldmark-start text:name="Bookmark33" field:type="vnd.oasis.opendocument.field.UNHANDLED"><field:param field:name="vnd.oasis.opendocument.field.code" field:value="ADDIN ZOTERO_ITEM CSL_CITATION {&quot;citationID&quot;:&quot;KqI76Ot5&quot;,&quot;properties&quot;:{&quot;formattedCitation&quot;:&quot;(Government Digital Service, 2023)&quot;,&quot;plainCitation&quot;:&quot;(Government Digital Service, 2023)&quot;,&quot;noteIndex&quot;:0},&quot;citationItems&quot;:[{&quot;id&quot;:2139,&quot;uris&quot;:[&quot;http://zotero.org/users/9232978/items/LRNSMEP3&quot;],&quot;itemData&quot;:{&quot;id&quot;:2139,&quot;type&quot;:&quot;webpage&quot;,&quot;abstract&quot;:&quot;How to get and claim your State Pension, State Pension age - for men born on or after 6 April 1951 and women born on or after 6 April 1953.&quot;,&quot;container-title&quot;:&quot;GOV.UK&quot;,&quot;language&quot;:&quot;en&quot;,&quot;title&quot;:&quot;The new State Pension&quot;,&quot;URL&quot;:&quot;https://www.gov.uk/new-state-pension/what-youll-get&quot;,&quot;author&quot;:[{&quot;literal&quot;:&quot;Government Digital Service&quot;}],&quot;accessed&quot;:{&quot;date-parts&quot;:[[&quot;2023&quot;,10,10]]},&quot;issued&quot;:{&quot;date-parts&quot;:[[&quot;2023&quot;,9,29]]}}}],&quot;schema&quot;:&quot;https://github.com/citation-style-language/schema/raw/master/csl-citation.json&quot;}"/></field:fieldmark-start>[Government Digital Service, 2023<field:fieldmark-end/>]) and where families with large numbers of children not on means-tested benefits are worse off, since the cash transfer to children is zero in the default case and the payments to adults are not always enough to compensate. We do not adjust taxes to meet these extra base costs.<office:annotation office:name="__Annotation__1160_3013405350" loext:resolved="false"><dc:creator>Elliott Johnson</dc:creator><dc:date>2023-10-10T18:19:00</dc:date><meta:creator-initials>EJ</meta:creator-initials><text:p>Graham: just a placeholder to add these</text:p></office:annotation> TODO NUMBERS FOR THIS.<office:annotation-end office:name="__Annotation__1160_3013405350"/></text:p>
      <text:p text:style-name="Standard">For eligibility, means-testing and citizenship options, it seemed plausible that at least some of the respondents might be aware of the means and eligibility tests from existing benefits. Consequently, we model the eligibility rules that apply to the ‘legacy’ UK benefits - Working Tax Credit and Income Support/Employment Support that are in the process of being phased out, and the means-tests are taken from the new Universal Credit. Note that these tests apply to ‘benefit units’ (see Section 2.2), rather than to individuals.</text:p>
      <text:h text:style-name="Heading_20_3" text:outline-level="3">3.3 Value Added Tax (VAT)</text:h>
      <text:p text:style-name="Standard">‘Increase in VAT’ is another option in the Conjoint survey. Our FRS dataset has no expenditure data, so we need another data source for this; the main UK source of household expenditure data is the Living Costs and Food Survey (LCF) (ONS 2019b). The UK VAT system has a complex set of exemptions and zero rated goods<text:note text:id="ftn7" text:note-class="footnote"><text:note-citation>7</text:note-citation><text:note-body><text:p text:style-name="Footnote"><text:s/>See HMRC 2022</text:p></text:note-body></text:note>. To model VAT changes<text:note text:id="ftn8" text:note-class="footnote"><text:note-citation>8</text:note-citation><text:note-body><text:p text:style-name="Footnote"><text:s/>For general discussions of consumption in microsimulation models, see Crawford et al (2010) and Capéau et al. (2014).</text:p></text:note-body></text:note>, we therefore have three choices:</text:p>
      <text:list xml:id="list3016130687" text:style-name="WWNum36">
        <text:list-item>
          <text:p text:style-name="P16">Simply switching the primary dataset to be the LCF;</text:p>
        </text:list-item>
        <text:list-item>
          <text:p text:style-name="P16"><text:soft-page-break/>Imputing expenditure data onto the FRS via a demand system; or</text:p>
        </text:list-item>
        <text:list-item>
          <text:p text:style-name="P16">Matching in LCF records to our primary FRS dataset.</text:p>
        </text:list-item>
      </text:list>
      <text:p text:style-name="Standard">We discuss these in turn.</text:p>
      <text:p text:style-name="Standard">There are good arguments for switching to the LCF. <text:s/>The LCF<text:note text:id="ftn9" text:note-class="footnote"><text:note-citation>9</text:note-citation><text:note-body><text:p text:style-name="Footnote"><text:s/>Then the Family Expenditure Survey (FES)</text:p></text:note-body></text:note> was the primary dataset of all UK Tax Benefit Models until the mid 1990s when it was supplanted by the FRS (LCF remains the source used in the Treasury’s IGOTM model (Brice 2015)). TriplePC’s representation of a household<text:note text:id="ftn10" text:note-class="footnote"><text:note-citation>10</text:note-citation><text:note-body><text:p text:style-name="Footnote"><text:s/><text:a xlink:type="simple" xlink:href="https://github.com/grahamstark/ScottishTaxBenefitModel.jl/blob/master/src/ModelHousehold.jl" text:style-name="Internet_20_link" text:visited-style-name="Visited_20_Internet_20_Link"><text:span text:style-name="Internet_20_link">ScottishTaxBenefitModel.jl/src/ModelHousehold.jl at master · grahamstark/ScottishTaxBenefitModel.jl (github.com)</text:span></text:a></text:p></text:note-body></text:note> is intentionally abstract, not tied tightly to the FRS, so other datasets can in principle be swapped in with no or minimal recoding of the model itself (wrangling the LCF dataset into a useable form is a big job, however). <text:s/>However, in order to model other options such as wealth taxes we would need still other datasets. Switching between multiple different datasets, and hence slightly different base outcomes, depending on which options were being modelled, would be very confusing for our users. </text:p>
      <text:p text:style-name="Standard">Imputing consumption from a demand systems<text:note text:id="ftn11" text:note-class="footnote"><text:note-citation>11</text:note-citation><text:note-body><text:p text:style-name="Footnote"><text:s/>The classic work on demand systems is Deaton and Mul (1982). </text:p></text:note-body></text:note> also seems appealing at first sight. The model would be consistent with economic theory, expenditure could vary with tax rates, and in principle we could use the demand system to calculate changes in economic welfare rather than just estimate cash changes. But there are two critical problems: firstly, it’s infeasible to build a demand system with fine enough detail to adequately model the complex set of exemptions and zero rated goods. Secondly, there’s no straightforward way to <text:s/>handle non-participation </text:p>
      <text:h text:style-name="Heading_20_3" text:outline-level="3">3.4 Wealth Taxes</text:h>
      <text:p text:style-name="Standard">One of the options in the Conjoint survey for paying for the welfare changes is a Wealth Tax. Modelling this is tricky for four reasons: </text:p>
      <text:list xml:id="list2550571371" text:style-name="WWNum34">
        <text:list-item>
          <text:p text:style-name="P17">The FRS data data we use has very limited wealth data, mainly intended to help model benefit eligibility tests, so we need to augment the dataset;</text:p>
        </text:list-item>
        <text:list-item>
          <text:p text:style-name="P17">The form this wealth tax should take is not specified;</text:p>
        </text:list-item>
        <text:list-item>
          <text:p text:style-name="P17">Wealth Taxes are held to be especially easy to evade or avoid (<text:span text:style-name="T9">Scheuer,2021)</text:span>; and</text:p>
        </text:list-item>
        <text:list-item>
          <text:p text:style-name="P17">Since this tax is supposed to pay for benefit increases, we need some way of automatically adjusting the tax so it matches the cost of the benefit increases.</text:p>
        </text:list-item>
      </text:list>
      <text:p text:style-name="Standard">To solve 1), we impute data from thanhe Wealth and Assets Survey (WAS) (ONS 2019a) onto the FRS households. We chose to do this using a simple linear regression of three categories of wealth (pensions, housing and financial and other assets) against household characteristics that are both in the FRS and WAS. A regression was chosen over data matching because we thought it would be useful for modelling evasion; in the event we lacked both time and a good theoretical model of avoidance/evasion, so no modelling of evasion was done; in retrospect, therefore, matching might have worked better.</text:p>
      <text:p text:style-name="Standard"><text:span text:style-name="T9">For the form of the tax, we were guided by the Wealth Tax Commission (Advani, 2020): we followed their recommendations of excluding pension wealth, having an allowance of £500,000, and having the tax payable over five years. One point where we deviated from the Commission was that we applied the tax to aggregate household wealth rather than individual wealth (</text:span><text:span text:style-name="Strong"><text:span text:style-name="T7">Chamberlain 2020). </text:span></text:span></text:p>
      <text:p text:style-name="Standard"><text:soft-page-break/>To ensure that the tax is set at the right level to meet the costs of benefit increases, a simple root finding module<text:note text:id="ftn12" text:note-class="footnote"><text:note-citation>12</text:note-citation><text:note-body><text:p text:style-name="Footnote"><text:s/>https://github.com/grahamstark/ScottishTaxBenefitModel.jl/blob/master/src/TheEqualiser.jl</text:p></text:note-body></text:note> was integrated into the model. This searches for the rate that sets the net cost of the scheme to zero. In practice this is overkill: in the absence of evasion, a simple division of the wealth tax base by the required revenue would produce the right value, but many other use cases of this module are non-linear, for example adjustments of tax allowances, or changes in rates where there is a behavioural response.</text:p>
      <text:p text:style-name="Standard">Even when payable over 5 years, the wealth taxation needed to pay for some of the more generous benefit schemes can exceed net income for many families, especially elderly families who have high housing wealth. Most likely the scheme would need to augmented by an income-related rebate scheme, or some scheme to defer until death.</text:p>
      <text:h text:style-name="Heading_20_3" text:outline-level="3">3.4 Corporation Taxes</text:h>
      <text:p text:style-name="Standard">Building a plausible micro-data based model of Corporation Tax(CT) is difficult and not something that could be contemplated for this project. In any case, for a household based microsimulation model, what matters is the incidence of the tax on the households: this could of course ultimately be on profits, or passed on in price increases or real wage reductions (Harberger 1962, Atkinson and Stiglitz (2015), ch YY). If we make a simple ‘small country’ assumption: that the rate of return on capital and the price of tradeable goods are set exogenously on world markets, then it follows that Corporation Tax is ultimately incident on (private sector) wages and self-employment income. This is what we model: we calculate the tax increase needed to meet the costs of the benefit increase and reduce the wage bill by that amount. Note that as the wage bill falls, direct tax revenues also fall, but in a non-linear way because of the tax allowance and progressive tax rate structures, so finding the correct CT increase requires the use of our root-finder. In practice the CT rates needed for the more generous benefit increases can be implausibly large, exceeding in some cases total UK Corporation’s Gross Profits. </text:p>
      <text:h text:style-name="Heading_20_3" text:outline-level="3">3.6 Carbon Taxes</text:h>
      <text:p text:style-name="Standard"/>
      <text:p text:style-name="Standard">Our modelling of Carbon Taxes is <text:s/>based on a very crude adaption of results from Preston et. al (2013), the most comprehensive attempt to model carbon taxes </text:p>
      <text:p text:style-name="Standard">It was impossible in the time available </text:p>
      <text:h text:style-name="Heading_20_3" text:outline-level="3"><text:bookmark-start text:name="_Toc94285557"/>3.5 Model flow</text:h>
      <text:p text:style-name="Standard">The interface is intended to enable individuals to input the core features of the welfare system they wish to analyse, with microsimulation producing the likely economic and health effects. <office:annotation office:name="__Annotation__1666_3013405350" loext:resolved="false"><dc:creator>Elliott Johnson</dc:creator><dc:date>2023-10-10T18:44:00</dc:date><meta:creator-initials>EJ</meta:creator-initials><text:p>Graham: I know we discussed this - for example if someone had already undertaken their own microsimulation and just wanted to understand the potential public preferences. Does this sound reasonable as a caveated possibility?</text:p></office:annotation>In future, it may be possible to include some of the economic and health effects as inputs, though there is the potential for this to create inconsistencies with the assumptions that the model relies on.<office:annotation-end office:name="__Annotation__1666_3013405350"/></text:p>
      <text:p text:style-name="Standard">User selects core welfare policy feature inputs, namely payment levels, income tax rates, other funding options, work conditions, means-testing and citizenship/residence conditions.</text:p>
      <text:p text:style-name="Standard">Model calculates economic consequences, namely distributional effects based on household type, gainers/losers, revenues and costs, poverty and inequality changes.</text:p>
      <text:p text:style-name="Standard">Second model calculations health effects, namely prevalence of depressive disorders and mortality, based (unidirectionally) on net equivalised household income changes.</text:p>
      <text:p text:style-name="Standard">Third model calculates conjoint public preferences based on 1 to 3 above.</text:p>
      <text:h text:style-name="Heading_20_2" text:outline-level="2"><text:bookmark-end text:name="_Toc94285557"/><text:bookmark text:name="_bookmark6"/><text:soft-page-break/>4. <office:annotation office:name="__Annotation__1709_3013405350" loext:resolved="false"><dc:creator>Elliott Johnson</dc:creator><dc:date>2023-10-10T18:54:00</dc:date><meta:creator-initials>EJ</meta:creator-initials><text:p>Graham: needs a bit more integration and expansion on other issues, but can be done after you've added your bits</text:p></office:annotation>Discussion<office:annotation-end office:name="__Annotation__1709_3013405350"/></text:h>
      <text:p text:style-name="Standard">Compared with previous publicly available policy analysis microsimulation models, the TriplePC provides more comprehensive cost-benefit analytical capability as well as, crucially, means of understanding likely public preferences. Further development could provide more detailed understanding of non-income tax options for funding budgetary deficits and other features of a comprehensive welfare system.</text:p>
      <text:p text:style-name="Standard">Other major web-based simulation tools include the Centre for Microsimulation and Policy Analysis’ <field:fieldmark-start text:name="Bookmark36" field:type="vnd.oasis.opendocument.field.UNHANDLED"><field:param field:name="vnd.oasis.opendocument.field.code" field:value="ADDIN ZOTERO_ITEM CSL_CITATION {&quot;citationID&quot;:&quot;gSFf5m1G&quot;,&quot;properties&quot;:{&quot;formattedCitation&quot;:&quot;(CeMPA, 2023)&quot;,&quot;plainCitation&quot;:&quot;(CeMPA, 2023)&quot;,&quot;noteIndex&quot;:0},&quot;citationItems&quot;:[{&quot;id&quot;:&quot;mTPVw8vO/j2UHnR27&quot;,&quot;uris&quot;:[&quot;http://zotero.org/users/9232978/items/F4UA328Y&quot;],&quot;itemData&quot;:{&quot;id&quot;:2080,&quot;type&quot;:&quot;webpage&quot;,&quot;abstract&quot;:&quot;UKMOD Explore is a web-based version of UKMOD. It is accessible to everyone without the need to register and gain access to the underlying data. It allows the creation of reform scenarios by modifying – through an intuitive web-based interface – key parameters of the tax-benefit system. UKMOD Explore then produces a fiscal overview and […]&quot;,&quot;container-title&quot;:&quot;Centre for Microsimulation and Policy Analysis&quot;,&quot;language&quot;:&quot;en-GB&quot;,&quot;title&quot;:&quot;UKMOD Explore&quot;,&quot;URL&quot;:&quot;https://www.microsimulation.ac.uk/ukmod/ukmod-explore/&quot;,&quot;author&quot;:[{&quot;literal&quot;:&quot;CeMPA&quot;}],&quot;accessed&quot;:{&quot;date-parts&quot;:[[&quot;2023&quot;,8,23]]},&quot;issued&quot;:{&quot;date-parts&quot;:[[&quot;2023&quot;]]}}}],&quot;schema&quot;:&quot;https://github.com/citation-style-language/schema/raw/master/csl-citation.json&quot;}"/></field:fieldmark-start>(CeMPA, 2023)<field:fieldmark-end/> UKMOD Explore. This facilitates economic microsimulation of customisable tax-benefit options at UK and constituent nations level as well as a Basic Income modelling function at UK level with baselines for each year since 2020. This does not, however, model non-economic outcomes, such as those relating to health, nor public preferences.</text:p>
      <text:p text:style-name="Standard">The Institute for Fiscal Studies’ (IFS) TAXBEN model has been developed since 1983 and calculates household tax liabilities and benefit entitlements under every system since 1975 and hypothetical changes <field:fieldmark-start text:name="Bookmark37" field:type="vnd.oasis.opendocument.field.UNHANDLED"><field:param field:name="vnd.oasis.opendocument.field.code" field:value="ADDIN ZOTERO_ITEM CSL_CITATION {&quot;citationID&quot;:&quot;zbq3peir&quot;,&quot;properties&quot;:{&quot;formattedCitation&quot;:&quot;(Waters, 2017)&quot;,&quot;plainCitation&quot;:&quot;(Waters, 2017)&quot;,&quot;noteIndex&quot;:0},&quot;citationItems&quot;:[{&quot;id&quot;:2093,&quot;uris&quot;:[&quot;http://zotero.org/users/9232978/items/2IIIWITR&quot;],&quot;itemData&quot;:{&quot;id&quot;:2093,&quot;type&quot;:&quot;report&quot;,&quot;event-place&quot;:&quot;London&quot;,&quot;publisher&quot;:&quot;The IFS&quot;,&quot;publisher-place&quot;:&quot;London&quot;,&quot;title&quot;:&quot;TAXBEN: The IFS tax and benefit microsimulation model&quot;,&quot;URL&quot;:&quot;https://ifs.org.uk/publications/taxben-ifs-tax-and-benefit-microsimulation-model&quot;,&quot;author&quot;:[{&quot;family&quot;:&quot;Waters&quot;,&quot;given&quot;:&quot;Tom&quot;}],&quot;accessed&quot;:{&quot;date-parts&quot;:[[&quot;2023&quot;,9,7]]},&quot;issued&quot;:{&quot;date-parts&quot;:[[&quot;2017&quot;]]}}}],&quot;schema&quot;:&quot;https://github.com/citation-style-language/schema/raw/master/csl-citation.json&quot;}"/></field:fieldmark-start>(Waters, 2017)<field:fieldmark-end/>. It is underpinned by Family Resources Survey (FRS) data as well as the Living Costs and Food Survey and Understanding Society: The UK Household Longitudinal Survey (UKHLS). It can estimate distributional effects on incomes, including by region, and calculate work incentives under each system. It does not model capital taxes and business taxes. It also does not consider health effects nor public preferences.</text:p>
      <text:p text:style-name="Standard">The static microsimulation Policy Simulation Model (PSM) <field:fieldmark-start text:name="Bookmark38" field:type="vnd.oasis.opendocument.field.UNHANDLED"><field:param field:name="vnd.oasis.opendocument.field.code" field:value="ADDIN ZOTERO_ITEM CSL_CITATION {&quot;citationID&quot;:&quot;zZqpgXbe&quot;,&quot;properties&quot;:{&quot;formattedCitation&quot;:&quot;(PSM Team, 2023)&quot;,&quot;plainCitation&quot;:&quot;(PSM Team, 2023)&quot;,&quot;noteIndex&quot;:0},&quot;citationItems&quot;:[{&quot;id&quot;:2090,&quot;uris&quot;:[&quot;http://zotero.org/users/9232978/items/8WLU37PD&quot;],&quot;itemData&quot;:{&quot;id&quot;:2090,&quot;type&quot;:&quot;speech&quot;,&quot;event-place&quot;:&quot;Edinburgh&quot;,&quot;event-title&quot;:&quot;UKMOD Fest 2023&quot;,&quot;publisher-place&quot;:&quot;Edinburgh&quot;,&quot;title&quot;:&quot;Introduction to the DWP Policy Simulation Model (PSM)&quot;,&quot;URL&quot;:&quot;https://www.microsimulation.ac.uk/wp-content/uploads/2023/07/UKMODFest2023_DWP.pdf&quot;,&quot;author&quot;:[{&quot;literal&quot;:&quot;PSM Team&quot;}],&quot;accessed&quot;:{&quot;date-parts&quot;:[[&quot;2023&quot;,9,7]]},&quot;issued&quot;:{&quot;date-parts&quot;:[[&quot;2023&quot;,6,30]]}}}],&quot;schema&quot;:&quot;https://github.com/citation-style-language/schema/raw/master/csl-citation.json&quot;}"/></field:fieldmark-start>(PSM Team, 2023)<field:fieldmark-end/>, developed by the UK Government’s Department for Work and Pensions (DWP), has been used for more than 20 years to estimate the effects of tax-benefit policy changes. Outputs include work incentives modelling, benefit entitlement and take-up, distributional effects on income, costs, and equalities analysis, and analysis can be undertaken on a regional basis. It is also underpinned by the FRS alongside a range of other data. As an internally used government simulation, little information is publicly available and there is no public interface <field:fieldmark-start text:name="Bookmark39" field:type="vnd.oasis.opendocument.field.UNHANDLED"><field:param field:name="vnd.oasis.opendocument.field.code" field:value="ADDIN ZOTERO_ITEM CSL_CITATION {&quot;citationID&quot;:&quot;BfBwU2La&quot;,&quot;properties&quot;:{&quot;formattedCitation&quot;:&quot;(PSM Team, 2023)&quot;,&quot;plainCitation&quot;:&quot;(PSM Team, 2023)&quot;,&quot;noteIndex&quot;:0},&quot;citationItems&quot;:[{&quot;id&quot;:2090,&quot;uris&quot;:[&quot;http://zotero.org/users/9232978/items/8WLU37PD&quot;],&quot;itemData&quot;:{&quot;id&quot;:2090,&quot;type&quot;:&quot;speech&quot;,&quot;event-place&quot;:&quot;Edinburgh&quot;,&quot;event-title&quot;:&quot;UKMOD Fest 2023&quot;,&quot;publisher-place&quot;:&quot;Edinburgh&quot;,&quot;title&quot;:&quot;Introduction to the DWP Policy Simulation Model (PSM)&quot;,&quot;URL&quot;:&quot;https://www.microsimulation.ac.uk/wp-content/uploads/2023/07/UKMODFest2023_DWP.pdf&quot;,&quot;author&quot;:[{&quot;literal&quot;:&quot;PSM Team&quot;}],&quot;accessed&quot;:{&quot;date-parts&quot;:[[&quot;2023&quot;,9,7]]},&quot;issued&quot;:{&quot;date-parts&quot;:[[&quot;2023&quot;,6,30]]}}}],&quot;schema&quot;:&quot;https://github.com/citation-style-language/schema/raw/master/csl-citation.json&quot;}"/></field:fieldmark-start>(PSM Team, 2023)<field:fieldmark-end/>. It also does not microsimulate health effects nor public preferences for policy changes.</text:p>
      <text:p text:style-name="Standard">The UK’s HM Treasury uses its static Intra-Governmental Tax and Benefit Microsimulation model (IGOTM) which is underpinned by three years of pooled data (most recently 2016/17-2018/19) from the ONS’s Living Costs and Food (LCF) survey, with uprating for the year of interest modelled using earnings growth from historical Annual Survey of Hours and Earnings (ASHE) data as well as the latest Office for Budget Responsibility average earnings and inflation forecasts <field:fieldmark-start text:name="Bookmark40" field:type="vnd.oasis.opendocument.field.UNHANDLED"><field:param field:name="vnd.oasis.opendocument.field.code" field:value="ADDIN ZOTERO_ITEM CSL_CITATION {&quot;citationID&quot;:&quot;I33bMuqE&quot;,&quot;properties&quot;:{&quot;formattedCitation&quot;:&quot;(HM Treasury, 2023)&quot;,&quot;plainCitation&quot;:&quot;(HM Treasury, 2023)&quot;,&quot;noteIndex&quot;:0},&quot;citationItems&quot;:[{&quot;id&quot;:2097,&quot;uris&quot;:[&quot;http://zotero.org/users/9232978/items/Q6QQD3TS&quot;],&quot;itemData&quot;:{&quot;id&quot;:2097,&quot;type&quot;:&quot;report&quot;,&quot;event-place&quot;:&quot;London&quot;,&quot;publisher&quot;:&quot;HM Treasury&quot;,&quot;publisher-place&quot;:&quot;London&quot;,&quot;title&quot;:&quot;Impact on households: distributional analysis to accompany Spring Budget 2023&quot;,&quot;URL&quot;:&quot;https://assets.publishing.service.gov.uk/government/uploads/system/uploads/attachment_data/file/1142917/FINAL_Impact_on_households_-_SB23.pdf&quot;,&quot;author&quot;:[{&quot;literal&quot;:&quot;HM Treasury&quot;}],&quot;accessed&quot;:{&quot;date-parts&quot;:[[&quot;2023&quot;,9,7]]},&quot;issued&quot;:{&quot;date-parts&quot;:[[&quot;2023&quot;,3]]}}}],&quot;schema&quot;:&quot;https://github.com/citation-style-language/schema/raw/master/csl-citation.json&quot;}"/></field:fieldmark-start>(HM Treasury, 2023)<field:fieldmark-end/>. Again, it does not cover health effects nor public preferences for policy changes.</text:p>
      <text:p text:style-name="Standard">The DWP also uses a dynamic microsimulation called Pensim3 to forecast state and private pension contributions and incomes for the British population until the year 2100 <field:fieldmark-start text:name="Bookmark41" field:type="vnd.oasis.opendocument.field.UNHANDLED"><field:param field:name="vnd.oasis.opendocument.field.code" field:value="ADDIN ZOTERO_ITEM CSL_CITATION {&quot;citationID&quot;:&quot;IIZTbiO2&quot;,&quot;properties&quot;:{&quot;formattedCitation&quot;:&quot;(Haynes &amp; O\\uc0\\u8217{}Grady, 2023)&quot;,&quot;plainCitation&quot;:&quot;(Haynes &amp; O’Grady, 2023)&quot;,&quot;noteIndex&quot;:0},&quot;citationItems&quot;:[{&quot;id&quot;:2099,&quot;uris&quot;:[&quot;http://zotero.org/users/9232978/items/SEWMAB7U&quot;],&quot;itemData&quot;:{&quot;id&quot;:2099,&quot;type&quot;:&quot;report&quot;,&quot;event-place&quot;:&quot;London&quot;,&quot;language&quot;:&quot;en&quot;,&quot;publisher&quot;:&quot;Department for Work and Pensions&quot;,&quot;publisher-place&quot;:&quot;London&quot;,&quot;title&quot;:&quot;Analysis of future pension incomes&quot;,&quot;URL&quot;:&quot;https://www.gov.uk/government/statistics/analysis-of-future-pension-incomes/analysis-of-future-pension-incomes&quot;,&quot;author&quot;:[{&quot;family&quot;:&quot;Haynes&quot;,&quot;given&quot;:&quot;Rebecca&quot;},{&quot;family&quot;:&quot;O'Grady&quot;,&quot;given&quot;:&quot;Sarah-Kate&quot;}],&quot;accessed&quot;:{&quot;date-parts&quot;:[[&quot;2023&quot;,9,7]]},&quot;issued&quot;:{&quot;date-parts&quot;:[[&quot;2023&quot;,3,3]]}}}],&quot;schema&quot;:&quot;https://github.com/citation-style-language/schema/raw/master/csl-citation.json&quot;}"/></field:fieldmark-start>(Haynes &amp; O’Grady, 2023)<field:fieldmark-end/>. It is therefore relatively limited in its remit compared with the models previously discussed. </text:p>
      <text:p text:style-name="Standard">Public Health Scotland’s Informing Interventions to reduce health Inequalities (Triple I) tools focus on comparing the effects and costs of a range of tax-benefit (including a Basic Income) changes as well as non-economic programmes such as a lifestyle weight management service, 20 mile per hour speed limits or Alcohol Brief Interventions. Effects and costs modelled are based on premature deaths, years of life lost and hospital stays, with changes population health and inequalities as the key measures. It does not model the economic impacts on particular household types nor public preferences.</text:p>
      <text:p text:style-name="Standard">Most other health microsimulations tend to model the economic effects of health, rather than the other way round <field:fieldmark-start text:name="Bookmark42" field:type="vnd.oasis.opendocument.field.UNHANDLED"><field:param field:name="vnd.oasis.opendocument.field.code" field:value="ADDIN ZOTERO_ITEM CSL_CITATION {&quot;citationID&quot;:&quot;l2TXo9oU&quot;,&quot;properties&quot;:{&quot;formattedCitation&quot;:&quot;(Schofield et al., 2017)&quot;,&quot;plainCitation&quot;:&quot;(Schofield et al., 2017)&quot;,&quot;noteIndex&quot;:0},&quot;citationItems&quot;:[{&quot;id&quot;:2101,&quot;uris&quot;:[&quot;http://zotero.org/users/9232978/items/IMKU6L8G&quot;],&quot;itemData&quot;:{&quot;id&quot;:2101,&quot;type&quot;:&quot;article-journal&quot;,&quot;container-title&quot;:&quot;International Journal of Microsimulation&quot;,&quot;DOI&quot;:&quot;10.34196/ijm.00175&quot;,&quot;issue&quot;:&quot;1&quot;,&quot;journalAbbreviation&quot;:&quot;IJM&quot;,&quot;page&quot;:&quot;97-142&quot;,&quot;source&quot;:&quot;DOI.org (Crossref)&quot;,&quot;title&quot;:&quot;A Brief, Global History of Microsimulation Models in Health: Past Applications, Lessons Learned and Future Directions&quot;,&quot;title-short&quot;:&quot;A Brief, Global History of Microsimulation Models in Health&quot;,&quot;volume&quot;:&quot;11&quot;,&quot;author&quot;:[{&quot;family&quot;:&quot;Schofield&quot;,&quot;given&quot;:&quot;Deborah J&quot;},{&quot;family&quot;:&quot;Zeppel&quot;,&quot;given&quot;:&quot;Melanie J B&quot;},{&quot;family&quot;:&quot;Tan&quot;,&quot;given&quot;:&quot;Owen&quot;},{&quot;family&quot;:&quot;Lymer&quot;,&quot;given&quot;:&quot;Sharyn&quot;},{&quot;family&quot;:&quot;Cunich&quot;,&quot;given&quot;:&quot;Michelle M&quot;},{&quot;family&quot;:&quot;Shrestha&quot;,&quot;given&quot;:&quot;Rupendra N&quot;}],&quot;issued&quot;:{&quot;date-parts&quot;:[[&quot;2017&quot;]]}}}],&quot;schema&quot;:&quot;https://github.com/citation-style-language/schema/raw/master/csl-citation.json&quot;}"/></field:fieldmark-start>(Schofield et al., 2017)<field:fieldmark-end/>. There are some that model the effects of, potentially <text:soft-page-break/>economic, interventions on health, particularly with regard to extrapolating from childhood and adolescence, for example, the University of York’s LifeSim <field:fieldmark-start text:name="Bookmark43" field:type="vnd.oasis.opendocument.field.UNHANDLED"><field:param field:name="vnd.oasis.opendocument.field.code" field:value="ADDIN ZOTERO_ITEM CSL_CITATION {&quot;citationID&quot;:&quot;usKFHMIG&quot;,&quot;properties&quot;:{&quot;formattedCitation&quot;:&quot;(Skarda et al., 2021)&quot;,&quot;plainCitation&quot;:&quot;(Skarda et al., 2021)&quot;,&quot;noteIndex&quot;:0},&quot;citationItems&quot;:[{&quot;id&quot;:2102,&quot;uris&quot;:[&quot;http://zotero.org/users/9232978/items/WKJSGMG9&quot;],&quot;itemData&quot;:{&quot;id&quot;:2102,&quot;type&quot;:&quot;article-journal&quot;,&quot;container-title&quot;:&quot;International Journal of Microsimulation&quot;,&quot;DOI&quot;:&quot;10.34196/IJM.00228&quot;,&quot;issue&quot;:&quot;1&quot;,&quot;journalAbbreviation&quot;:&quot;IJM&quot;,&quot;page&quot;:&quot;2-42&quot;,&quot;source&quot;:&quot;DOI.org (Crossref)&quot;,&quot;title&quot;:&quot;LifeSim: A Lifecourse Dynamic Microsimulation Model of the Millennium Birth Cohort in England&quot;,&quot;title-short&quot;:&quot;LifeSim&quot;,&quot;volume&quot;:&quot;14&quot;,&quot;author&quot;:[{&quot;family&quot;:&quot;Skarda&quot;,&quot;given&quot;:&quot;Ieva&quot;},{&quot;family&quot;:&quot;Asaria&quot;,&quot;given&quot;:&quot;Miqdad&quot;},{&quot;family&quot;:&quot;Cookson&quot;,&quot;given&quot;:&quot;Richard&quot;}],&quot;issued&quot;:{&quot;date-parts&quot;:[[&quot;2021&quot;,4,30]]}}}],&quot;schema&quot;:&quot;https://github.com/citation-style-language/schema/raw/master/csl-citation.json&quot;}"/></field:fieldmark-start>(Skarda et al., 2021)<field:fieldmark-end/></text:p>
      <text:h text:style-name="Heading_20_2" text:outline-level="2">5. Conclusion</text:h>
      <text:p text:style-name="Standard">We find that the arrangement of microsimulation models produces outputs that are reasonable compared with other available options and that it can do so in a manner that is acceptable in terms of resource use. However, several key assumptions have been made in order to ensure that all options can be modelled. First, we have to assume that budgetary shortfalls are made n full according to the option selected where a mix might be preferred. A mix is not possible due to the popularity data source having only asked about income tax rates as one feature and the remaining funding options as one feature.</text:p>
      <text:h text:style-name="Heading_20_2" text:outline-level="2"><text:bookmark-start text:name="_Toc94285560"/>References<text:bookmark-end text:name="_Toc94285560"/></text:h>
      <text:p text:style-name="Standard"/>
      <text:p text:style-name="Standard"><field:fieldmark-start text:name="Bookmark44" field:type="vnd.oasis.opendocument.field.UNHANDLED"><field:param field:name="vnd.oasis.opendocument.field.code" field:value="ADDIN ZOTERO_BIBL {&quot;uncited&quot;:[],&quot;omitted&quot;:[],&quot;custom&quot;:[]} CSL_BIBLIOGRAPHY"/></field:fieldmark-start><text:span text:style-name="T2">Bell, A., Fairbrother, M., &amp; Jones, K. (2019). Fixed and random effects models: Making an informed choice. </text:span><text:span text:style-name="T4">Quality &amp; Quantity</text:span><text:span text:style-name="T2">, </text:span><text:span text:style-name="T4">53</text:span><text:span text:style-name="T2">(2), 1051–1074. https://doi.org/10.1007/s11135-018-0802-x</text:span></text:p>
      <text:p text:style-name="Standard"><text:span text:style-name="T2">Bell, A., &amp; Jones, K. (2015). Explaining Fixed Effects: Random Effects Modeling of Time-Series Cross-Sectional and Panel Data*. </text:span><text:span text:style-name="T4">Political Science Research and Methods</text:span><text:span text:style-name="T2">, </text:span><text:span text:style-name="T4">3</text:span><text:span text:style-name="T2">(1), 133–153. https://doi.org/10.1017/psrm.2014.7</text:span></text:p>
      <text:p text:style-name="Standard"><text:span text:style-name="T2">Brazier, J. E., &amp; Roberts, J. (2004). The Estimation of a Preference-Based Measure of Health From the SF-12. </text:span><text:span text:style-name="T4">Medical Care</text:span><text:span text:style-name="T2">, </text:span><text:span text:style-name="T4">42</text:span><text:span text:style-name="T2">(9), 851–859. https://doi.org/10.1097/01.mlr.0000135827.18610.0d</text:span></text:p>
      <text:p text:style-name="Standard"><text:span text:style-name="T2">Brazier, J., Roberts, J., &amp; Deverill, M. (2002). The estimation of a preference-based measure of health from the SF-36. </text:span><text:span text:style-name="T4">Journal of Health Economics</text:span><text:span text:style-name="T2">, </text:span><text:span text:style-name="T4">21</text:span><text:span text:style-name="T2">(2), 271–292. https://doi.org/10.1016/S0167-6296(01)00130-8</text:span></text:p>
      <text:p text:style-name="Standard"><text:span text:style-name="T2">CeMPA. (2023). </text:span><text:span text:style-name="T4">UKMOD Explore</text:span><text:span text:style-name="T2">. Centre for Microsimulation and Policy Analysis. https://www.microsimulation.ac.uk/ukmod/ukmod-explore/</text:span></text:p>
      <text:p text:style-name="Standard"><text:span text:style-name="T2">Department for Work and Pensions. (2023a). </text:span><text:span text:style-name="T4">Family Resources Survey 2021/22: Disability Data Tables</text:span><text:span text:style-name="T2">. GOV.UK. https://www.gov.uk/government/statistics/family-resources-survey-financial-year-2021-to-2022</text:span></text:p>
      <text:p text:style-name="Standard"><text:span text:style-name="T2">Department for Work and Pensions. (2023b). </text:span><text:span text:style-name="T4">Family Resources Survey: Background information and methodology</text:span><text:span text:style-name="T2">. Government Digital Service. https://www.gov.uk/government/statistics/family-resources-survey-financial-year-2021-to-2022/family-resources-survey-background-information-and-methodology</text:span></text:p>
      <text:p text:style-name="Standard"><text:span text:style-name="T2">Department of Health and Social Care. (2018). </text:span><text:span text:style-name="T4">Prevention is better than cure</text:span><text:span text:style-name="T2">. https://assets.publishing.service.gov.uk/government/uploads/system/uploads/attachment_data/file/753688/Prevention_is_better_than_cure_5-11.pdf</text:span></text:p>
      <text:p text:style-name="Standard"><text:span text:style-name="T2">Drummond, M. F., Sculpher, M. J., Claxton, K., Stoddart, G. L., &amp; Torrance, G. W. (2015). </text:span><text:span text:style-name="T4">Methods for the Economic Evaluation of Health Care Programmes</text:span><text:span text:style-name="T2"> (Fourth edition). Oxford University Press.</text:span></text:p>
      <text:p text:style-name="Standard"><text:span text:style-name="T2">Dwyer, P., Scullion, L., Jones, K., McNeill, J., &amp; Stewart, A. B. R. (2020). Work, welfare, and wellbeing: The impacts of welfare conditionality on people with mental health </text:span><text:soft-page-break/><text:span text:style-name="T2">impairments in the UK. </text:span><text:span text:style-name="T4">Social Policy &amp; Administration</text:span><text:span text:style-name="T2">, </text:span><text:span text:style-name="T4">54</text:span><text:span text:style-name="T2">(2), 311–326. https://doi.org/10.1111/spol.12560</text:span></text:p>
      <text:p text:style-name="Standard"><text:span text:style-name="T2">Gibson, M., Hearty, W., &amp; Craig, P. (2020). The public health effects of interventions similar to basic income: A scoping review. </text:span><text:span text:style-name="T4">The Lancet Public Health</text:span><text:span text:style-name="T2">, </text:span><text:span text:style-name="T4">5</text:span><text:span text:style-name="T2">(3), Article 3. https://doi.org/10.1016/S2468-2667(20)30005-0</text:span></text:p>
      <text:p text:style-name="Standard"><text:span text:style-name="T2">Government Digital Service. (2023, September 29). </text:span><text:span text:style-name="T4">The new State Pension</text:span><text:span text:style-name="T2">. GOV.UK. https://www.gov.uk/new-state-pension/what-youll-get</text:span></text:p>
      <text:p text:style-name="Standard"><text:span text:style-name="T2">Haynes, R., &amp; O’Grady, S.-K. (2023). </text:span><text:span text:style-name="T4">Analysis of future pension incomes</text:span><text:span text:style-name="T2">. Department for Work and Pensions. https://www.gov.uk/government/statistics/analysis-of-future-pension-incomes/analysis-of-future-pension-incomes</text:span></text:p>
      <text:p text:style-name="Standard"><text:span text:style-name="T2">HM Treasury. (2023). </text:span><text:span text:style-name="T4">Impact on households: Distributional analysis to accompany Spring Budget 2023</text:span><text:span text:style-name="T2">. HM Treasury. https://assets.publishing.service.gov.uk/government/uploads/system/uploads/attachment_data/file/1142917/FINAL_Impact_on_households_-_SB23.pdf</text:span></text:p>
      <text:p text:style-name="Standard"><text:span text:style-name="T2">Institute for Social and Economic Research. (2022). </text:span><text:span text:style-name="T4">UK Household Longitudinal Study Mainstage Questionnaire Wave 12, v05</text:span><text:span text:style-name="T2">. University of Essex. https://www.understandingsociety.ac.uk/documentation/mainstage/questionnaires</text:span></text:p>
      <text:p text:style-name="Standard"><text:span text:style-name="T2">Institute for Social and Economic Research. (2023). </text:span><text:span text:style-name="T4">Survey timeline</text:span><text:span text:style-name="T2">. Understanding Society. https://www.understandingsociety.ac.uk/documentation/mainstage/survey-timeline</text:span></text:p>
      <text:p text:style-name="Standard"><text:span text:style-name="T2">Johnson, M. T., Johnson, E. A., Nettle, D., &amp; Pickett, K. E. (2022). Designing trials of Universal Basic Income for health impact: Identifying interdisciplinary questions to address. </text:span><text:span text:style-name="T4">Journal of Public Health</text:span><text:span text:style-name="T2">, </text:span><text:span text:style-name="T4">44</text:span><text:span text:style-name="T2">(2), 408–416. https://doi.org/10.1093/pubmed/fdaa255</text:span></text:p>
      <text:p text:style-name="Standard"><text:span text:style-name="T2">Kaplan, R. M., &amp; Hays, R. D. (2022). Health-Related Quality of Life Measurement in Public Health. </text:span><text:span text:style-name="T4">Annual Review of Public Health</text:span><text:span text:style-name="T2">, </text:span><text:span text:style-name="T4">43</text:span><text:span text:style-name="T2">(1), 355–373. https://doi.org/10.1146/annurev-publhealth-052120-012811</text:span></text:p>
      <text:p text:style-name="Standard"><text:span text:style-name="T2">Marmot, M., Allen, J., Boyce, T., Goldblatt, P., &amp; Morrison, J. (2020). </text:span><text:span text:style-name="T4">Health equity in England: The Marmot Review 10 years on</text:span><text:span text:style-name="T2">. Institute of Health Equity. https://www.instituteofhealthequity.org/resources-reports/marmot-review-10-years-on</text:span></text:p>
      <text:p text:style-name="Standard"><text:span text:style-name="T2">Marmot, M., Allen, J., Goldblatt, P., Boyce, T., McNeish, D., Grady, M., &amp; Geddes, I. (2010). </text:span><text:span text:style-name="T4">Fair society, healthy lives: The Marmot review.</text:span><text:span text:style-name="T2"> The Marmot Review. https://www.instituteofhealthequity.org/resources-reports/fair-society-healthy-lives-the-marmot-review</text:span></text:p>
      <text:p text:style-name="Standard"><text:span text:style-name="T2">McNamara, S., Schneider, P. P., Love-Koh, J., Doran, T., &amp; Gutacker, N. (2023). Quality-Adjusted Life Expectancy Norms for the English Population. </text:span><text:span text:style-name="T4">Value in Health</text:span><text:span text:style-name="T2">, </text:span><text:span text:style-name="T4">26</text:span><text:span text:style-name="T2">(2), 163–169. https://doi.org/10.1016/j.jval.2022.07.005</text:span></text:p>
      <text:p text:style-name="Standard"><text:span text:style-name="T2">NHS England. (2019). </text:span><text:span text:style-name="T4">The NHS Long Term Plan</text:span><text:span text:style-name="T2">. NHS England. https://www.longtermplan.nhs.uk/publication/nhs-long-term-plan/</text:span></text:p>
      <text:p text:style-name="Standard"><text:span text:style-name="T2">Office for National Statistics. (2022). </text:span><text:span text:style-name="T4">International migration, England and Wales: Census 2021</text:span><text:span text:style-name="T2">. Office for National Statistics. https://www.ons.gov.uk/peoplepopulationandcommunity/populationandmigration/internationalmigration/bulletins/internationalmigrationenglandandwales/census2021</text:span></text:p>
      <text:p text:style-name="Standard"><text:soft-page-break/><text:span text:style-name="T2">Office for National Statistics. (2015, December 8). </text:span><text:span text:style-name="T4">Family spending in the UK: calendar year 2014—Chapter 3: Equivalised income</text:span><text:span text:style-name="T2">. ONS.GOV.UK. ncomeandwealth/compendium/familyspending/2015/chapter3equivalisedincome#equivalisation-methodology</text:span></text:p>
      <text:p text:style-name="Standard"><text:span text:style-name="T2">PSM Team. (2023, June 30). </text:span><text:span text:style-name="T4">Introduction to the DWP Policy Simulation Model (PSM)</text:span><text:span text:style-name="T2">. UKMOD Fest 2023, Edinburgh. https://www.microsimulation.ac.uk/wp-content/uploads/2023/07/UKMODFest2023_DWP.pdf</text:span></text:p>
      <text:p text:style-name="Standard"><text:span text:style-name="T2">QualityMetric. (2022). </text:span><text:span text:style-name="T4">SF-6D® Health Utility</text:span><text:span text:style-name="T2">. Quality Metric | We Measure Health. https://www.qualitymetric.com/health-surveys/sf-6d-health-utility/</text:span></text:p>
      <text:p text:style-name="Standard"><text:span text:style-name="T2">Schofield, D. J., Zeppel, M. J. B., Tan, O., Lymer, S., Cunich, M. M., &amp; Shrestha, R. N. (2017). A Brief, Global History of Microsimulation Models in Health: Past Applications, Lessons Learned and Future Directions. </text:span><text:span text:style-name="T4">International Journal of Microsimulation</text:span><text:span text:style-name="T2">, </text:span><text:span text:style-name="T4">11</text:span><text:span text:style-name="T2">(1), 97–142. https://doi.org/10.34196/ijm.00175</text:span></text:p>
      <text:p text:style-name="Standard"><text:span text:style-name="T2">Shahidi, F. V., Ramraj, C., Sod-Erdene, O., Hildebrand, V., &amp; Siddiqi, A. (2019). The impact of social assistance programs on population health: A systematic review of research in high-income countries. </text:span><text:span text:style-name="T4">BMC Public Health</text:span><text:span text:style-name="T2">, </text:span><text:span text:style-name="T4">19</text:span><text:span text:style-name="T2">(1), 2. https://doi.org/10.1186/s12889-018-6337-1</text:span></text:p>
      <text:p text:style-name="Standard"><text:span text:style-name="T2">Skarda, I., Asaria, M., &amp; Cookson, R. (2021). LifeSim: A Lifecourse Dynamic Microsimulation Model of the Millennium Birth Cohort in England. </text:span><text:span text:style-name="T4">International Journal of Microsimulation</text:span><text:span text:style-name="T2">, </text:span><text:span text:style-name="T4">14</text:span><text:span text:style-name="T2">(1), 2–42. https://doi.org/10.34196/IJM.00228</text:span></text:p>
      <text:p text:style-name="Standard"><text:span text:style-name="T2">Vilagut, G., Forero, C. G., Pinto-Meza, A., Haro, J. M., de Graaf, R., Bruffaerts, R., Kovess, V., de Girolamo, G., Matschinger, H., Ferrer, M., &amp; Alonso, J. (2013). The Mental Component of the Short-Form 12 Health Survey (SF-12) as a Measure of Depressive Disorders in the General Population: Results with Three Alternative Scoring Methods. </text:span><text:span text:style-name="T4">Value in Health</text:span><text:span text:style-name="T2">, </text:span><text:span text:style-name="T4">16</text:span><text:span text:style-name="T2">(4), 564–573. https://doi.org/10.1016/j.jval.2013.01.006</text:span></text:p>
      <text:p text:style-name="Standard"><text:span text:style-name="T2">Ware, J. E. (2002). </text:span><text:span text:style-name="T4">How to Score Version 2 of the SF-12 Health Survey (with a Supplement Documenting Version 1)</text:span><text:span text:style-name="T2">. QualityMetric Incorporated. https://books.google.co.uk/books?id=Ft4lvgAACAAJ</text:span></text:p>
      <text:p text:style-name="Standard"><text:span text:style-name="T2">Waters, T. (2017). </text:span><text:span text:style-name="T4">TAXBEN: The IFS tax and benefit microsimulation model</text:span><text:span text:style-name="T2">. The IFS. https://ifs.org.uk/publications/taxben-ifs-tax-and-benefit-microsimulation-model</text:span></text:p>
      <text:p text:style-name="Standard"><text:span text:style-name="T2">Wickham, S., Bentley, L., Rose, T., Whitehead, M., Taylor-Robinson, D., &amp; Barr, B. (2020). Effects on mental health of a UK welfare reform, Universal Credit: A longitudinal controlled study. </text:span><text:span text:style-name="T4">The Lancet Public Health</text:span><text:span text:style-name="T2">, </text:span><text:span text:style-name="T4">5</text:span><text:span text:style-name="T2">(3), e157–e164. https://doi.org/10.1016/S2468-2667(20)30026-8</text:span></text:p>
      <text:p text:style-name="Standard"><text:span text:style-name="T2">Wolf, D. A. (1987). </text:span><text:span text:style-name="T4">A Random-Effects Logit Model for Panel Data</text:span><text:span text:style-name="T2"> (WP-87-104; IIASA Working Paper). IIASA. https://pure.iiasa.ac.at/2948</text:span></text:p>
      <text:p text:style-name="Standard"><text:span text:style-name="T2">Working Group on Inequalities in Health. (1980). </text:span><text:span text:style-name="T4">Black Report</text:span><text:span text:style-name="T2">. Department of Health and Social Security. https://www.sochealth.co.uk/national-health-service/public-health-and-wellbeing/poverty-and-inequality/the-black-report-1980/black-report-foreword/</text:span></text:p>
      <text:p text:style-name="Standard"><field:fieldmark-end/></text:p>
      <text:p text:style-name="Standard"/>
      <text:p text:style-name="Standard"><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face style:name="Arial1" svg:font-family="Arial" style:font-family-generic="system" style:font-pitch="variable"/>
    <style:font-face style:name="Bahnschrift" svg:font-family="Bahnschrift" style:font-family-generic="roman"/>
    <style:font-face style:name="BellCentennial LT Address" svg:font-family="'BellCentennial LT Address'" style:font-pitch="variable"/>
    <style:font-face style:name="BellCentennial LT Address1" svg:font-family="'BellCentennial LT Address'" style:font-adornments="Regular" style:font-pitch="variable"/>
    <style:font-face style:name="Calibri" svg:font-family="Calibri" style:font-family-generic="roman"/>
    <style:font-face style:name="Calibri1" svg:font-family="Calibri" style:font-family-generic="system" style:font-pitch="variable"/>
    <style:font-face style:name="Courier New" svg:font-family="'Courier New'" style:font-family-generic="roman"/>
    <style:font-face style:name="Courier New1" svg:font-family="'Courier New'" style:font-family-generic="system" style:font-pitch="variable"/>
    <style:font-face style:name="Courier New2" svg:font-family="'Courier New'" style:font-adornments="Regular" style:font-family-generic="modern" style:font-pitch="fixed"/>
    <style:font-face style:name="Gill Sans" svg:font-family="'Gill Sans'" style:font-family-generic="swiss"/>
    <style:font-face style:name="JuliaMono" svg:font-family="JuliaMono, 'Droid Sans Mono', monospace, monospace, 'Droid Sans Fallback', 'Droid Sans Mono', monospace, monospac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latino Linotype" svg:font-family="'Palatino Linotype'" style:font-family-generic="roman"/>
    <style:font-face style:name="Palatino Linotype1" svg:font-family="'Palatino Linotype'" style:font-family-generic="system" style:font-pitch="variable"/>
    <style:font-face style:name="Roboto Mono" svg:font-family="'Roboto Mono'" style:font-family-generic="roman"/>
    <style:font-face style:name="Segoe UI" svg:font-family="'Segoe UI'" style:font-family-generic="roman"/>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Palatino Linotype" fo:font-size="10pt" fo:language="en" fo:country="GB" style:letter-kerning="false" style:font-name-asian="Tahoma" style:font-size-asian="10pt" style:language-asian="en" style:country-asian="US"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Palatino Linotype" fo:font-size="10pt" fo:language="en" fo:country="GB" style:letter-kerning="false" style:font-name-asian="Tahoma" style:font-size-asian="10pt" style:language-asian="en" style:country-asian="US" style:font-name-complex="Tahoma"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Gill Sans" fo:font-family="'Gill Sans'" style:font-family-generic="swiss"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style style:name="List" style:family="paragraph" style:parent-style-name="Text_20_body" style:class="list">
      <style:text-properties style:font-name="Palatino Linotype" fo:font-family="'Palatino Linotype'"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Palatino Linotype" fo:font-family="'Palatino Linotype'"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Palatino Linotype" fo:font-family="'Palatino Linotype'" style:font-family-generic="roman" style:font-size-asian="12pt" style:font-name-complex="Mangal" style:font-family-complex="Mangal"/>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564cm" fo:margin-bottom="0cm" style:contextual-spacing="false" fo:line-height="100%" fo:keep-together="always" fo:keep-with-next="always"/>
      <style:text-properties fo:color="#2f5496" loext:opacity="100%" style:font-name="Bahnschrift" fo:font-family="Bahnschrift" style:font-family-generic="roman" fo:font-size="16pt" style:font-name-asian="Tahoma" style:font-family-asian="Tahoma"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41cm" fo:margin-bottom="0cm" style:contextual-spacing="false" fo:line-height="100%" fo:keep-together="always" fo:keep-with-next="always"/>
      <style:text-properties fo:color="#404040" loext:opacity="100%" style:font-name="Bahnschrift" fo:font-family="Bahnschrift" style:font-family-generic="roman"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line-height="100%" fo:keep-together="always" fo:keep-with-next="always"/>
      <style:text-properties fo:color="#44546a" loext:opacity="100%" style:font-name="Bahnschrift" fo:font-family="Bahnschrift" style:font-family-generic="roman" fo:font-size="12pt" style:font-name-asian="Tahoma" style:font-family-asian="Tahoma"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71cm" fo:margin-bottom="0cm" style:contextual-spacing="false" fo:keep-together="always" fo:keep-with-next="always"/>
      <style:text-properties style:font-name="Bahnschrift" fo:font-family="Bahnschrift" style:font-family-generic="roman" fo:font-size="11pt" style:font-name-asian="Tahoma" style:font-family-asian="Tahoma" style:font-family-generic-asian="system" style:font-pitch-asian="variable" style:font-size-asian="11pt" style:font-name-complex="Tahoma" style:font-family-complex="Tahoma" style:font-family-generic-complex="system" style:font-pitch-complex="variable" style:font-size-complex="11pt"/>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71cm" fo:margin-bottom="0cm" style:contextual-spacing="false" fo:keep-together="always" fo:keep-with-next="always"/>
      <style:text-properties fo:color="#44546a" loext:opacity="100%" style:font-name="Bahnschrift" fo:font-family="Bahnschrift" style:font-family-generic="roman" fo:font-size="11pt" style:font-name-asian="Tahoma" style:font-family-asian="Tahoma" style:font-family-generic-asian="system" style:font-pitch-asian="variable" style:font-size-asian="11pt" style:font-name-complex="Tahoma" style:font-family-complex="Tahoma" style:font-family-generic-complex="system" style:font-pitch-complex="variable" style:font-size-complex="11pt"/>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44546a" loext:opacity="100%" style:font-name="Bahnschrift" fo:font-family="Bahnschrift" style:font-family-generic="roman" fo:font-size="10.5pt" fo:font-style="italic" style:font-name-asian="Tahoma" style:font-family-asian="Tahom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1f3864" loext:opacity="100%" style:font-name="Bahnschrift" fo:font-family="Bahnschrift" style:font-family-generic="roman" fo:font-size="10.5pt" fo:font-style="italic" style:font-name-asian="Tahoma" style:font-family-asian="Tahom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71cm" fo:margin-bottom="0cm" style:contextual-spacing="false" fo:keep-together="always" fo:keep-with-next="always"/>
      <style:text-properties fo:color="#44546a" loext:opacity="100%" style:font-name="Bahnschrift" fo:font-family="Bahnschrift" style:font-family-generic="roman" fo:font-weight="bold" style:font-name-asian="Tahoma" style:font-family-asian="Tahom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71cm" fo:margin-bottom="0cm" style:contextual-spacing="false" fo:keep-together="always" fo:keep-with-next="always"/>
      <style:text-properties fo:color="#44546a" loext:opacity="100%" style:font-name="Bahnschrift" fo:font-family="Bahnschrift" style:font-family-generic="roman" fo:font-style="italic" fo:font-weight="bold" style:font-name-asian="Tahoma" style:font-family-asian="Tahoma"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annotation_20_text" style:display-name="annotation text" style:family="paragraph" style:parent-style-name="Standard" loext:linked-style-name="Comment_20_Text_20_Char">
      <style:paragraph-properties fo:line-height="100%"/>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EndNote_20_Bibliography" style:display-name="EndNote Bibliography" style:family="paragraph" style:parent-style-name="Standard" loext:linked-style-name="EndNote_20_Bibliography_20_Char">
      <style:paragraph-properties fo:margin-top="0cm" fo:margin-bottom="0cm" style:contextual-spacing="false" fo:line-height="100%"/>
      <style:text-properties style:font-name="Calibri" fo:font-family="Calibri" style:font-family-generic="roman" fo:language="en" fo:country="US" style:font-name-asian="SimSun" style:font-family-asian="SimSun" style:font-family-generic-asian="system" style:font-pitch-asian="variable" style:font-name-complex="Calibri1" style:font-family-complex="Calibri" style:font-family-generic-complex="system" style:font-pitch-complex="variable"/>
    </style:style>
    <style:style style:name="EndNote_20_Bibliography_20_Title" style:display-name="EndNote Bibliography Title" style:family="paragraph" style:parent-style-name="Standard" loext:linked-style-name="EndNote_20_Bibliography_20_Title_20_Char">
      <style:paragraph-properties fo:margin-top="0cm" fo:margin-bottom="0cm" style:contextual-spacing="false" fo:line-height="106%" fo:text-align="center" style:justify-single-word="false"/>
      <style:text-properties style:font-name="Calibri" fo:font-family="Calibri" style:font-family-generic="roman" fo:language="en" fo:country="US" style:font-name-complex="Calibri1" style:font-family-complex="Calibri" style:font-family-generic-complex="system" style:font-pitch-complex="variable"/>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fo:font-size="12pt" style:font-size-asian="12pt" style:font-name-complex="Arial1" style:font-family-complex="Arial"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12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Table_20_Paragraph" style:display-name="Table Paragraph" style:family="paragraph" style:parent-style-name="Standard">
      <style:paragraph-properties fo:margin-left="0.21cm" fo:margin-right="0cm" fo:margin-top="0cm" fo:margin-bottom="0.101cm" style:contextual-spacing="false" fo:line-height="0.351cm" fo:orphans="0" fo:widows="0" fo:text-indent="0cm" style:auto-text-indent="false"/>
      <style:text-properties style:font-name="Calibri" fo:font-family="Calibri" style:font-family-generic="roman" fo:language="en" fo:country="US" style:font-name-asian="Calibri1" style:font-family-asian="Calibri" style:font-family-generic-asian="system" style:font-pitch-asian="variable" style:font-name-complex="Calibri1" style:font-family-complex="Calibri" style:font-family-generic-complex="system" style:font-pitch-complex="variable"/>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Footnote" style:family="paragraph" style:parent-style-name="Standard" loext:linked-style-name="Footnote_20_Text_20_Char" style:class="extra">
      <style:paragraph-properties fo:margin-top="0cm" fo:margin-bottom="0cm" style:contextual-spacing="false" fo:line-height="100%"/>
    </style:style>
    <style:style style:name="Bibliography" style:family="paragraph" style:parent-style-name="Standard" style:next-style-name="Standard">
      <style:paragraph-properties fo:margin-left="1.27cm" fo:margin-right="0cm" fo:margin-top="0cm" fo:margin-bottom="0cm" style:contextual-spacing="false" fo:line-height="200%" fo:text-indent="-1.27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caption" style:family="paragraph" style:parent-style-name="Standard" style:next-style-name="Standard">
      <style:paragraph-properties fo:line-height="100%"/>
      <style:text-properties fo:font-variant="small-caps" fo:color="#595959" loext:opacity="100%" fo:letter-spacing="0.011cm" fo:font-weight="bold" style:font-weight-asian="bold" style:font-weight-complex="bold"/>
    </style:style>
    <style:style style:name="Title" style:family="paragraph" style:parent-style-name="Standard" style:next-style-name="Standard" loext:linked-style-name="Title_20_Char" style:class="chapter">
      <style:paragraph-properties fo:margin-top="0cm" fo:margin-bottom="0cm" style:contextual-spacing="true" fo:line-height="100%"/>
      <style:text-properties fo:color="#4472c4" loext:opacity="100%" style:font-name="Bahnschrift" fo:font-family="Bahnschrift" style:font-family-generic="roman" fo:font-size="28pt" fo:letter-spacing="-0.018cm" style:font-name-asian="Tahoma" style:font-family-asian="Tahoma"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paragraph-properties fo:line-height="100%"/>
      <style:text-properties style:font-name="Bahnschrift" fo:font-family="Bahnschrift" style:font-family-generic="roman" fo:font-size="12pt" style:font-name-asian="Tahoma" style:font-family-asian="Tahoma" style:font-family-generic-asian="system" style:font-pitch-asian="variable" style:font-size-asian="12pt" style:font-name-complex="Tahoma" style:font-family-complex="Tahoma" style:font-family-generic-complex="system" style:font-pitch-complex="variable" style:font-size-complex="12pt"/>
    </style:style>
    <style:style style:name="Quote" style:family="paragraph" style:parent-style-name="Standard" style:next-style-name="Standard" loext:linked-style-name="Quote_20_Char">
      <style:paragraph-properties fo:margin-left="1.27cm" fo:margin-right="1.27cm" fo:margin-top="0.282cm" fo:margin-bottom="0.212cm" style:contextual-spacing="false" fo:text-indent="0cm" style:auto-text-indent="false"/>
      <style:text-properties fo:color="#404040" loext:opacity="100%" fo:font-style="italic" style:font-style-asian="italic" style:font-style-complex="italic"/>
    </style:style>
    <style:style style:name="Intense_20_Quote" style:display-name="Intense Quote" style:family="paragraph" style:parent-style-name="Standard" style:next-style-name="Standard" loext:linked-style-name="Intense_20_Quote_20_Char">
      <style:paragraph-properties fo:margin-left="2.159cm" fo:margin-right="2.159cm" fo:margin-top="0.494cm" fo:margin-bottom="0.212cm" style:contextual-spacing="false" fo:line-height="125%" fo:text-indent="0cm" style:auto-text-indent="false" fo:padding-left="0.423cm" fo:padding-right="0cm" fo:padding-top="0cm" fo:padding-bottom="0cm" fo:border-left="2.24pt solid #4472c4" fo:border-right="none" fo:border-top="none" fo:border-bottom="none"/>
      <style:text-properties fo:color="#4472c4" loext:opacity="100%" style:font-name="Bahnschrift" fo:font-family="Bahnschrift" style:font-family-generic="roman"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code" style:family="paragraph" style:parent-style-name="Standard" loext:linked-style-name="code_20_Char">
      <style:text-properties style:font-name="Roboto Mono" fo:font-family="'Roboto Mono'" style:font-family-generic="roman" fo:font-size="8pt" style:font-size-asian="8pt"/>
    </style:style>
    <style:style style:name="Code" style:family="paragraph" style:parent-style-name="code" loext:linked-style-name="Code_20_Char"/>
    <style:style style:name="Table_20_Contents" style:display-name="Table Contents" style:family="paragraph" style:parent-style-name="Standard" style:class="extra">
      <style:paragraph-properties fo:orphans="0" fo:widows="0" text:number-lines="false" text:line-number="0"/>
    </style:style>
    <style:style style:name="table_20_content" style:display-name="table content" style:family="paragraph" style:parent-style-name="Standard">
      <style:paragraph-properties fo:margin-top="0cm" fo:margin-bottom="0.049cm" style:contextual-spacing="false"/>
      <style:text-properties style:font-name="BellCentennial LT Address1" fo:font-family="'BellCentennial LT Address'"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Bahnschrift" fo:font-family="Bahnschrift" style:font-family-generic="roman" fo:font-size="16pt" style:font-name-asian="Tahoma" style:font-family-asian="Tahoma"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404040" loext:opacity="100%" style:font-name="Bahnschrift" fo:font-family="Bahnschrift" style:font-family-generic="roman"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EndNote_20_Bibliography_20_Char" style:display-name="EndNote Bibliography Char" style:family="text" style:parent-style-name="Default_20_Paragraph_20_Font" loext:linked-style-name="EndNote_20_Bibliography">
      <style:text-properties style:font-name="Calibri" fo:font-family="Calibri" style:font-family-generic="roman" fo:language="en" fo:country="US" style:font-name-asian="SimSun" style:font-family-asian="SimSun" style:font-family-generic-asian="system" style:font-pitch-asian="variable" style:font-name-complex="Calibri1" style:font-family-complex="Calibri" style:font-family-generic-complex="system" style:font-pitch-complex="variable"/>
    </style:style>
    <style:style style:name="EndNote_20_Bibliography_20_Title_20_Char" style:display-name="EndNote Bibliography Title Char" style:family="text" style:parent-style-name="Default_20_Paragraph_20_Font" loext:linked-style-name="EndNote_20_Bibliography_20_Title">
      <style:text-properties style:font-name="Calibri" fo:font-family="Calibri" style:font-family-generic="roman" fo:language="en" fo:country="US" style:font-name-complex="Calibri1" style:font-family-complex="Calibri" style:font-family-generic-complex="system" style:font-pitch-complex="variable"/>
    </style:style>
    <style:style style:name="Heading_20_3_20_Char" style:display-name="Heading 3 Char" style:family="text" style:parent-style-name="Default_20_Paragraph_20_Font" loext:linked-style-name="Heading_20_3">
      <style:text-properties fo:color="#44546a" loext:opacity="100%" style:font-name="Bahnschrift" fo:font-family="Bahnschrift" style:font-family-generic="roman" fo:font-size="12pt" style:font-name-asian="Tahoma" style:font-family-asian="Tahoma" style:font-family-generic-asian="system" style:font-pitch-asian="variable" style:font-size-asian="12pt" style:font-name-complex="Tahoma" style:font-family-complex="Tahoma"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style:font-name="Bahnschrift" fo:font-family="Bahnschrift" style:font-family-generic="roman" fo:font-size="11pt" style:font-name-asian="Tahoma" style:font-family-asian="Tahoma" style:font-family-generic-asian="system" style:font-pitch-asian="variable" style:font-size-asian="11pt" style:font-name-complex="Tahoma" style:font-family-complex="Tahoma" style:font-family-generic-complex="system" style:font-pitch-complex="variable" style:font-size-complex="11pt"/>
    </style:style>
    <style:style style:name="Heading_20_5_20_Char" style:display-name="Heading 5 Char" style:family="text" style:parent-style-name="Default_20_Paragraph_20_Font" loext:linked-style-name="Heading_20_5">
      <style:text-properties fo:color="#44546a" loext:opacity="100%" style:font-name="Bahnschrift" fo:font-family="Bahnschrift" style:font-family-generic="roman" fo:font-size="11pt" style:font-name-asian="Tahoma" style:font-family-asian="Tahoma" style:font-family-generic-asian="system" style:font-pitch-asian="variable" style:font-size-asian="11pt" style:font-name-complex="Tahoma" style:font-family-complex="Tahoma" style:font-family-generic-complex="system" style:font-pitch-complex="variable" style:font-size-complex="11pt"/>
    </style:style>
    <style:style style:name="Placeholder_20_Text" style:display-name="Placeholder Text" style:family="text" style:parent-style-name="Default_20_Paragraph_20_Font">
      <style:text-properties fo:color="#808080" loext:opacity="100%"/>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Body_20_Text_20_Char" style:display-name="Body Text Char" style:family="text" style:parent-style-name="Default_20_Paragraph_20_Font"/>
    <style:style style:name="Balloon_20_Text_20_Char" style:display-name="Balloon Text Char" style:family="text" style:parent-style-name="Default_20_Paragraph_20_Font" loext:linked-style-name="Balloon_20_Text">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Unresolved_20_Mention2" style:display-name="Unresolved Mention2" style:family="text" style:parent-style-name="Default_20_Paragraph_20_Font">
      <style:text-properties fo:color="#605e5c" loext:opacity="100%" fo:background-color="#e1dfdd"/>
    </style:style>
    <style:style style:name="Unresolved_20_Mention3" style:display-name="Unresolved Mention3" style:family="text" style:parent-style-name="Default_20_Paragraph_20_Font">
      <style:text-properties fo:color="#605e5c" loext:opacity="100%" fo:background-color="#e1dfdd"/>
    </style:style>
    <style:style style:name="Unresolved_20_Mention4" style:display-name="Unresolved Mention4" style:family="text" style:parent-style-name="Default_20_Paragraph_20_Font">
      <style:text-properties fo:color="#605e5c" loext:opacity="100%" fo:background-color="#e1dfdd"/>
    </style:style>
    <style:style style:name="Heading_20_6_20_Char" style:display-name="Heading 6 Char" style:family="text" style:parent-style-name="Default_20_Paragraph_20_Font" loext:linked-style-name="Heading_20_6">
      <style:text-properties fo:color="#44546a" loext:opacity="100%" style:font-name="Bahnschrift" fo:font-family="Bahnschrift" style:font-family-generic="roman" fo:font-size="10.5pt" fo:font-style="italic" style:font-name-asian="Tahoma" style:font-family-asian="Tahom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Unresolved_20_Mention" style:display-name="Unresolved Mention" style:family="text" style:parent-style-name="Default_20_Paragraph_20_Font">
      <style:text-properties fo:color="#605e5c" loext:opacity="100%" fo:background-color="#e1dfdd"/>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loext:linked-style-name="Heading_20_7">
      <style:text-properties fo:color="#1f3864" loext:opacity="100%" style:font-name="Bahnschrift" fo:font-family="Bahnschrift" style:font-family-generic="roman" fo:font-size="10.5pt" fo:font-style="italic" style:font-name-asian="Tahoma" style:font-family-asian="Tahom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Heading_20_8_20_Char" style:display-name="Heading 8 Char" style:family="text" style:parent-style-name="Default_20_Paragraph_20_Font" loext:linked-style-name="Heading_20_8">
      <style:text-properties fo:color="#44546a" loext:opacity="100%" style:font-name="Bahnschrift" fo:font-family="Bahnschrift" style:font-family-generic="roman" fo:font-weight="bold" style:font-name-asian="Tahoma" style:font-family-asian="Tahom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9_20_Char" style:display-name="Heading 9 Char" style:family="text" style:parent-style-name="Default_20_Paragraph_20_Font" loext:linked-style-name="Heading_20_9">
      <style:text-properties fo:color="#44546a" loext:opacity="100%" style:font-name="Bahnschrift" fo:font-family="Bahnschrift" style:font-family-generic="roman" fo:font-style="italic" fo:font-weight="bold" style:font-name-asian="Tahoma" style:font-family-asian="Tahoma"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Title_20_Char" style:display-name="Title Char" style:family="text" style:parent-style-name="Default_20_Paragraph_20_Font" loext:linked-style-name="Title">
      <style:text-properties fo:color="#4472c4" loext:opacity="100%" style:font-name="Bahnschrift" fo:font-family="Bahnschrift" style:font-family-generic="roman" fo:font-size="28pt" fo:letter-spacing="-0.018cm" style:font-name-asian="Tahoma" style:font-family-asian="Tahoma"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style:font-name="Bahnschrift" fo:font-family="Bahnschrift" style:font-family-generic="roman" fo:font-size="12pt" style:font-name-asian="Tahoma" style:font-family-asian="Tahoma" style:font-family-generic-asian="system" style:font-pitch-asian="variable" style:font-size-asian="12pt" style:font-name-complex="Tahoma" style:font-family-complex="Tahoma" style:font-family-generic-complex="system" style:font-pitch-complex="variable" style:font-size-complex="12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472c4" loext:opacity="100%" style:font-name="Bahnschrift" fo:font-family="Bahnschrift" style:font-family-generic="roman"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code_20_Char" style:display-name="code Char" style:family="text" style:parent-style-name="Default_20_Paragraph_20_Font" loext:linked-style-name="code">
      <style:text-properties style:font-name="Roboto Mono" fo:font-family="'Roboto Mono'" style:font-family-generic="roman" fo:font-size="8pt" style:font-size-asian="8pt"/>
    </style:style>
    <style:style style:name="Code_20_Char" style:display-name="Code Char" style:family="text" style:parent-style-name="code_20_Char" loext:linked-style-name="Code">
      <style:text-properties style:font-name="Roboto Mono" fo:font-family="'Roboto Mono'" style:font-family-generic="roman" fo:font-size="8pt" style:font-size-asian="8pt"/>
    </style:style>
    <style:style style:name="ListLabel_20_1" style:display-name="ListLabel 1" style:family="text">
      <style:text-properties style:use-window-font-color="true" loext:opacity="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fo:font-family="Calibri" style:font-family-generic="roman" fo:font-size="14pt" fo:language="en" fo:country="US" fo:font-weight="bold" style:font-name-asian="Calibri1" style:font-family-asian="Calibri" style:font-family-generic-asian="system" style:font-pitch-asian="variable" style:font-size-asian="14pt" style:language-asian="en" style:country-asian="US" style:font-weight-asian="bold" style:font-name-complex="Calibri1" style:font-family-complex="Calibri" style:font-family-generic-complex="system" style:font-pitch-complex="variable" style:font-size-complex="14pt" style:language-complex="ar" style:country-complex="SA" style:font-weight-complex="bold" style:text-scale="113%"/>
    </style:style>
    <style:style style:name="ListLabel_20_38" style:display-name="ListLabel 38" style:family="text">
      <style:text-properties style:font-name="Calibri" fo:font-family="Calibri" style:font-family-generic="roman" fo:font-size="12pt" fo:language="en" fo:country="US" fo:font-weight="bold" style:font-name-asian="Calibri1" style:font-family-asian="Calibri" style:font-family-generic-asian="system" style:font-pitch-asian="variable" style:font-size-asian="12pt" style:language-asian="en" style:country-asian="US" style:font-weight-asian="bold" style:font-name-complex="Calibri1" style:font-family-complex="Calibri" style:font-family-generic-complex="system" style:font-pitch-complex="variable" style:font-size-complex="12pt" style:language-complex="ar" style:country-complex="SA" style:font-weight-complex="bold" style:text-scale="111%"/>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Palatino Linotype1" style:font-family-asian="'Palatino Linotype'" style:font-family-generic-asian="system" style:font-pitch-asian="variable" style:font-name-complex="Tahoma" style:font-family-complex="Tahoma"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Palatino Linotype" fo:font-family="'Palatino Linotype'" style:font-family-generic="roman" style:font-name-asian="Tahoma" style:font-family-asian="Tahoma" style:font-family-generic-asian="system" style:font-pitch-asian="variable" style:font-name-complex="Tahoma" style:font-family-complex="Tahoma" style:font-family-generic-complex="system" style:font-pitch-complex="variable"/>
    </style:style>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text-properties style:font-name="Palatino Linotype" fo:font-family="'Palatino Linotype'" style:font-family-generic="roman" style:font-name-asian="Tahoma" style:font-family-asian="Tahoma" style:font-family-generic-asian="system" style:font-pitch-asian="variable" style:font-name-complex="Tahoma" style:font-family-complex="Tahoma" style:font-family-generic-complex="system" style:font-pitch-complex="variable"/>
    </style:style>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Palatino Linotype" fo:font-family="'Palatino Linotype'" style:font-family-generic="roman" style:font-name-asian="Tahoma" style:font-family-asian="Tahoma" style:font-family-generic-asian="system" style:font-pitch-asian="variable" style:font-name-complex="Tahoma" style:font-family-complex="Tahoma" style:font-family-generic-complex="system" style:font-pitch-complex="variable"/>
    </style:style>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855cm" fo:margin-left="1.065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1.081cm" fo:margin-left="1.291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1.081cm" fo:margin-left="3.04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1.081cm" fo:margin-left="4.777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1.081cm" fo:margin-left="6.514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1.081cm" fo:margin-left="8.25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1.081cm" fo:margin-left="9.987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1.081cm" fo:margin-left="11.723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1.081cm" fo:margin-left="13.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0" style:num-suffix=".0"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176"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177"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178"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179"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180" loext:num-list-format="%1%.%2%.%3%.%4%.%5%.%6%.%7%.%8%.%9%" style:num-format="1" text:display-levels="9">
        <style:list-level-properties text:list-level-position-and-space-mode="label-alignment">
          <style:list-level-label-alignment text:label-followed-by="listtab" fo:text-indent="-2.54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8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lliott Johnson</meta:initial-creator>
    <dc:creator>Graham Stark</dc:creator>
    <meta:editing-cycles>74</meta:editing-cycles>
    <meta:creation-date>2023-11-13T23:40:00</meta:creation-date>
    <dc:date>2023-11-16T18:59:39.488115684</dc:date>
    <meta:editing-duration>P1DT12H13M36S</meta:editing-duration>
    <meta:generator>LibreOffice/7.3.7.2$Linux_X86_64 LibreOffice_project/30$Build-2</meta:generator>
    <meta:document-statistic meta:table-count="1" meta:image-count="0" meta:object-count="25" meta:page-count="18" meta:paragraph-count="260" meta:word-count="7824" meta:character-count="52616" meta:non-whitespace-character-count="45088"/>
    <meta:user-defined meta:name="AppVersion">16.0000</meta:user-defined>
    <meta:user-defined meta:name="ZOTERO_PREF_1">&lt;data data-version="3" zotero-version="6.0.27"&gt;&lt;session id="mTPVw8vO"/&gt;&lt;style id="http://www.zotero.org/styles/apa" locale="en-US" hasBibliography="1" bibliographyStyleHasBeenSet="1"/&gt;&lt;prefs&gt;&lt;pref name="fieldType" value="Field"/&gt;&lt;pref name="dontAskDelayCi</meta:user-defined>
    <meta:user-defined meta:name="ZOTERO_PREF_2">tationUpdates" value="true"/&gt;&lt;/prefs&gt;&lt;/data&gt;</meta:user-defined>
    <meta:template xlink:type="simple" xlink:actuate="onRequest" xlink:title="Normal.dotm" xlink:href=""/>
  </office:meta>
</office:document-meta>
</file>

<file path=Object 1/content.xml><?xml version="1.0" encoding="utf-8"?>
<math xmlns="http://www.w3.org/1998/Math/MathML" display="block">
  <semantics>
    <mrow>
      <mrow>
        <msub>
          <mi>h</mi>
          <mrow/>
        </msub>
        <mo stretchy="false">=</mo>
        <mi>β</mi>
      </mrow>
      <mi>'</mi>
      <mrow>
        <mover accent="true">
          <msub>
            <mi mathvariant="italic">Income</mi>
            <mover accent="true">
              <mi>i</mi>
              <mo stretchy="false">˙</mo>
            </mover>
          </msub>
          <mo>¯</mo>
        </mover>
        <mo stretchy="false">+</mo>
        <msup>
          <mi>γ</mi>
          <mi>'</mi>
        </msup>
      </mrow>
      <mrow/>
    </mrow>
    <annotation encoding="StarMath 5.0">{h} rsub {it} = β ' overline {{Income} rsub {dot {i}}} + {γ} ^ {'} ( {Income} rsub {it} -   overline {{Income} rsub {dot {i}} )} +  {{δ} ^ {'} h} rsub {it - 1} +  η ' {c} rsub {i} +( {u} rsub {i} + {e} rsub {it} )</annotation>
  </semantics>
</math>
</file>

<file path=Object 10/content.xml><?xml version="1.0" encoding="utf-8"?>
<math xmlns="http://www.w3.org/1998/Math/MathML" display="block">
  <semantics>
    <mi>t</mi>
    <annotation encoding="StarMath 5.0">t</annotation>
  </semantics>
</math>
</file>

<file path=Object 11/content.xml><?xml version="1.0" encoding="utf-8"?>
<math xmlns="http://www.w3.org/1998/Math/MathML" display="block">
  <semantics>
    <mi>β</mi>
    <annotation encoding="StarMath 5.0">β</annotation>
  </semantics>
</math>
</file>

<file path=Object 12/content.xml><?xml version="1.0" encoding="utf-8"?>
<math xmlns="http://www.w3.org/1998/Math/MathML" display="block">
  <semantics>
    <mi>γ</mi>
    <annotation encoding="StarMath 5.0">γ</annotation>
  </semantics>
</math>
</file>

<file path=Object 13/content.xml><?xml version="1.0" encoding="utf-8"?>
<math xmlns="http://www.w3.org/1998/Math/MathML" display="block">
  <semantics>
    <msub>
      <mi>h</mi>
      <mrow>
        <mrow/>
        <mo stretchy="false">−</mo>
        <mn>1</mn>
      </mrow>
    </msub>
    <annotation encoding="StarMath 5.0">{h} rsub {it-1}</annotation>
  </semantics>
</math>
</file>

<file path=Object 14/content.xml><?xml version="1.0" encoding="utf-8"?>
<math xmlns="http://www.w3.org/1998/Math/MathML" display="block">
  <semantics>
    <msub>
      <mi>c</mi>
      <mi>i</mi>
    </msub>
    <annotation encoding="StarMath 5.0">{c} rsub {i}</annotation>
  </semantics>
</math>
</file>

<file path=Object 15/content.xml><?xml version="1.0" encoding="utf-8"?>
<math xmlns="http://www.w3.org/1998/Math/MathML" display="block">
  <semantics>
    <msub>
      <mi>h</mi>
      <mrow>
        <mi>i</mi>
        <mn>1</mn>
      </mrow>
    </msub>
    <annotation encoding="StarMath 5.0">{h} rsub {i1}</annotation>
  </semantics>
</math>
</file>

<file path=Object 16/content.xml><?xml version="1.0" encoding="utf-8"?>
<math xmlns="http://www.w3.org/1998/Math/MathML" display="block">
  <semantics>
    <mi>δ</mi>
    <annotation encoding="StarMath 5.0">δ</annotation>
  </semantics>
</math>
</file>

<file path=Object 17/content.xml><?xml version="1.0" encoding="utf-8"?>
<math xmlns="http://www.w3.org/1998/Math/MathML" display="block">
  <semantics>
    <mi>η</mi>
    <annotation encoding="StarMath 5.0">η</annotation>
  </semantics>
</math>
</file>

<file path=Object 18/content.xml><?xml version="1.0" encoding="utf-8"?>
<math xmlns="http://www.w3.org/1998/Math/MathML" display="block">
  <semantics>
    <msub>
      <mi>u</mi>
      <mi>i</mi>
    </msub>
    <annotation encoding="StarMath 5.0">{u} rsub {i}</annotation>
  </semantics>
</math>
</file>

<file path=Object 19/content.xml><?xml version="1.0" encoding="utf-8"?>
<math xmlns="http://www.w3.org/1998/Math/MathML" display="block">
  <semantics>
    <msub>
      <mi>e</mi>
      <mrow/>
    </msub>
    <annotation encoding="StarMath 5.0">{e} rsub {it}</annotation>
  </semantics>
</math>
</file>

<file path=Object 2/content.xml><?xml version="1.0" encoding="utf-8"?>
<math xmlns="http://www.w3.org/1998/Math/MathML" display="block">
  <semantics>
    <msub>
      <mi>h</mi>
      <mrow/>
    </msub>
    <annotation encoding="StarMath 5.0">{h} rsub {it}</annotation>
  </semantics>
</math>
</file>

<file path=Object 20/content.xml><?xml version="1.0" encoding="utf-8"?>
<math xmlns="http://www.w3.org/1998/Math/MathML" display="block"/>
</file>

<file path=Object 21/content.xml><?xml version="1.0" encoding="utf-8"?>
<math xmlns="http://www.w3.org/1998/Math/MathML" display="block">
  <semantics>
    <mrow>
      <mi>ln</mi>
      <mi>⁡</mi>
      <mrow>
        <mrow>
          <mo fence="true" form="prefix" stretchy="false">(</mo>
          <mrow>
            <mrow>
              <mfrac>
                <mrow>
                  <mi>P</mi>
                  <mrow>
                    <mo fence="true" form="prefix" stretchy="false">(</mo>
                    <mrow>
                      <mrow>
                        <mrow>
                          <msub>
                            <mi>h</mi>
                            <mrow/>
                          </msub>
                          <mo stretchy="false">=</mo>
                          <mrow>
                            <mn>1</mn>
                            <mo stretchy="false">∨</mo>
                            <msub>
                              <mi>x</mi>
                              <mrow/>
                            </msub>
                          </mrow>
                        </mrow>
                        <mi>,</mi>
                        <msub>
                          <mi>u</mi>
                          <mrow/>
                        </msub>
                      </mrow>
                    </mrow>
                    <mo fence="true" form="postfix" stretchy="false">)</mo>
                  </mrow>
                </mrow>
                <mrow>
                  <mi>P</mi>
                  <mrow>
                    <mo fence="true" form="prefix" stretchy="false">(</mo>
                    <mrow>
                      <mrow>
                        <mrow>
                          <msub>
                            <mi>h</mi>
                            <mrow/>
                          </msub>
                          <mo stretchy="false">=</mo>
                          <mrow>
                            <mn>0</mn>
                            <mo stretchy="false">∨</mo>
                            <msub>
                              <mi>x</mi>
                              <mrow/>
                            </msub>
                          </mrow>
                        </mrow>
                        <mi>,</mi>
                        <msub>
                          <mi>u</mi>
                          <mrow/>
                        </msub>
                      </mrow>
                    </mrow>
                    <mo fence="true" form="postfix" stretchy="false">)</mo>
                  </mrow>
                </mrow>
              </mfrac>
              <mo stretchy="false">=</mo>
              <mn>1</mn>
            </mrow>
          </mrow>
          <mo fence="true" form="postfix" stretchy="false">)</mo>
        </mrow>
        <mo stretchy="false">=</mo>
        <mrow>
          <msub>
            <mi>α</mi>
            <mi>i</mi>
          </msub>
          <mo stretchy="false">+</mo>
          <mrow>
            <munderover>
              <mo stretchy="false">∑</mo>
              <mrow>
                <mi>i</mi>
                <mo stretchy="false">=</mo>
                <mn>1</mn>
              </mrow>
              <msub>
                <mi>n</mi>
                <mi>i</mi>
              </msub>
            </munderover>
            <mrow>
              <msub>
                <mi>β</mi>
                <mn>1</mn>
              </msub>
              <msub>
                <mi>x</mi>
                <mrow/>
              </msub>
            </mrow>
          </mrow>
          <mo stretchy="false">+</mo>
          <msub>
            <mi>u</mi>
            <mrow/>
          </msub>
        </mrow>
      </mrow>
    </mrow>
    <annotation encoding="StarMath 5.0">ln⁡ ( {P( {h} rsub {it} =1| {x} rsub {it} , {u} rsub {it} )} over {P( {h} rsub {it} =0| {x} rsub {it} , {u} rsub {it} )} =1)= {α} rsub {i} + sum from {i=1} to {{n} rsub {i}} {{β} rsub {1} {x} rsub {it}} +   {u} rsub {it}</annotation>
  </semantics>
</math>
</file>

<file path=Object 22/content.xml><?xml version="1.0" encoding="utf-8"?>
<math xmlns="http://www.w3.org/1998/Math/MathML" display="block">
  <semantics>
    <msub>
      <mi>h</mi>
      <mrow/>
    </msub>
    <annotation encoding="StarMath 5.0">{h} rsub {it}</annotation>
  </semantics>
</math>
</file>

<file path=Object 23/content.xml><?xml version="1.0" encoding="utf-8"?>
<math xmlns="http://www.w3.org/1998/Math/MathML" display="block">
  <semantics>
    <msub>
      <mi>α</mi>
      <mi>i</mi>
    </msub>
    <annotation encoding="StarMath 5.0">{α} rsub {i}</annotation>
  </semantics>
</math>
</file>

<file path=Object 24/content.xml><?xml version="1.0" encoding="utf-8"?>
<math xmlns="http://www.w3.org/1998/Math/MathML" display="block">
  <semantics>
    <msub>
      <mi>β</mi>
      <mn>1</mn>
    </msub>
    <annotation encoding="StarMath 5.0">{β} rsub {1}</annotation>
  </semantics>
</math>
</file>

<file path=Object 25/content.xml><?xml version="1.0" encoding="utf-8"?>
<math xmlns="http://www.w3.org/1998/Math/MathML" display="block">
  <semantics>
    <msub>
      <mi>u</mi>
      <mrow/>
    </msub>
    <annotation encoding="StarMath 5.0">{u} rsub {it}</annotation>
  </semantics>
</math>
</file>

<file path=Object 3/content.xml><?xml version="1.0" encoding="utf-8"?>
<math xmlns="http://www.w3.org/1998/Math/MathML" display="block">
  <semantics>
    <mi>i</mi>
    <annotation encoding="StarMath 5.0">i</annotation>
  </semantics>
</math>
</file>

<file path=Object 4/content.xml><?xml version="1.0" encoding="utf-8"?>
<math xmlns="http://www.w3.org/1998/Math/MathML" display="block">
  <semantics>
    <mi>t</mi>
    <annotation encoding="StarMath 5.0">t</annotation>
  </semantics>
</math>
</file>

<file path=Object 5/content.xml><?xml version="1.0" encoding="utf-8"?>
<math xmlns="http://www.w3.org/1998/Math/MathML" display="block">
  <semantics>
    <msub>
      <mi>x</mi>
      <mrow/>
    </msub>
    <annotation encoding="StarMath 5.0">{x} rsub {it}</annotation>
  </semantics>
</math>
</file>

<file path=Object 6/content.xml><?xml version="1.0" encoding="utf-8"?>
<math xmlns="http://www.w3.org/1998/Math/MathML" display="block">
  <semantics>
    <msub>
      <mover accent="true">
        <mi>x</mi>
        <mo>¯</mo>
      </mover>
      <mi>i</mi>
    </msub>
    <annotation encoding="StarMath 5.0">{overline {x}} rsub {i}</annotation>
  </semantics>
</math>
</file>

<file path=Object 7/content.xml><?xml version="1.0" encoding="utf-8"?>
<math xmlns="http://www.w3.org/1998/Math/MathML" display="block">
  <semantics>
    <mi>i</mi>
    <annotation encoding="StarMath 5.0">i</annotation>
  </semantics>
</math>
</file>

<file path=Object 8/content.xml><?xml version="1.0" encoding="utf-8"?>
<math xmlns="http://www.w3.org/1998/Math/MathML" display="block">
  <semantics>
    <mrow>
      <mrow>
        <msub>
          <mi>x</mi>
          <mrow/>
        </msub>
        <mo stretchy="false">−</mo>
        <msub>
          <mover accent="true">
            <mi>x</mi>
            <mo>¯</mo>
          </mover>
          <mi>i</mi>
        </msub>
      </mrow>
      <mrow/>
    </mrow>
    <annotation encoding="StarMath 5.0">{x} rsub {it} -  {overline {x}} rsub {i} )</annotation>
  </semantics>
</math>
</file>

<file path=Object 9/content.xml><?xml version="1.0" encoding="utf-8"?>
<math xmlns="http://www.w3.org/1998/Math/MathML" display="block">
  <semantics>
    <mi>i</mi>
    <annotation encoding="StarMath 5.0">i</annotation>
  </semantics>
</math>
</file>